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TablePreview1.svm" manifest:media-type=""/>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pitch="variable"/>
    <style:font-face style:name="Arial Unicode MS1" svg:font-family="'Arial Unicode MS'"/>
    <style:font-face style:name="Arial1" svg:font-family="Arial" style:font-pitch="variable"/>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Bengali UI" svg:font-family="'Noto Sans Bengali UI'" style:font-family-generic="system" style:font-pitch="variable"/>
    <style:font-face style:name="Noto Sans Bengali UI1" svg:font-family="'Noto Sans Bengali UI'"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ystem" style:font-pitch="variable"/>
    <style:font-face style:name="Open Sans ExtraBold" svg:font-family="'Open Sans ExtraBold'" style:font-pitch="variable"/>
    <style:font-face style:name="Open Sans ExtraBold1" svg:font-family="'Open Sans ExtraBol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style>
    <style:style style:name="gr3" style:family="graphic" style:parent-style-name="standard">
      <style:graphic-properties draw:stroke="solid" svg:stroke-width="0.05cm" svg:stroke-color="#74b531" draw:stroke-linejoin="round" draw:fill="none" loext:fill-use-slide-background="false" draw:textarea-horizontal-align="justify" draw:textarea-vertical-align="middle" draw:auto-grow-height="false" draw:fit-to-size="false" style:shrink-to-fit="false" fo:padding-top="-0.125cm" fo:padding-bottom="-0.125cm" fo:padding-left="0.25cm" fo:padding-right="0.25cm" fo:wrap-option="wrap"/>
    </style:style>
    <style:style style:name="gr4" style:family="graphic" style:parent-style-name="standard" style:list-style-name="L4">
      <style:graphic-properties draw:stroke="none" svg:stroke-width="0.05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graphic-properties draw:stroke="none" svg:stroke-width="0.035cm" draw:fill="solid" draw:fill-color="#111111"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list-style-name="L4">
      <style:graphic-properties draw:stroke="none" svg:stroke-width="0.05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4">
      <style:graphic-properties draw:stroke="none" svg:stroke-width="0.05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035cm" draw:fill="solid" draw:fill-color="#9ecf6c" draw:opacity="41%" draw:textarea-horizontal-align="justify" draw:textarea-vertical-align="middle" draw:auto-grow-height="fals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style>
    <style:style style:name="gr9" style:family="graphic" style:parent-style-name="standard" style:list-style-name="L4">
      <style:graphic-properties draw:stroke="none" svg:stroke-width="0.05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0" style:family="graphic">
      <style:graphic-properties style:writing-mode="lr-tb"/>
    </style:style>
    <style:style style:name="gr11" style:family="graphic" style:parent-style-name="standard">
      <style:graphic-properties draw:stroke="none" svg:stroke-width="0.035cm" draw:fill="solid" draw:fill-color="#4f81bd" loext:fill-theme-color="accent1"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solid" svg:stroke-width="0.141cm" svg:stroke-color="#62b7e8" draw:stroke-linejoin="miter"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none" svg:stroke-width="0.035cm" draw:fill="solid" draw:fill-color="#9bbb59" loext:fill-theme-color="accent3"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solid" svg:stroke-width="0.141cm" svg:stroke-color="#285d8d" draw:stroke-linejoin="miter"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none" svg:stroke-width="0.035cm" draw:fill="solid" draw:fill-color="#8064a2" loext:fill-theme-color="accent4"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solid" svg:stroke-width="0.141cm" svg:stroke-color="#134070" draw:stroke-linejoin="miter"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gr17" style:family="graphic" style:parent-style-name="standard">
      <style:graphic-properties draw:stroke="none" svg:stroke-width="0.035cm" draw:fill="solid" draw:fill-color="#c0504d" loext:fill-theme-color="accent2"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gr18" style:family="graphic" style:parent-style-name="standard">
      <style:graphic-properties draw:stroke="solid" svg:stroke-width="0.141cm" svg:stroke-color="#4185b5" draw:stroke-linejoin="miter"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gr19"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graphic-properties draw:stroke="none" svg:stroke-width="0.035cm"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style>
    <style:style style:name="gr22" style:family="graphic" style:parent-style-name="standard">
      <style:graphic-properties draw:stroke="none" svg:stroke-width="0.035cm"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none" svg:stroke-width="0.035cm"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gr2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middle" draw:auto-grow-height="false" draw:fit-to-size="false" style:shrink-to-fit="false" fo:min-height="2.63cm" fo:padding-top="0cm" fo:padding-bottom="0cm" fo:padding-left="0cm" fo:padding-right="0cm" fo:wrap-option="wrap"/>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middle" draw:auto-grow-height="false" draw:fit-to-size="false" style:shrink-to-fit="false" fo:min-height="9.136cm" fo:padding-top="0cm" fo:padding-bottom="0cm" fo:padding-left="0cm" fo:padding-right="0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Title_2c__20_Content-title">
      <style:graphic-properties draw:stroke="none" svg:stroke-width="0cm" draw:fill="none" loext:fill-use-slide-background="false" draw:textarea-horizontal-align="justify" draw:textarea-vertical-align="middle" draw:auto-grow-height="false" draw:fit-to-size="false" style:shrink-to-fit="false" fo:min-height="2.63cm" fo:padding-top="0cm" fo:padding-bottom="0cm" fo:padding-left="0cm" fo:padding-right="0cm" fo:wrap-option="wrap"/>
      <style:paragraph-properties style:writing-mode="lr-tb"/>
    </style:style>
    <style:style style:name="pr5" style:family="presentation" style:parent-style-name="Title_2c__20_Content-outline1">
      <style:graphic-properties draw:stroke="none" svg:stroke-width="0cm" draw:fill="none" loext:fill-use-slide-background="false" draw:textarea-horizontal-align="justify" draw:textarea-vertical-align="top" draw:auto-grow-height="false" draw:fit-to-size="false" style:shrink-to-fit="true" fo:min-height="8.885cm" fo:padding-top="0cm" fo:padding-bottom="0cm" fo:padding-left="0cm" fo:padding-right="0cm" fo:wrap-option="wrap"/>
      <style:paragraph-properties style:writing-mode="lr-tb"/>
    </style:style>
    <style:style style:name="pr6" style:family="presentation" style:parent-style-name="Title_2c__20_Content-notes">
      <style:graphic-properties draw:fill-color="#ffffff" fo:min-height="12.572cm"/>
      <style:paragraph-properties style:writing-mode="lr-tb"/>
    </style:style>
    <style:style style:name="pr7" style:family="presentation" style:parent-style-name="Default-title">
      <style:graphic-properties draw:stroke="none" svg:stroke-width="0cm" draw:fill="none" loext:fill-use-slide-background="false" draw:textarea-horizontal-align="justify" draw:textarea-vertical-align="middle" draw:auto-grow-height="false" draw:fit-to-size="false" style:shrink-to-fit="false" fo:min-height="2.63cm" fo:padding-top="0cm" fo:padding-bottom="0cm" fo:padding-left="0cm" fo:padding-right="0cm" fo:wrap-option="wrap"/>
      <style:paragraph-properties style:writing-mode="lr-tb"/>
    </style:style>
    <style:style style:name="pr8" style:family="presentation" style:parent-style-name="Default-notes">
      <style:graphic-properties draw:fill-color="#ffffff" fo:min-height="12.572cm"/>
      <style:paragraph-properties style:writing-mode="lr-tb"/>
    </style:style>
    <style:style style:name="pr9" style:family="presentation" style:parent-style-name="Default_20_1-title">
      <style:graphic-properties draw:stroke="none" svg:stroke-width="0cm" draw:fill="none" loext:fill-use-slide-background="false" draw:textarea-horizontal-align="justify" draw:textarea-vertical-align="middle" draw:auto-grow-height="false" draw:fit-to-size="false" style:shrink-to-fit="false" fo:min-height="2.63cm" fo:padding-top="0cm" fo:padding-bottom="0cm" fo:padding-left="0cm" fo:padding-right="0cm" fo:wrap-option="wrap"/>
      <style:paragraph-properties style:writing-mode="lr-tb"/>
    </style:style>
    <style:style style:name="pr10" style:family="presentation" style:parent-style-name="Default_20_1-notes">
      <style:graphic-properties draw:fill-color="#ffffff" fo:min-height="12.572cm"/>
      <style:paragraph-properties style:writing-mode="lr-tb"/>
    </style:style>
    <style:style style:name="pr11" style:family="presentation" style:parent-style-name="Default_20_2-title">
      <style:graphic-properties draw:stroke="none" svg:stroke-width="0cm" draw:fill="none" loext:fill-use-slide-background="false" draw:textarea-horizontal-align="justify" draw:textarea-vertical-align="middle" draw:auto-grow-height="false" draw:fit-to-size="false" style:shrink-to-fit="false" fo:min-height="2.63cm" fo:padding-top="0cm" fo:padding-bottom="0cm" fo:padding-left="0cm" fo:padding-right="0cm" fo:wrap-option="wrap"/>
      <style:paragraph-properties style:writing-mode="lr-tb"/>
    </style:style>
    <style:style style:name="pr12" style:family="presentation" style:parent-style-name="Default_20_2-notes">
      <style:graphic-properties draw:fill-color="#ffffff" fo:min-height="12.572cm"/>
      <style:paragraph-properties style:writing-mode="lr-tb"/>
    </style:style>
    <style:style style:name="co1" style:family="table-column">
      <style:table-column-properties style:column-width="4.293cm" style:use-optimal-column-width="false"/>
    </style:style>
    <style:style style:name="co2" style:family="table-column">
      <style:table-column-properties style:column-width="5.78cm" style:use-optimal-column-width="false"/>
    </style:style>
    <style:style style:name="co3" style:family="table-column">
      <style:table-column-properties style:column-width="7.267cm" style:use-optimal-column-width="false"/>
    </style:style>
    <style:style style:name="co4" style:family="table-column">
      <style:table-column-properties style:column-width="3.784cm" style:use-optimal-column-width="false"/>
    </style:style>
    <style:style style:name="co5" style:family="table-column">
      <style:table-column-properties style:column-width="4.705cm" style:use-optimal-column-width="false"/>
    </style:style>
    <style:style style:name="ro1" style:family="table-row">
      <style:table-row-properties style:row-height="1.526cm" style:use-optimal-row-height="false"/>
    </style:style>
    <style:style style:name="ro2" style:family="table-row">
      <style:table-row-properties style:row-height="1.528cm" style:use-optimal-row-height="false"/>
    </style:style>
    <style:style style:name="ce1" style:family="table-cell">
      <loext:graphic-properties draw:fill="solid" draw:fill-color="#9ecf6c" draw:textarea-vertical-align="top" fo:padding-top="0.127cm" fo:padding-bottom="0.127cm" fo:padding-left="0.1cm" fo:padding-right="0.1cm"/>
      <style:paragraph-properties fo:border="0.43pt solid #000000"/>
    </style:style>
    <style:style style:name="ce2" style:family="table-cell">
      <loext:graphic-properties draw:fill="solid" draw:fill-color="#cccccc" draw:textarea-vertical-align="top" fo:padding-top="0.127cm" fo:padding-bottom="0.127cm" fo:padding-left="0.1cm" fo:padding-right="0.1cm"/>
      <style:paragraph-properties fo:border="0.43pt solid #000000"/>
    </style:style>
    <style:style style:name="ce3" style:family="table-cell">
      <loext:graphic-properties draw:fill="solid" draw:fill-color="#ffffff" draw:textarea-vertical-align="top" fo:padding-top="0.127cm" fo:padding-bottom="0.127cm" fo:padding-left="0.1cm" fo:padding-right="0.1cm"/>
      <style:paragraph-properties fo:border="0.43pt solid #000000"/>
    </style:style>
    <style:style style:name="P1" style:family="paragraph">
      <style:paragraph-properties fo:margin-left="0cm" fo:margin-right="0cm" fo:margin-top="0cm" fo:margin-bottom="0cm" fo:line-height="100%" fo:text-align="start" fo:text-indent="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draw:fill-color="#ffffff"/>
      <style:paragraph-properties fo:text-align="start" style:font-independent-line-spacing="true"/>
      <style:text-properties fo:font-size="18pt"/>
    </style:style>
    <style:style style:name="P4" style:family="paragraph">
      <loext:graphic-properties draw:fill-color="#ffffff"/>
    </style:style>
    <style:style style:name="P5" style:family="paragraph">
      <style:paragraph-properties fo:margin-left="0cm" fo:margin-right="0cm" fo:margin-top="0cm" fo:margin-bottom="0cm" fo:line-height="100%" fo:text-align="center" fo:text-indent="0cm">
        <style:tab-stops>
          <style:tab-stop style:position="0cm"/>
        </style:tab-stops>
      </style:paragraph-properties>
    </style:style>
    <style:style style:name="P6" style:family="paragraph">
      <loext:graphic-properties draw:fill="none"/>
      <style:paragraph-properties fo:text-align="center" style:font-independent-line-spacing="true"/>
      <style:text-properties fo:font-size="18pt"/>
    </style:style>
    <style:style style:name="P7" style:family="paragraph">
      <style:paragraph-properties fo:margin-left="1.2cm" fo:margin-right="0cm" fo:margin-top="0.374cm" fo:margin-bottom="0cm" fo:line-height="100%" fo:text-align="start" fo:text-indent="0cm">
        <style:tab-stops>
          <style:tab-stop style:position="0cm"/>
        </style:tab-stops>
      </style:paragraph-properties>
    </style:style>
    <style:style style:name="P8" style:family="paragraph">
      <style:paragraph-properties fo:margin-top="0cm" fo:margin-bottom="0cm" fo:line-height="100%" fo:text-align="start"/>
    </style:style>
    <style:style style:name="P9" style:family="paragraph">
      <loext:graphic-properties draw:fill="solid" draw:fill-color="#000000"/>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 fo:font-size="27pt" fo:letter-spacing="normal" fo:language="en" fo:country="US" fo:font-style="normal" style:text-underline-style="none" fo:font-weight="normal" fo:background-color="transparent" style:font-name-asian="Arial Unicode MS1" style:font-size-asian="27pt" style:font-style-asian="normal" style:font-weight-asian="normal" style:font-name-complex="DejaVu Sans1" style:font-size-complex="27pt" style:font-style-complex="normal" style:font-weight-complex="normal"/>
    </style:style>
    <style:style style:name="P10"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P11" style:family="paragraph">
      <loext:graphic-properties draw:fill="none"/>
      <style:paragraph-properties fo:margin-top="0cm" fo:margin-bottom="0cm" fo:line-height="100%" fo:text-align="start" style:font-independent-line-spacing="true"/>
      <style:text-properties fo:font-size="18pt"/>
    </style:style>
    <style:style style:name="P12" style:family="paragraph">
      <loext:graphic-properties draw:fill="solid" draw:fill-color="#111111"/>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 fo:font-size="27pt" fo:letter-spacing="normal" fo:language="en" fo:country="US" fo:font-style="normal" style:text-underline-style="none" fo:font-weight="normal" fo:background-color="transparent" style:font-name-asian="Arial Unicode MS1" style:font-size-asian="27pt" style:font-style-asian="normal" style:font-weight-asian="normal" style:font-name-complex="DejaVu Sans1" style:font-size-complex="27pt" style:font-style-complex="normal" style:font-weight-complex="normal"/>
    </style:style>
    <style:style style:name="P13" style:family="paragraph">
      <loext:graphic-properties draw:fill="solid" draw:fill-color="#9ecf6c" draw:opacity="41%"/>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27pt" fo:letter-spacing="normal" fo:language="en" fo:country="US" fo:font-style="normal" style:text-underline-style="none" fo:font-weight="normal" fo:background-color="transparent" style:font-name-asian="Arial Unicode MS1" style:font-size-asian="27pt" style:font-style-asian="normal" style:font-weight-asian="normal" style:font-name-complex="DejaVu Sans1" style:font-size-complex="27pt" style:font-style-complex="normal" style:font-weight-complex="normal"/>
    </style:style>
    <style:style style:name="P14" style:family="paragraph">
      <loext:graphic-properties draw:fill="solid" draw:fill-color="#0000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27pt" fo:letter-spacing="normal" fo:language="en" fo:country="US" fo:font-style="normal" style:text-underline-style="none" fo:font-weight="normal" fo:background-color="transparent" style:font-name-asian="Arial Unicode MS1" style:font-size-asian="27pt" style:font-style-asian="normal" style:font-weight-asian="normal" style:font-name-complex="DejaVu Sans1" style:font-size-complex="27pt" style:font-style-complex="normal" style:font-weight-complex="normal"/>
    </style:style>
    <style:style style:name="P15" style:family="paragraph">
      <loext:graphic-properties draw:fill="solid" draw:fill-color="#4f81bd"/>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 fo:font-size="27pt" fo:letter-spacing="normal" fo:language="en" fo:country="US" fo:font-style="normal" style:text-underline-style="none" fo:font-weight="normal" fo:background-color="transparent" style:font-name-asian="Arial Unicode MS1" style:font-size-asian="27pt" style:font-style-asian="normal" style:font-weight-asian="normal" style:font-name-complex="DejaVu Sans1" style:font-size-complex="27pt" style:font-style-complex="normal" style:font-weight-complex="normal"/>
    </style:style>
    <style:style style:name="P16" style:family="paragraph">
      <loext:graphic-properties draw:fill="none"/>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 fo:font-size="27pt" fo:letter-spacing="normal" fo:language="en" fo:country="US" fo:font-style="normal" style:text-underline-style="none" fo:font-weight="normal" fo:background-color="transparent" style:font-name-asian="Arial Unicode MS1" style:font-size-asian="27pt" style:font-style-asian="normal" style:font-weight-asian="normal" style:font-name-complex="DejaVu Sans1" style:font-size-complex="27pt" style:font-style-complex="normal" style:font-weight-complex="normal"/>
    </style:style>
    <style:style style:name="P17" style:family="paragraph">
      <loext:graphic-properties draw:fill="solid" draw:fill-color="#9bbb59"/>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 fo:font-size="27pt" fo:letter-spacing="normal" fo:language="en" fo:country="US" fo:font-style="normal" style:text-underline-style="none" fo:font-weight="normal" fo:background-color="transparent" style:font-name-asian="Arial Unicode MS1" style:font-size-asian="27pt" style:font-style-asian="normal" style:font-weight-asian="normal" style:font-name-complex="DejaVu Sans1" style:font-size-complex="27pt" style:font-style-complex="normal" style:font-weight-complex="normal"/>
    </style:style>
    <style:style style:name="P18" style:family="paragraph">
      <loext:graphic-properties draw:fill="solid" draw:fill-color="#8064a2"/>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 fo:font-size="27pt" fo:letter-spacing="normal" fo:language="en" fo:country="US" fo:font-style="normal" style:text-underline-style="none" fo:font-weight="normal" fo:background-color="transparent" style:font-name-asian="Arial Unicode MS1" style:font-size-asian="27pt" style:font-style-asian="normal" style:font-weight-asian="normal" style:font-name-complex="DejaVu Sans1" style:font-size-complex="27pt" style:font-style-complex="normal" style:font-weight-complex="normal"/>
    </style:style>
    <style:style style:name="P19" style:family="paragraph">
      <loext:graphic-properties draw:fill="solid" draw:fill-color="#c0504d"/>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 fo:font-size="27pt" fo:letter-spacing="normal" fo:language="en" fo:country="US" fo:font-style="normal" style:text-underline-style="none" fo:font-weight="normal" fo:background-color="transparent" style:font-name-asian="Arial Unicode MS1" style:font-size-asian="27pt" style:font-style-asian="normal" style:font-weight-asian="normal" style:font-name-complex="DejaVu Sans1" style:font-size-complex="27pt" style:font-style-complex="normal" style:font-weight-complex="normal"/>
    </style:style>
    <style:style style:name="P20" style:family="paragraph">
      <loext:graphic-properties draw:fill="solid" draw:fill-color="#ffffff"/>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Arial Unicode MS1" style:font-size-asian="18pt" style:font-style-asian="normal" style:font-weight-asian="normal" style:font-name-complex="DejaVu Sans1" style:font-size-complex="18pt" style:font-style-complex="normal" style:font-weight-complex="normal"/>
    </style:style>
    <style:style style:name="P21" style:family="paragraph">
      <style:paragraph-properties fo:margin-top="0cm" fo:margin-bottom="0cm" fo:line-height="100%" fo:text-align="center"/>
    </style:style>
    <style:style style:name="T1" style:family="text">
      <style:text-properties fo:font-variant="normal" fo:text-transform="none" fo:color="#000000" loext:opacity="100%" style:text-outline="false" style:text-line-through-style="none" style:text-line-through-type="none" style:text-position="0% 100%" style:font-name="Arial" fo:font-size="33pt" fo:letter-spacing="normal" fo:language="en" fo:country="US" fo:font-style="normal" style:text-underline-style="none" fo:font-weight="normal" fo:background-color="transparent" style:font-size-asian="33pt" style:font-style-asian="normal" style:font-weight-asian="normal" style:font-size-complex="33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style:font-name="Open Sans ExtraBold1" fo:font-size="54pt" fo:letter-spacing="normal" fo:language="en" fo:country="US" fo:font-style="normal" style:text-underline-style="none" fo:font-weight="normal" fo:background-color="transparent" style:font-size-asian="54pt" style:font-style-asian="normal" style:font-weight-asian="normal" style:font-size-complex="54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Open Sans ExtraBold1" fo:font-size="42pt" fo:letter-spacing="normal" fo:language="en" fo:country="US" fo:font-style="normal" style:text-underline-style="none" fo:font-weight="normal" fo:background-color="transparent" style:font-size-asian="42pt" style:font-style-asian="normal" style:font-weight-asian="normal" style:font-size-complex="42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Arial"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5" style:family="text">
      <style:text-properties fo:font-variant="normal" fo:text-transform="none" fo:color="#000000" loext:opacity="100%" style:text-outline="false" style:text-line-through-style="none" style:text-line-through-type="none" style:text-position="0% 100%" style:font-name="Arial"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Arial" fo:font-size="27pt" fo:letter-spacing="normal" fo:language="en" fo:country="US" fo:font-style="normal" style:text-underline-style="none" fo:font-weight="normal" fo:background-color="transparent" style:font-name-asian="Arial Unicode MS1" style:font-size-asian="27pt" style:font-style-asian="normal" style:font-weight-asian="normal" style:font-name-complex="DejaVu Sans1" style:font-size-complex="27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8"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Arial" fo:font-size="27pt" fo:letter-spacing="normal" fo:language="en" fo:country="US" fo:font-style="normal" style:text-underline-style="none" fo:font-weight="normal" fo:background-color="transparent" style:font-name-asian="Arial Unicode MS1" style:font-size-asian="27pt" style:font-style-asian="normal" style:font-weight-asian="normal" style:font-name-complex="DejaVu Sans1" style:font-size-complex="27pt" style:font-style-complex="normal" style:font-weight-complex="normal"/>
    </style:style>
    <style:style style:name="T10" style:family="text">
      <style:text-properties fo:font-variant="normal" fo:text-transform="none" fo:color="#404040" loext:opacity="100%" style:text-outline="false" style:text-line-through-style="none" style:text-line-through-type="none" style:text-position="0% 100%" style:font-name="Arial" fo:font-size="15pt" fo:letter-spacing="normal" fo:language="en" fo:country="US" fo:font-style="normal" style:text-underline-style="none" fo:font-weight="normal" fo:background-color="transparent" style:font-name-asian="Arial Unicode MS1" style:font-size-asian="15pt" style:font-style-asian="normal" style:font-weight-asian="normal" style:font-name-complex="DejaVu Sans1" style:font-size-complex="15pt" style:font-style-complex="normal" style:font-weight-complex="normal"/>
    </style:style>
    <style:style style:name="T11" style:family="text">
      <style:text-properties fo:font-variant="normal" fo:text-transform="none" fo:color="#404040" loext:opacity="100%" style:text-outline="false" style:text-line-through-style="none" style:text-line-through-type="none" style:text-position="0% 100%" style:font-name="Arial" fo:font-size="18pt" fo:letter-spacing="normal" fo:language="en" fo:country="US" fo:font-style="normal" style:text-underline-style="none" fo:font-weight="bold" fo:background-color="transparent" style:font-name-asian="Arial Unicode MS1" style:font-size-asian="18pt" style:font-style-asian="normal" style:font-weight-asian="bold" style:font-name-complex="DejaVu Sans1" style:font-size-complex="18pt" style:font-style-complex="normal" style:font-weight-complex="bold"/>
    </style:style>
    <style:style style:name="T12" style:family="text">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Arial Unicode MS1" style:font-size-asian="18pt" style:font-style-asian="normal" style:font-weight-asian="normal" style:font-name-complex="DejaVu Sans1" style:font-size-complex="18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40404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Task One" draw:style-name="dp1" draw:master-page-name="Title_20_Slide" presentation:presentation-page-layout-name="AL1T1">
        <draw:frame draw:name="PlaceHolder 1" presentation:style-name="pr1" draw:text-style-name="P2" draw:layer="layout" svg:width="24.999cm" svg:height="2.499cm" svg:x="1.5cm" svg:y="3.5cm" presentation:class="title" presentation:user-transformed="true">
          <draw:text-box>
            <text:p text:style-name="P1"><text:span text:style-name="T1">Task One</text:span></text:p>
          </draw:text-box>
        </draw:frame>
        <draw:frame draw:name="PlaceHolder 2" presentation:style-name="pr2" draw:text-style-name="P3" draw:layer="layout" svg:width="24.999cm" svg:height="9.499cm" svg:x="1.5cm" svg:y="3.5cm" presentation:class="subtitle" presentation:user-transformed="true">
          <draw:text-box>
            <text:p text:style-name="P1"><text:span text:style-name="T2">Slides on curriculum vitae</text:span></text:p>
          </draw:text-box>
        </draw:frame>
        <presentation:notes draw:style-name="dp2">
          <draw:page-thumbnail draw:style-name="gr1"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Introduction" draw:style-name="dp1" draw:master-page-name="Title_2c__20_Content" presentation:presentation-page-layout-name="AL2T11">
        <draw:frame draw:name="PlaceHolder 1" presentation:style-name="pr4" draw:text-style-name="P6" draw:layer="layout" svg:width="24.999cm" svg:height="2.499cm" svg:x="1.5cm" svg:y="0.5cm" presentation:class="title" presentation:user-transformed="true">
          <draw:text-box>
            <text:p text:style-name="P5"><text:span text:style-name="T3">Introduction</text:span></text:p>
          </draw:text-box>
        </draw:frame>
        <draw:frame draw:name="PlaceHolder 2" presentation:style-name="pr5" draw:text-style-name="P2" draw:layer="layout" svg:width="22.054cm" svg:height="8.999cm" svg:x="0.17cm" svg:y="5.715cm" presentation:class="outline" presentation:user-transformed="true">
          <draw:text-box>
            <text:p text:style-name="P7"><text:span text:style-name="T4">Name:</text:span><text:span text:style-name="T5"> MD. Sharafat Karim</text:span></text:p>
            <text:p text:style-name="P7"><text:span text:style-name="T4">ID <text:s text:c="5"/>: </text:span><text:span text:style-name="T5">2102024</text:span></text:p>
            <text:p text:style-name="P7"><text:span text:style-name="T4">Reg <text:s text:c="2"/>: </text:span><text:span text:style-name="T5">10151</text:span></text:p>
            <text:p text:style-name="P7"><text:span text:style-name="T4">Dept <text:s/>:</text:span><text:span text:style-name="T5"> CSE</text:span></text:p>
          </draw:text-box>
        </draw:frame>
        <draw:custom-shape draw:name="Rectangle 7" draw:style-name="gr2" draw:text-style-name="P9" draw:layer="layout" svg:width="0.625cm" svg:height="1.394cm" draw:transform="rotate (0.785398163397448) translate (19.525cm 1.554cm)">
          <text:p text:style-name="P8"><text:span text:style-name="T6"/></text:p>
          <draw:enhanced-geometry draw:mirror-horizontal="false" draw:mirror-vertical="false" drawooo:sub-view-size="154109 343323" draw:text-areas="?f0 ?f2 ?f1 ?f3" svg:viewBox="0 0 0 0" draw:type="ooxml-non-primitive" draw:enhanced-path="M 102909 313772 L 102909 328547 C 102909 336708 96294 343322 88133 343323 L 65975 343322 C 57814 343322 51199 336708 51199 328547 51199 323622 51200 318696 51200 313771 Z M 123327 15459 C 141678 29245 152926 50497 154008 73425 155089 96353 145890 118568 128916 134021 L 119294 123450 C 133118 110865 140611 92772 139730 74098 138850 55424 129689 38115 114743 26887 Z M 136698 17411 C 103758 -15529 50351 -15529 17412 17411 -15528 50351 -15528 103757 17412 136697 50351 169637 103758 169637 136698 136697 169637 103757 169637 50351 136698 17411 Z M 154109 0 C 196665 42556 196665 111552 154109 154108 139576 168641 121959 178211 102912 180994 L 102912 308310 51197 308310 51197 180994 C 32150 178211 14534 168641 0 154108 -42555 111552 -42555 42556 0 0 42556 -42556 111553 -42556 154109 0 Z N">
            <draw:equation draw:name="f0" draw:formula="0*logwidth/225360"/>
            <draw:equation draw:name="f1" draw:formula="225720*logwidth/225360"/>
            <draw:equation draw:name="f2" draw:formula="0*logheight/502200"/>
            <draw:equation draw:name="f3" draw:formula="502560*logheight/502200"/>
          </draw:enhanced-geometry>
        </draw:custom-shape>
        <draw:line draw:style-name="gr3" draw:text-style-name="P10" draw:layer="layout" svg:x1="7.62cm" svg:y1="3.175cm" svg:x2="22.225cm" svg:y2="3.176cm">
          <text:p/>
        </draw:line>
        <presentation:notes draw:style-name="dp2">
          <draw:page-thumbnail draw:style-name="gr1" draw:layer="layout" svg:width="18.624cm" svg:height="10.476cm" svg:x="1.482cm" svg:y="2.123cm" draw:page-number="2" presentation:class="page"/>
          <draw:frame presentation:style-name="pr6" draw:text-style-name="P4" draw:layer="layout" svg:width="17.271cm" svg:height="12.572cm" svg:x="2.159cm" svg:y="13.271cm" presentation:class="notes" presentation:placeholder="true">
            <draw:text-box/>
          </draw:frame>
        </presentation:notes>
      </draw:page>
      <draw:page draw:name="Location" draw:style-name="dp1" draw:master-page-name="Default" presentation:presentation-page-layout-name="AL2T11">
        <draw:frame draw:name="PlaceHolder 1" presentation:style-name="pr7" draw:text-style-name="P6" draw:layer="layout" svg:width="9.759cm" svg:height="2.499cm" svg:x="2.305cm" svg:y="1.31cm" presentation:class="title" presentation:user-transformed="true">
          <draw:text-box>
            <text:p text:style-name="P5"><text:span text:style-name="T3">Location</text:span></text:p>
          </draw:text-box>
        </draw:frame>
        <draw:custom-shape draw:name="Teardrop 6" draw:style-name="gr2" draw:text-style-name="P9" draw:layer="layout" svg:width="1.562cm" svg:height="1.562cm" draw:transform="rotate (-2.35619449019235) translate (3.48cm 2.415cm)">
          <text:p text:style-name="P8"><text:span text:style-name="T6"/></text:p>
          <draw:enhanced-geometry draw:mirror-horizontal="false" draw:mirror-vertical="false" drawooo:sub-view-size="2483832 2483835" draw:text-areas="?f0 ?f2 ?f1 ?f3" svg:viewBox="0 0 0 0" draw:type="ooxml-non-primitive" draw:enhanced-path="M 657616 1826218 C 806520 1975122 1047940 1975122 1196844 1826218 1345748 1677314 1345748 1435894 1196844 1286990 1047940 1138086 806520 1138086 657616 1286990 508712 1435894 508712 1677314 657616 1826218 Z M 293335 2190500 C 112098 2009262 0 1758885 0 1482325 0 929206 459290 590078 1001509 480815 1569704 366317 1861757 259925 2483832 0 2230640 682694 2130986 873716 2003018 1482325 1901990 2042180 1554627 2483835 1001509 2483835 724950 2483835 474573 2371737 293335 2190500 Z N">
            <draw:equation draw:name="f0" draw:formula="0*logwidth/562680"/>
            <draw:equation draw:name="f1" draw:formula="563040*logwidth/562680"/>
            <draw:equation draw:name="f2" draw:formula="0*logheight/562680"/>
            <draw:equation draw:name="f3" draw:formula="563040*logheight/562680"/>
          </draw:enhanced-geometry>
        </draw:custom-shape>
        <draw:custom-shape draw:name="Rectangle 9" draw:style-name="gr2" draw:text-style-name="P9" draw:layer="layout" svg:width="1.469cm" svg:height="1.466cm" svg:x="1.705cm" svg:y="6.788cm">
          <text:p text:style-name="P8"><text:span text:style-name="T6"/></text:p>
          <draw:enhanced-geometry draw:mirror-horizontal="false" draw:mirror-vertical="false" drawooo:sub-view-size="3228210 3222968" draw:text-areas="?f0 ?f2 ?f1 ?f3" svg:viewBox="0 0 0 0" draw:type="ooxml-non-primitive" draw:enhanced-path="M 1619999 642446 L 2664115 1686562 2664116 1686562 2664116 3222968 2015013 3222968 2015013 2511495 C 2015013 2399422 1924159 2308568 1812086 2308568 L 1427912 2308568 C 1315839 2308568 1224985 2399422 1224985 2511495 L 1224985 3222968 575882 3222968 575882 1686562 575884 1686562 Z M 509997 122689 L 942045 122689 942045 542556 509997 974604 Z M 1620001 7099 L 3228210 1686560 2900441 1686560 1620001 349390 Z M 1619999 0 L 1619999 342291 330172 1679462 0 1679462 Z N">
            <draw:equation draw:name="f0" draw:formula="0*logwidth/529200"/>
            <draw:equation draw:name="f1" draw:formula="529560*logwidth/529200"/>
            <draw:equation draw:name="f2" draw:formula="0*logheight/528120"/>
            <draw:equation draw:name="f3" draw:formula="528480*logheight/528120"/>
          </draw:enhanced-geometry>
        </draw:custom-shape>
        <draw:custom-shape draw:style-name="gr4" draw:text-style-name="P11" draw:layer="layout" svg:width="24.129cm" svg:height="1.672cm" svg:x="3.81cm" svg:y="4.445cm">
          <text:p text:style-name="P8"><text:span text:style-name="T7">Current address</text:span></text:p>
          <text:p text:style-name="P8"><text:span text:style-name="T8">Mizmizi South, Siddirganj, Narayanganj, Dhak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 Same Side Corner Rectangle 36" draw:style-name="gr5" draw:text-style-name="P12" draw:layer="layout" svg:width="1.607cm" svg:height="1.27cm" svg:x="1.567cm" svg:y="4.445cm">
          <text:p text:style-name="P8"><text:span text:style-name="T6"/></text:p>
          <draw:enhanced-geometry draw:mirror-horizontal="false" draw:mirror-vertical="false" drawooo:sub-view-size="3219104 2545072" draw:text-areas="?f0 ?f2 ?f1 ?f3" svg:viewBox="0 0 0 0" draw:type="ooxml-non-primitive" draw:enhanced-path="M 2779672 457200 L 2975888 457200 C 3110212 457200 3219104 566092 3219104 700416 L 3219104 2301856 C 3219104 2436180 3110212 2545072 2975888 2545072 L 2779672 2545072 Z M 243216 457200 L 439432 457200 439432 2545072 243216 2545072 C 108892 2545072 0 2436180 0 2301856 L 0 700416 C 0 566092 108892 457200 243216 457200 Z M 1428476 174246 C 1372210 174246 1326598 219858 1326598 276124 L 1326598 457200 1892506 457200 1892506 276124 C 1892506 219858 1846894 174246 1790628 174246 Z M 1285704 0 L 1933400 0 C 2007048 0 2066752 59704 2066752 133352 L 2066752 457200 2599672 457200 2599672 2545072 619432 2545072 619432 457200 1152352 457200 1152352 133352 C 1152352 59704 1212056 0 1285704 0 Z N">
            <draw:equation draw:name="f0" draw:formula="0*logwidth/578880"/>
            <draw:equation draw:name="f1" draw:formula="579240*logwidth/578880"/>
            <draw:equation draw:name="f2" draw:formula="0*logheight/457560"/>
            <draw:equation draw:name="f3" draw:formula="457920*logheight/457560"/>
          </draw:enhanced-geometry>
        </draw:custom-shape>
        <draw:custom-shape draw:style-name="gr6" draw:text-style-name="P11" draw:layer="layout" svg:width="24.129cm" svg:height="1.672cm" svg:x="3.81cm" svg:y="6.582cm">
          <text:p text:style-name="P8"><text:span text:style-name="T7">Permanent address</text:span></text:p>
          <text:p text:style-name="P8"><text:span text:style-name="T8">Rasulpur saw mill, Matlab north, Chandp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amond 5" draw:style-name="gr2" draw:text-style-name="P9" draw:layer="layout" svg:width="1.451cm" svg:height="1.455cm" svg:x="1.723cm" svg:y="9.122cm">
          <text:p text:style-name="P8"><text:span text:style-name="T6"/></text:p>
          <draw:enhanced-geometry draw:mirror-horizontal="false" draw:mirror-vertical="false" drawooo:sub-view-size="3240001 3249575" draw:text-areas="?f0 ?f2 ?f1 ?f3" svg:viewBox="0 0 0 0" draw:type="ooxml-non-primitive" draw:enhanced-path="M 1275349 2002569 L 1625117 2233002 1968772 2006596 3240001 3249575 0 3249575 Z M 1067116 1473605 L 1067116 1581605 2183116 1581605 2183116 1473605 Z M 1067116 1267205 L 1067116 1375205 2183116 1375205 2183116 1267205 Z M 3240001 1172196 L 3240001 3142550 2026252 1968728 3049854 1294362 Z M 0 1172196 L 602850 1559516 1217896 1964719 0 3142550 Z M 1067116 1060805 L 1067116 1168805 2183116 1168805 2183116 1060805 Z M 869032 816137 L 2381200 816137 2381200 1623491 1668045 2093329 1625116 2121611 869032 1623491 Z M 1625116 0 L 3235286 1060806 2489212 1552331 2489212 708008 761020 708008 761020 1552331 14946 1060806 Z N">
            <draw:equation draw:name="f0" draw:formula="0*logwidth/522720"/>
            <draw:equation draw:name="f1" draw:formula="523080*logwidth/522720"/>
            <draw:equation draw:name="f2" draw:formula="0*logheight/524160"/>
            <draw:equation draw:name="f3" draw:formula="524520*logheight/524160"/>
          </draw:enhanced-geometry>
        </draw:custom-shape>
        <draw:custom-shape draw:style-name="gr7" draw:text-style-name="P11" draw:layer="layout" svg:width="24.129cm" svg:height="1.672cm" svg:x="3.81cm" svg:y="9.122cm">
          <text:p text:style-name="P8"><text:span text:style-name="T7">Email</text:span></text:p>
          <text:p text:style-name="P8"><text:span text:style-name="T8">sharafat2004@gmail.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 draw:text-style-name="P10" draw:layer="layout" svg:x1="0.635cm" svg:y1="3.81cm" svg:x2="13.335cm" svg:y2="3.811cm">
          <text:p/>
        </draw:line>
        <draw:custom-shape draw:name="Block Arc 14" draw:style-name="gr8" draw:text-style-name="P13" draw:layer="layout" svg:width="9.377cm" svg:height="9.383cm" draw:transform="rotate (1.5707963267949) translate (21.731cm 5.715cm)">
          <text:p text:style-name="P8"><text:span text:style-name="T9"/></text:p>
          <draw:enhanced-geometry draw:mirror-horizontal="false" draw:mirror-vertical="false" drawooo:sub-view-size="3185463 3187558" draw:text-areas="?f0 ?f2 ?f1 ?f3" svg:viewBox="0 0 0 0"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0*logwidth/3376080"/>
            <draw:equation draw:name="f1" draw:formula="3376440*logwidth/3376080"/>
            <draw:equation draw:name="f2" draw:formula="0*logheight/3378240"/>
            <draw:equation draw:name="f3" draw:formula="3378600*logheight/3378240"/>
          </draw:enhanced-geometry>
        </draw:custom-shape>
        <draw:custom-shape draw:name="Block Arc 41" draw:style-name="gr2" draw:text-style-name="P14" draw:layer="layout" svg:width="1.313cm" svg:height="1.832cm" svg:x="1.861cm" svg:y="11.43cm">
          <text:p text:style-name="P8"><text:span text:style-name="T9"/></text:p>
          <draw:enhanced-geometry draw:mirror-horizontal="false" draw:mirror-vertical="false" drawooo:sub-view-size="2512265 3505352" draw:text-areas="?f0 ?f2 ?f1 ?f3" svg:viewBox="0 0 0 0" draw:type="ooxml-non-primitive" draw:enhanced-path="M 1276582 2106401 C 1154832 2195007 1018024 2262207 871321 2302645 1041049 2346709 1216984 2342691 1380867 2295542 1352791 2227964 1317377 2164934 1276582 2106401 Z M 931061 1768598 L 785084 2021438 684448 2196711 C 868931 2169533 1041385 2098006 1189228 1991290 1113839 1904543 1026949 1829435 931061 1768598 Z M 1626242 1739577 C 1556851 1850020 1471526 1947792 1374302 2030973 1422822 2099916 1464618 2174537 1497466 2254701 1664534 2184833 1813198 2068027 1922549 1910651 Z M 531158 1601275 C 514831 1769123 535254 1939877 594029 2101141 L 822377 1705631 C 730789 1658398 632873 1623335 531158 1601275 Z M 270885 1572115 C 231457 1572339 191799 1574812 152057 1579894 195418 1760005 289893 1927350 428945 2058945 384418 1901749 371313 1738504 388331 1577832 349511 1573916 310313 1571891 270885 1572115 Z M 1117422 1445810 L 992684 1661863 C 1102065 1730612 1200940 1816138 1286200 1915345 1368713 1844119 1441290 1760865 1500981 1667258 Z M 2092402 1221082 C 2001593 1234047 1911092 1235450 1822337 1227227 1800443 1366691 1756170 1503162 1688847 1630684 L 1987299 1802996 C 2084887 1618081 2117858 1415133 2092402 1221082 Z M 649579 1175701 C 600911 1272240 566994 1374279 548013 1478728 665588 1503392 778659 1543786 883938 1599004 L 1008644 1383007 Z M 1325201 1085928 L 1180226 1337032 1563461 1558293 C 1621429 1447029 1659763 1328223 1679185 1206861 1555153 1183834 1435895 1143161 1325201 1085928 Z M 216369 925587 C 135862 1096620 108667 1281041 130011 1458436 222591 1446071 314795 1446181 405131 1455463 426945 1333935 466667 1215249 524206 1103317 Z M 943246 797103 C 853400 873630 774733 963960 711316 1066306 L 1071447 1274228 1215869 1024081 C 1115458 961776 1023809 885272 943246 797103 Z M 1777831 614825 C 1828108 774217 1847177 940426 1835302 1104709 1912529 1111680 1991200 1110618 2070135 1099634 2023430 916066 1923963 746103 1777831 614825 Z M 1613169 587153 L 1386789 979253 C 1482593 1028182 1585369 1063521 1692132 1084514 1702376 916614 1676765 746730 1613169 587153 Z M 1500307 531421 C 1333628 560682 1177718 626786 1041762 721997 1111912 797410 1191076 863204 1277416 917480 Z M 708730 442269 C 536145 518354 384460 645249 277225 815684 L 586010 993961 C 658009 876621 747803 773217 850548 685844 795399 611028 747545 529652 708730 442269 Z M 1114411 355452 C 1016499 355167 919324 369705 826255 398131 858722 474940 900618 545829 948599 611249 1085375 512974 1240825 441488 1406980 401715 1310969 370847 1212322 355738 1114411 355452 Z M 1776283 295101 L 1710896 408983 C 2209777 726145 2373723 1383396 2075153 1900534 1777480 2416119 1129323 2603192 606057 2333243 L 534769 2457402 C 1115347 2755664 1834151 2554240 2173557 1987198 2520801 1407062 2343129 657734 1776283 295101 Z M 1831804 0 C 1881515 0 1921814 40299 1921814 90010 1921814 123853 1903137 153333 1874873 167531 2505724 579432 2701456 1419035 2311836 2069966 2067801 2477672 1650037 2717958 1209422 2750781 L 1209422 3191198 C 1228953 3190691 1248332 3191937 1267595 3193449 1660899 3224325 1926978 3358049 1884661 3503570 L 318693 3505352 C 273700 3359367 539657 3224666 934393 3193515 L 993398 3191208 993398 2750894 C 812915 2737642 632784 2688481 463078 2601537 463677 2602537 463694 2603560 463694 2604587 463694 2654298 423395 2694597 373684 2694597 323973 2694597 283674 2654298 283674 2604587 283674 2554876 323973 2514577 373684 2514577 L 377019 2515250 511820 2280472 495824 2271237 496783 2269575 C 34226 1964050 -130424 1362029 110016 864184 L 106296 862036 148828 788370 169099 753258 170873 754281 C 475914 264737 1106018 92008 1617242 355196 L 1748044 127384 1751959 129632 C 1745165 117975 1741794 104386 1741794 90010 1741794 40299 1782093 0 1831804 0 Z N">
            <draw:equation draw:name="f0" draw:formula="0*logwidth/473040"/>
            <draw:equation draw:name="f1" draw:formula="473400*logwidth/473040"/>
            <draw:equation draw:name="f2" draw:formula="0*logheight/659880"/>
            <draw:equation draw:name="f3" draw:formula="660240*logheight/659880"/>
          </draw:enhanced-geometry>
        </draw:custom-shape>
        <draw:custom-shape draw:style-name="gr9" draw:text-style-name="P11" draw:layer="layout" svg:width="24.129cm" svg:height="1.672cm" svg:x="3.81cm" svg:y="11.43cm">
          <text:p text:style-name="P8"><text:span text:style-name="T7">Website</text:span></text:p>
          <text:p text:style-name="P8"><text:span text:style-name="T8">sharafat.pages.de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3cm" svg:height="10.476cm" svg:x="1.483cm" svg:y="2.123cm" draw:page-number="3" presentation:class="page"/>
          <draw:frame presentation:style-name="pr8" draw:text-style-name="P4" draw:layer="layout" svg:width="17.271cm" svg:height="12.572cm" svg:x="2.159cm" svg:y="13.271cm" presentation:class="notes" presentation:placeholder="true">
            <draw:text-box/>
          </draw:frame>
        </presentation:notes>
      </draw:page>
      <draw:page draw:name="Hobbies" draw:style-name="dp1" draw:master-page-name="Default_20_1" presentation:presentation-page-layout-name="AL2T11">
        <draw:frame draw:name="PlaceHolder 1" presentation:style-name="pr9" draw:text-style-name="P6" draw:layer="layout" svg:width="9.759cm" svg:height="2.499cm" svg:x="2.305cm" svg:y="0.675cm" presentation:class="title" presentation:user-transformed="true">
          <draw:text-box>
            <text:p text:style-name="P5"><text:span text:style-name="T3">Hobbies</text:span></text:p>
          </draw:text-box>
        </draw:frame>
        <draw:g draw:name="Group 2" draw:style-name="gr10">
          <draw:custom-shape draw:name="Diamond 3" draw:style-name="gr11" draw:text-style-name="P15" draw:layer="layout" svg:width="4.736cm" svg:height="4.736cm" svg:x="20.903cm" svg:y="4.442cm">
            <text:p text:style-name="P8"><text:span text:style-name="T6"/></text:p>
            <draw:enhanced-geometry draw:mirror-horizontal="false" draw:mirror-vertical="false" draw:glue-points="?f2 0 0 ?f3 ?f2 ?f4 ?f5 ?f3"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Diamond 4" draw:style-name="gr12" draw:text-style-name="P16" draw:layer="layout" svg:width="5.525cm" svg:height="5.526cm" svg:x="20.509cm" svg:y="4.047cm">
            <text:p text:style-name="P8"><text:span text:style-name="T6"/></text:p>
            <draw:enhanced-geometry draw:mirror-horizontal="false" draw:mirror-vertical="false" draw:glue-points="?f2 0 0 ?f3 ?f2 ?f4 ?f5 ?f3"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g>
        <draw:g draw:name="Group 8" draw:style-name="gr10">
          <draw:custom-shape draw:name="Diamond 9" draw:style-name="gr13" draw:text-style-name="P17" draw:layer="layout" svg:width="4.735cm" svg:height="4.736cm" svg:x="17.456cm" svg:y="8.02cm">
            <text:p text:style-name="P8"><text:span text:style-name="T6"/></text:p>
            <draw:enhanced-geometry draw:mirror-horizontal="false" draw:mirror-vertical="false" draw:glue-points="?f2 0 0 ?f3 ?f2 ?f4 ?f5 ?f3"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Diamond 10" draw:style-name="gr14" draw:text-style-name="P16" draw:layer="layout" svg:width="5.526cm" svg:height="5.525cm" svg:x="17.06cm" svg:y="7.626cm">
            <text:p text:style-name="P8"><text:span text:style-name="T6"/></text:p>
            <draw:enhanced-geometry draw:mirror-horizontal="false" draw:mirror-vertical="false" draw:glue-points="?f2 0 0 ?f3 ?f2 ?f4 ?f5 ?f3"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g>
        <draw:g draw:name="Group 11" draw:style-name="gr10">
          <draw:custom-shape draw:name="Diamond 12" draw:style-name="gr15" draw:text-style-name="P18" draw:layer="layout" svg:width="4.736cm" svg:height="4.736cm" svg:x="13.925cm" svg:y="4.493cm">
            <text:p text:style-name="P8"><text:span text:style-name="T6"/></text:p>
            <draw:enhanced-geometry draw:mirror-horizontal="false" draw:mirror-vertical="false" draw:glue-points="?f2 0 0 ?f3 ?f2 ?f4 ?f5 ?f3"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Diamond 13" draw:style-name="gr16" draw:text-style-name="P16" draw:layer="layout" svg:width="5.525cm" svg:height="5.525cm" svg:x="13.53cm" svg:y="4.099cm">
            <text:p text:style-name="P8"><text:span text:style-name="T6"/></text:p>
            <draw:enhanced-geometry draw:mirror-horizontal="false" draw:mirror-vertical="false" draw:glue-points="?f2 0 0 ?f3 ?f2 ?f4 ?f5 ?f3"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g>
        <draw:g draw:name="Group 14" draw:style-name="gr10">
          <draw:custom-shape draw:name="Diamond 15" draw:style-name="gr17" draw:text-style-name="P19" draw:layer="layout" svg:width="4.735cm" svg:height="4.736cm" svg:x="17.524cm" svg:y="1.03cm">
            <text:p text:style-name="P8"><text:span text:style-name="T6"/></text:p>
            <draw:enhanced-geometry draw:mirror-horizontal="false" draw:mirror-vertical="false" draw:glue-points="?f2 0 0 ?f3 ?f2 ?f4 ?f5 ?f3"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Diamond 16" draw:style-name="gr18" draw:text-style-name="P16" draw:layer="layout" svg:width="5.525cm" svg:height="5.525cm" svg:x="17.13cm" svg:y="0.635cm">
            <text:p text:style-name="P8"><text:span text:style-name="T6"/></text:p>
            <draw:enhanced-geometry draw:mirror-horizontal="false" draw:mirror-vertical="false" draw:glue-points="?f2 0 0 ?f3 ?f2 ?f4 ?f5 ?f3"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g>
        <draw:g draw:name="Group 23" draw:style-name="gr10">
          <draw:custom-shape draw:name="TextBox 24" draw:style-name="gr19" draw:text-style-name="P11" draw:layer="layout" svg:width="9.02cm" svg:height="2.785cm" svg:x="2.416cm" svg:y="5.523cm">
            <text:p text:style-name="P8"><text:span text:style-name="T10">As a hobby, I like to mess up with operating system and different desktop environments and run a lot of progra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20" draw:text-style-name="P11" draw:layer="layout" svg:width="12.752cm" svg:height="1.011cm" svg:x="1.852cm" svg:y="4.405cm">
            <text:p text:style-name="P8"><text:span text:style-name="T11">Tinkering with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ounded Rectangle 6" draw:style-name="gr21" draw:text-style-name="P20" draw:layer="layout" svg:width="1.263cm" svg:height="1.284cm" svg:x="22.587cm" svg:y="6.341cm">
          <text:p text:style-name="P8"><text:span text:style-name="T12"/></text:p>
          <draw:enhanced-geometry draw:mirror-horizontal="false" draw:mirror-vertical="false" drawooo:sub-view-size="3186824 3060919" draw:text-areas="?f0 ?f2 ?f1 ?f3" svg:viewBox="0 0 0 0" draw:type="ooxml-non-primitive" draw:enhanced-path="M 1045874 2696689 L 2125874 2696689 2125874 2804689 1045874 2804689 Z M 1045874 2410468 L 2125874 2410468 2125874 2518468 1045874 2518468 Z M 1045874 2124247 L 2125874 2124247 2125874 2232247 1045874 2232247 Z M 902547 1956791 L 902547 2109191 902547 2185391 902547 2376263 902547 2973921 2284277 2973921 2284277 2376263 2284277 2185391 2284277 2109191 2284277 1956791 Z M 469172 1728191 L 469172 2185391 767127 2185391 767127 2109191 545372 2109191 545372 1804391 2641452 1804391 2641452 2109191 2419697 2109191 2419697 2185391 2717652 2185391 2717652 1728191 Z M 2819005 1350909 C 2769294 1350909 2728995 1391208 2728995 1440919 2728995 1490630 2769294 1530929 2819005 1530929 2868716 1530929 2909015 1490630 2909015 1440919 2909015 1391208 2868716 1350909 2819005 1350909 Z M 2509707 1350909 C 2459996 1350909 2419697 1391208 2419697 1440919 2419697 1490630 2459996 1530929 2509707 1530929 2559418 1530929 2599717 1490630 2599717 1440919 2599717 1391208 2559418 1350909 2509707 1350909 Z M 195993 1200328 L 2990831 1200328 C 3099075 1200328 3186824 1288077 3186824 1396321 L 3186824 2180270 C 3186824 2288514 3099075 2376263 2990831 2376263 L 2419697 2376263 2419697 3060919 767127 3060919 767127 2376263 195993 2376263 C 87749 2376263 0 2288514 0 2180270 L 0 1396321 C 0 1288077 87749 1200328 195993 1200328 Z M 767127 0 L 2419697 0 2419697 190589 2565249 190589 C 2649419 190589 2717652 258822 2717652 342992 L 2717652 1104989 2284277 1104989 2284277 1104128 2284277 190589 2284277 96523 902547 96523 902547 190589 902547 1104128 902547 1104989 469172 1104989 469172 342992 C 469172 258822 537405 190589 621575 190589 L 767127 190589 Z N">
            <draw:equation draw:name="f0" draw:formula="0*logwidth/455040"/>
            <draw:equation draw:name="f1" draw:formula="455400*logwidth/455040"/>
            <draw:equation draw:name="f2" draw:formula="0*logheight/462600"/>
            <draw:equation draw:name="f3" draw:formula="462960*logheight/462600"/>
          </draw:enhanced-geometry>
        </draw:custom-shape>
        <draw:custom-shape draw:name="Rounded Rectangle 5" draw:style-name="gr22" draw:text-style-name="P20" draw:layer="layout" svg:width="1.199cm" svg:height="0.989cm" svg:x="19.048cm" svg:y="9.917cm">
          <text:p text:style-name="P8"><text:span text:style-name="T12"/></text:p>
          <draw:enhanced-geometry draw:mirror-horizontal="true" draw:mirror-vertical="false" drawooo:sub-view-size="3217557 2654282" draw:text-areas="?f0 ?f2 ?f1 ?f3" svg:viewBox="0 0 0 0" draw:type="ooxml-non-primitive" draw:enhanced-path="M 1384251 661544 C 1489083 661544 1574067 746528 1574067 851360 1574067 956192 1489083 1041176 1384251 1041176 1279419 1041176 1194435 956192 1194435 851360 1194435 746528 1279419 661544 1384251 661544 Z M 1993421 661544 C 2098253 661544 2183237 746528 2183237 851360 2183237 956192 2098253 1041176 1993421 1041176 1888589 1041176 1803605 956192 1803605 851360 1803605 746528 1888589 661544 1993421 661544 Z M 2602591 661544 C 2707423 661544 2792407 746528 2792407 851360 2792407 956192 2707423 1041176 2602591 1041176 2497759 1041176 2412775 956192 2412775 851360 2412775 746528 2497759 661544 2602591 661544 Z M 677114 569491 L 330916 569491 C 148156 569491 0 717647 0 900407 L 0 1952009 C 0 2134769 148156 2282925 330916 2282925 L 711670 2282925 C 639726 2394386 647101 2475544 275077 2654282 900998 2583693 998412 2552618 1294529 2282925 L 2117356 2282925 C 2251554 2282925 2367095 2203043 2418395 2087951 2205538 2022975 2032941 1932583 1830857 1799347 L 1008030 1799347 C 825270 1799347 677114 1651191 677114 1468431 L 677114 569491 Z M 2886641 0 L 1100201 0 C 917441 0 769285 148156 769285 330916 L 769285 1382518 C 769285 1565278 917441 1713434 1100201 1713434 L 1923028 1713434 C 2301032 1962656 2453037 2007378 3078958 2077967 2713759 1878758 2673367 1899957 2505887 1713434 L 2886641 1713434 C 3069401 1713434 3217557 1565278 3217557 1382518 L 3217557 330916 C 3217557 148156 3069401 0 2886641 0 Z N">
            <draw:equation draw:name="f0" draw:formula="360*logwidth/432000"/>
            <draw:equation draw:name="f1" draw:formula="432720*logwidth/432000"/>
            <draw:equation draw:name="f2" draw:formula="0*logheight/356400"/>
            <draw:equation draw:name="f3" draw:formula="356760*logheight/356400"/>
          </draw:enhanced-geometry>
        </draw:custom-shape>
        <draw:custom-shape draw:name="Round Same Side Corner Rectangle 11" draw:style-name="gr21" draw:text-style-name="P20" draw:layer="layout" svg:width="1.446cm" svg:height="1.227cm" draw:transform="rotate (-2.88014233164104) translate (17.129cm 7.346cm)">
          <text:p text:style-name="P8"><text:span text:style-name="T12"/></text:p>
          <draw:enhanced-geometry draw:mirror-horizontal="false" draw:mirror-vertical="false" drawooo:sub-view-size="2911009 2472345" draw:text-areas="?f0 ?f2 ?f1 ?f3" svg:viewBox="0 0 0 0" draw:type="ooxml-non-primitive" draw:enhanced-path="M 2219598 1335309 L 2219598 1222573 C 2219598 1176944 2241926 1136530 2277694 1113650 L 2277694 137786 C 2277694 61689 2339383 0 2415480 0 L 2545196 0 C 2621293 0 2682982 61689 2682982 137786 L 2682982 1099067 C 2730197 1120049 2762708 1167515 2762708 1222573 L 2762708 1480834 Z M 241900 1676361 C 69371 1631107 -34146 1454930 10296 1282189 54739 1109449 230428 1005105 403375 1048736 349550 1257945 295726 1467153 241900 1676361 Z M 2578947 2467929 L 1957545 2301425 2194209 1418183 2815611 1584687 C 2884250 1603079 2924985 1673632 2906593 1742272 L 2736532 2376947 C 2718140 2445587 2647586 2486321 2578947 2467929 Z M 610249 2287120 L 1020264 756923 2107356 1398691 1872582 2274879 Z M 426016 2349577 L 243978 2300800 C 205115 2290387 182051 2250439 192464 2211576 L 620679 613455 C 631093 574592 671040 551528 709903 561941 L 891942 610718 C 930805 621132 953869 661079 943455 699942 L 515240 2298064 C 504827 2336927 464879 2359990 426016 2349577 Z N">
            <draw:equation draw:name="f0" draw:formula="0*logwidth/520920"/>
            <draw:equation draw:name="f1" draw:formula="521280*logwidth/520920"/>
            <draw:equation draw:name="f2" draw:formula="0*logheight/442080"/>
            <draw:equation draw:name="f3" draw:formula="442440*logheight/442080"/>
          </draw:enhanced-geometry>
        </draw:custom-shape>
        <draw:custom-shape draw:name="Rounded Rectangle 27" draw:style-name="gr21" draw:text-style-name="P20" draw:layer="layout" svg:width="1.263cm" svg:height="0.969cm" svg:x="19.245cm" svg:y="3.077cm">
          <text:p text:style-name="P8"><text:span text:style-name="T12"/></text:p>
          <draw:enhanced-geometry draw:mirror-horizontal="false" draw:mirror-vertical="false" drawooo:sub-view-size="3186824 2447912" draw:text-areas="?f0 ?f2 ?f1 ?f3" svg:viewBox="0 0 0 0" draw:type="ooxml-non-primitive" draw:enhanced-path="M 1917737 1021643 C 2188548 1021643 2408083 1241178 2408083 1511989 2408083 1782800 2188548 2002335 1917737 2002335 1646926 2002335 1427391 1782800 1427391 1511989 1427391 1241178 1646926 1021643 1917737 1021643 Z M 1917737 827913 C 1539932 827913 1233661 1134184 1233661 1511989 1233661 1889794 1539932 2196065 1917737 2196065 2295542 2196065 2601813 1889794 2601813 1511989 2601813 1134184 2295542 827913 1917737 827913 Z M 1112286 675885 L 1112286 830188 1328310 830188 1328310 675885 Z M 2586084 626422 L 2586084 830188 3001340 830188 3001340 626422 Z M 1593701 108218 L 1593701 432905 2241773 432905 2241773 108218 Z M 1452512 0 L 2382963 0 C 2433311 0 2474127 40816 2474127 91164 L 2474127 432905 2933014 432905 C 3073189 432905 3186824 546540 3186824 686715 L 3186824 2194102 C 3186824 2334277 3073189 2447912 2933014 2447912 L 253810 2447912 C 113635 2447912 0 2334277 0 2194102 L 0 686715 C 0 546540 113635 432905 253810 432905 L 307082 432905 307082 313169 C 307082 287995 327490 267587 352664 267587 L 817888 267587 C 843062 267587 863470 287995 863470 313169 L 863470 432905 1361348 432905 1361348 91164 C 1361348 40816 1402164 0 1452512 0 Z N">
            <draw:equation draw:name="f0" draw:formula="0*logwidth/455040"/>
            <draw:equation draw:name="f1" draw:formula="455400*logwidth/455040"/>
            <draw:equation draw:name="f2" draw:formula="0*logheight/349200"/>
            <draw:equation draw:name="f3" draw:formula="349560*logheight/349200"/>
          </draw:enhanced-geometry>
        </draw:custom-shape>
        <draw:custom-shape draw:name="Rectangle 16" draw:style-name="gr23" draw:text-style-name="P9" draw:layer="layout" svg:width="1.08cm" svg:height="1.937cm" draw:transform="rotate (-0.785398163397449) translate (3.045cm 0.675cm)">
          <text:p text:style-name="P8"><text:span text:style-name="T6"/></text:p>
          <draw:enhanced-geometry draw:mirror-horizontal="false" draw:mirror-vertical="false" drawooo:sub-view-size="2232248 4001999" draw:text-areas="?f0 ?f2 ?f1 ?f3" svg:viewBox="0 0 0 0" draw:type="ooxml-non-primitive" draw:enhanced-path="M 1116887 0 C 1270748 4762 1433283 120651 1447291 308459 1483174 544979 1283237 603082 1339988 887363 L 2232248 887363 2232248 1778237 C 1956566 1829261 1897086 1634366 1663321 1669832 1475513 1683840 1359624 1846375 1354862 2000236 1358037 2135389 1477787 2334920 1701420 2336507 1972077 2308709 1932339 2176007 2232248 2187989 L 2232248 3119611 1303259 3119611 C 1289664 3424971 1423682 3383289 1451633 3655441 1450046 3879074 1250515 3998824 1115362 4001999 961501 3997237 798966 3881348 784958 3693540 749282 3458385 946712 3399594 892811 3119611 L 0 3119611 0 2203607 C 285884 2145799 343730 2346665 580754 2310706 768562 2296698 884451 2134163 889213 1980302 886038 1845149 766288 1645618 542655 1644031 268493 1672188 312817 1807984 0 1792208 L 0 887363 928847 887363 C 944034 576570 808718 620178 780616 346558 782203 122925 981734 3175 1116887 0 Z N">
            <draw:equation draw:name="f0" draw:formula="0*logwidth/389160"/>
            <draw:equation draw:name="f1" draw:formula="389520*logwidth/389160"/>
            <draw:equation draw:name="f2" draw:formula="0*logheight/697680"/>
            <draw:equation draw:name="f3" draw:formula="698040*logheight/697680"/>
          </draw:enhanced-geometry>
        </draw:custom-shape>
        <draw:line draw:style-name="gr3" draw:text-style-name="P10" draw:layer="layout" svg:x1="0.635cm" svg:y1="3.175cm" svg:x2="12.7cm" svg:y2="3.176cm">
          <text:p/>
        </draw:line>
        <draw:g draw:name="Group 1" draw:style-name="gr10">
          <draw:custom-shape draw:name="TextBox 1" draw:style-name="gr24" draw:text-style-name="P11" draw:layer="layout" svg:width="9.02cm" svg:height="2.151cm" svg:x="2.416cm" svg:y="9.913cm">
            <text:p text:style-name="P8"><text:span text:style-name="T10">I also browse through the internet a lot, especially different free and open source projects from GitHu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25" draw:text-style-name="P11" draw:layer="layout" svg:width="12.752cm" svg:height="1.011cm" svg:x="1.852cm" svg:y="8.795cm">
            <text:p text:style-name="P8"><text:span text:style-name="T11">Exploring new technolog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1" draw:layer="layout" svg:width="18.623cm" svg:height="10.476cm" svg:x="1.483cm" svg:y="2.123cm" draw:page-number="4" presentation:class="page"/>
          <draw:frame presentation:style-name="pr10" draw:text-style-name="P4" draw:layer="layout" svg:width="17.271cm" svg:height="12.572cm" svg:x="2.159cm" svg:y="13.271cm" presentation:class="notes" presentation:placeholder="true">
            <draw:text-box/>
          </draw:frame>
        </presentation:notes>
      </draw:page>
      <draw:page draw:name="Education" draw:style-name="dp1" draw:master-page-name="Default_20_2" presentation:presentation-page-layout-name="AL2T11">
        <draw:frame draw:name="PlaceHolder 1" presentation:style-name="pr11" draw:text-style-name="P6" draw:layer="layout" svg:width="9.759cm" svg:height="2.499cm" svg:x="2.305cm" svg:y="1.31cm" presentation:class="title" presentation:user-transformed="true">
          <draw:text-box>
            <text:p text:style-name="P5"><text:span text:style-name="T3">Education</text:span></text:p>
          </draw:text-box>
        </draw:frame>
        <draw:line draw:style-name="gr3" draw:text-style-name="P10" draw:layer="layout" svg:x1="0.635cm" svg:y1="3.81cm" svg:x2="13.335cm" svg:y2="3.811cm">
          <text:p/>
        </draw:line>
        <draw:custom-shape draw:name="Parallelogram 15" draw:style-name="gr2" draw:text-style-name="P9" draw:layer="layout" svg:width="1.661cm" svg:height="1.798cm" draw:transform="rotate (1.5707963267949) translate (1.27cm 3.175cm)">
          <text:p text:style-name="P8"><text:span text:style-name="T6"/></text:p>
          <draw:enhanced-geometry draw:mirror-horizontal="false" draw:mirror-vertical="false" drawooo:sub-view-size="2993176 3240001" draw:text-areas="?f0 ?f2 ?f1 ?f3" svg:viewBox="0 0 0 0" draw:type="ooxml-non-primitive" draw:enhanced-path="M 1299907 647892 L 665509 1620000 1299907 2592108 634398 2592108 0 1620000 634398 647892 Z M 2993176 1620001 L 1913056 3240001 1782206 3043749 1110064 3043749 C 1089036 3096599 1037333 3133759 976952 3133759 923853 3133759 877466 3105022 854540 3061058 L 302383 3169763 302383 2809723 854540 2918427 C 877466 2874463 923853 2845727 976952 2845727 1037333 2845727 1089036 2882887 1110064 2935737 L 1710190 2935737 832936 1620001 1913056 0 Z N">
            <draw:equation draw:name="f0" draw:formula="0*logwidth/598320"/>
            <draw:equation draw:name="f1" draw:formula="598680*logwidth/598320"/>
            <draw:equation draw:name="f2" draw:formula="0*logheight/647640"/>
            <draw:equation draw:name="f3" draw:formula="648000*logheight/647640"/>
          </draw:enhanced-geometry>
        </draw:custom-shape>
        <draw:frame draw:style-name="standard" draw:layer="layout" svg:width="25.828cm" svg:height="7.631cm" svg:x="1.101cm" svg:y="4.588cm">
          <table:table>
            <table:table-column table:style-name="co1"/>
            <table:table-column table:style-name="co2"/>
            <table:table-column table:style-name="co3"/>
            <table:table-column table:style-name="co4"/>
            <table:table-column table:style-name="co5"/>
            <table:table-row table:style-name="ro1" table:default-cell-style-name="ce1">
              <table:table-cell>
                <text:p text:style-name="P21"><text:span text:style-name="T8">Exam</text:span></text:p>
              </table:table-cell>
              <table:table-cell>
                <text:p text:style-name="P21"><text:span text:style-name="T13">Subject</text:span></text:p>
              </table:table-cell>
              <table:table-cell>
                <text:p text:style-name="P21"><text:span text:style-name="T13">Board</text:span></text:p>
              </table:table-cell>
              <table:table-cell>
                <text:p text:style-name="P21"><text:span text:style-name="T13">Year</text:span></text:p>
              </table:table-cell>
              <table:table-cell>
                <text:p text:style-name="P21"><text:span text:style-name="T13">Result</text:span></text:p>
              </table:table-cell>
            </table:table-row>
            <table:table-row table:style-name="ro1" table:default-cell-style-name="ce2">
              <table:table-cell>
                <text:p text:style-name="P21"><text:span text:style-name="T8">HSC</text:span></text:p>
              </table:table-cell>
              <table:table-cell>
                <text:p text:style-name="P21"><text:span text:style-name="T8">Science</text:span></text:p>
              </table:table-cell>
              <table:table-cell>
                <text:p text:style-name="P21"><text:span text:style-name="T8">Dhaka</text:span></text:p>
              </table:table-cell>
              <table:table-cell>
                <text:p text:style-name="P21"><text:span text:style-name="T8">2021</text:span></text:p>
              </table:table-cell>
              <table:table-cell>
                <text:p text:style-name="P21"><text:span text:style-name="T8">5</text:span></text:p>
              </table:table-cell>
            </table:table-row>
            <table:table-row table:style-name="ro1" table:default-cell-style-name="ce3">
              <table:table-cell>
                <text:p text:style-name="P21"><text:span text:style-name="T8">SSC</text:span></text:p>
              </table:table-cell>
              <table:table-cell>
                <text:p text:style-name="P21"><text:span text:style-name="T8">Science</text:span></text:p>
              </table:table-cell>
              <table:table-cell>
                <text:p text:style-name="P21"><text:span text:style-name="T8">Dhaka</text:span></text:p>
              </table:table-cell>
              <table:table-cell>
                <text:p text:style-name="P21"><text:span text:style-name="T8">2019</text:span></text:p>
              </table:table-cell>
              <table:table-cell>
                <text:p text:style-name="P21"><text:span text:style-name="T8">5</text:span></text:p>
              </table:table-cell>
            </table:table-row>
            <table:table-row table:style-name="ro1" table:default-cell-style-name="ce2">
              <table:table-cell>
                <text:p text:style-name="P21"><text:span text:style-name="T8">JSC </text:span></text:p>
              </table:table-cell>
              <table:table-cell>
                <text:p text:style-name="P21"><text:span text:style-name="T8">General</text:span></text:p>
              </table:table-cell>
              <table:table-cell>
                <text:p text:style-name="P21"><text:span text:style-name="T8">Dhaka</text:span></text:p>
              </table:table-cell>
              <table:table-cell>
                <text:p text:style-name="P21"><text:span text:style-name="T8">2017</text:span></text:p>
              </table:table-cell>
              <table:table-cell>
                <text:p text:style-name="P21"><text:span text:style-name="T8">5</text:span></text:p>
              </table:table-cell>
            </table:table-row>
            <table:table-row table:style-name="ro2" table:default-cell-style-name="ce3">
              <table:table-cell>
                <text:p text:style-name="P21"><text:span text:style-name="T8">PEC</text:span></text:p>
              </table:table-cell>
              <table:table-cell>
                <text:p text:style-name="P21"><text:span text:style-name="T8">General</text:span></text:p>
              </table:table-cell>
              <table:table-cell>
                <text:p text:style-name="P21"><text:span text:style-name="T8">Combined</text:span></text:p>
              </table:table-cell>
              <table:table-cell>
                <text:p text:style-name="P21"><text:span text:style-name="T8">2013</text:span></text:p>
              </table:table-cell>
              <table:table-cell>
                <text:p text:style-name="P21"><text:span text:style-name="T8">5</text:span></text:p>
              </table:table-cell>
            </table:table-row>
          </table:table>
          <draw:image xlink:href="Pictures/TablePreview1.svm" xlink:type="simple" xlink:show="embed" xlink:actuate="onLoad"/>
        </draw:frame>
        <presentation:notes draw:style-name="dp2">
          <draw:page-thumbnail draw:style-name="gr1" draw:layer="layout" svg:width="18.623cm" svg:height="10.476cm" svg:x="1.483cm" svg:y="2.123cm" draw:page-number="5" presentation:class="page"/>
          <draw:frame presentation:style-name="pr1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pitch="variable"/>
    <style:font-face style:name="Arial Unicode MS1" svg:font-family="'Arial Unicode MS'"/>
    <style:font-face style:name="Arial1" svg:font-family="Arial" style:font-pitch="variable"/>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Bengali UI" svg:font-family="'Noto Sans Bengali UI'" style:font-family-generic="system" style:font-pitch="variable"/>
    <style:font-face style:name="Noto Sans Bengali UI1" svg:font-family="'Noto Sans Bengali UI'"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ystem" style:font-pitch="variable"/>
    <style:font-face style:name="Open Sans ExtraBold" svg:font-family="'Open Sans ExtraBold'" style:font-pitch="variable"/>
    <style:font-face style:name="Open Sans ExtraBold1" svg:font-family="'Open Sans ExtraBol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2" style:font-size-asian="24pt" style:language-asian="zh" style:country-asian="CN" style:font-name-complex="Noto Sans1" style:font-size-complex="24pt" style:language-complex="bn" style:country-complex="BD"/>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Bengali UI" style:font-family-complex="'Noto Sans Bengali U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Bengali UI" style:font-family-complex="'Noto Sans Bengali U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Bengali UI" style:font-family-complex="'Noto Sans Bengali U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Bengali UI" style:font-family-complex="'Noto Sans Bengali U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Bengali UI" style:font-family-complex="'Noto Sans Bengali U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Bengali UI" style:font-family-complex="'Noto Sans Bengali U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Bengali UI" style:font-family-complex="'Noto Sans Bengali U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Bengali UI" style:font-family-complex="'Noto Sans Bengali U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Bengali UI" style:font-family-complex="'Noto Sans Bengali U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Bengali UI" style:font-family-complex="'Noto Sans Bengali U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Bengali UI" style:font-family-complex="'Noto Sans Bengali U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Bengali UI" style:font-family-complex="'Noto Sans Bengali U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Bengali UI" style:font-family-complex="'Noto Sans Bengali U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Bengali UI" style:font-family-complex="'Noto Sans Bengali U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Bengali UI" style:font-family-complex="'Noto Sans Bengali U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Bengali UI" style:font-family-complex="'Noto Sans Bengali U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Bengali UI" style:font-family-complex="'Noto Sans Bengali U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Bengali UI" style:font-family-complex="'Noto Sans Bengali U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Bengali UI" style:font-family-complex="'Noto Sans Bengali U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Bengali UI" style:font-family-complex="'Noto Sans Bengali U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Bengali UI" style:font-family-complex="'Noto Sans Bengali U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5cm" draw:fill="solid" draw:fill-color="#9ecf6c"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graphic-properties style:writing-mode="lr-tb"/>
    </style:style>
    <style:style style:name="Mgr5"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06cm" fo:padding-bottom="0.006cm" fo:padding-left="0.25cm" fo:padding-right="0.25cm" fo:wrap-option="wrap"/>
    </style:style>
    <style:style style:name="Mgr7"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44cm" fo:padding-bottom="0.044cm" fo:padding-left="0.25cm" fo:padding-right="0.25cm" fo:wrap-option="wrap"/>
    </style:style>
    <style:style style:name="Mgr8"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71cm" fo:padding-bottom="0.071cm" fo:padding-left="0.25cm" fo:padding-right="0.25cm" fo:wrap-option="wrap"/>
    </style:style>
    <style:style style:name="Mgr9"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11cm" fo:padding-bottom="0.011cm" fo:padding-left="0.25cm" fo:padding-right="0.25cm" fo:wrap-option="wrap"/>
    </style:style>
    <style:style style:name="Mgr10"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95cm" fo:padding-bottom="0.095cm" fo:padding-left="0.25cm" fo:padding-right="0.25cm" fo:wrap-option="wrap"/>
    </style:style>
    <style:style style:name="Mgr11"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14cm" fo:padding-bottom="-0.014cm" fo:padding-left="0.25cm" fo:padding-right="0.25cm" fo:wrap-option="wrap"/>
    </style:style>
    <style:style style:name="Mgr12"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1cm" fo:padding-bottom="0.01cm" fo:padding-left="0.25cm" fo:padding-right="0.25cm" fo:wrap-option="wrap"/>
    </style:style>
    <style:style style:name="Mgr13"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6cm" fo:padding-bottom="-0.06cm" fo:padding-left="0.25cm" fo:padding-right="0.25cm" fo:wrap-option="wrap"/>
    </style:style>
    <style:style style:name="Mgr14"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08cm" fo:padding-bottom="0.008cm" fo:padding-left="0.25cm" fo:padding-right="0.25cm" fo:wrap-option="wrap"/>
    </style:style>
    <style:style style:name="Mgr15"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41cm" fo:padding-bottom="-0.041cm" fo:padding-left="0.25cm" fo:padding-right="0.25cm" fo:wrap-option="wrap"/>
    </style:style>
    <style:style style:name="Mgr16"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37cm" fo:padding-bottom="0.037cm" fo:padding-left="0.25cm" fo:padding-right="0.25cm" fo:wrap-option="wrap"/>
    </style:style>
    <style:style style:name="Mgr17"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49cm" fo:padding-bottom="0.049cm" fo:padding-left="0.25cm" fo:padding-right="0.25cm" fo:wrap-option="wrap"/>
    </style:style>
    <style:style style:name="Mgr18"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27cm" fo:padding-bottom="-0.027cm" fo:padding-left="0.25cm" fo:padding-right="0.25cm" fo:wrap-option="wrap"/>
    </style:style>
    <style:style style:name="Mgr19"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47cm" fo:padding-bottom="0.047cm" fo:padding-left="0.25cm" fo:padding-right="0.25cm" fo:wrap-option="wrap"/>
    </style:style>
    <style:style style:name="Mgr20"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58cm" fo:padding-bottom="-0.058cm" fo:padding-left="0.25cm" fo:padding-right="0.25cm" fo:wrap-option="wrap"/>
    </style:style>
    <style:style style:name="Mgr21"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16cm" fo:padding-bottom="-0.016cm" fo:padding-left="0.25cm" fo:padding-right="0.25cm" fo:wrap-option="wrap"/>
    </style:style>
    <style:style style:name="Mgr22"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7cm" fo:padding-bottom="-0.07cm" fo:padding-left="0.25cm" fo:padding-right="0.25cm" fo:wrap-option="wrap"/>
    </style:style>
    <style:style style:name="Mgr23"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cm" fo:padding-bottom="0cm" fo:padding-left="0.25cm" fo:padding-right="0.25cm" fo:wrap-option="wrap"/>
    </style:style>
    <style:style style:name="Mgr24"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49cm" fo:padding-bottom="-0.049cm" fo:padding-left="0.25cm" fo:padding-right="0.25cm" fo:wrap-option="wrap"/>
    </style:style>
    <style:style style:name="Mgr25"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125cm" fo:padding-bottom="0.125cm" fo:padding-left="0.25cm" fo:padding-right="0.25cm" fo:wrap-option="no-wrap"/>
    </style:style>
    <style:style style:name="Mgr26"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69cm" fo:padding-bottom="-0.069cm" fo:padding-left="0.25cm" fo:padding-right="0.25cm" fo:wrap-option="wrap"/>
    </style:style>
    <style:style style:name="Mgr27"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93cm" fo:padding-bottom="-0.093cm" fo:padding-left="0.25cm" fo:padding-right="0.25cm" fo:wrap-option="wrap"/>
    </style:style>
    <style:style style:name="Mgr28"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105cm" fo:padding-bottom="-0.105cm" fo:padding-left="0.25cm" fo:padding-right="0.25cm" fo:wrap-option="wrap"/>
    </style:style>
    <style:style style:name="Mgr29"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106cm" fo:padding-bottom="-0.106cm" fo:padding-left="0.25cm" fo:padding-right="0.25cm" fo:wrap-option="wrap"/>
    </style:style>
    <style:style style:name="Mgr30"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19cm" fo:padding-bottom="-0.019cm" fo:padding-left="0.25cm" fo:padding-right="0.25cm" fo:wrap-option="wrap"/>
    </style:style>
    <style:style style:name="Mgr31"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91cm" fo:padding-bottom="0.091cm" fo:padding-left="0.25cm" fo:padding-right="0.25cm" fo:wrap-option="wrap"/>
    </style:style>
    <style:style style:name="Mgr32"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13cm" fo:padding-bottom="0.013cm" fo:padding-left="0.25cm" fo:padding-right="0.25cm" fo:wrap-option="wrap"/>
    </style:style>
    <style:style style:name="Mgr33"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35cm" fo:padding-bottom="0.035cm" fo:padding-left="0.25cm" fo:padding-right="0.25cm" fo:wrap-option="wrap"/>
    </style:style>
    <style:style style:name="Mgr34"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15cm" fo:padding-bottom="-0.015cm" fo:padding-left="0.25cm" fo:padding-right="0.25cm" fo:wrap-option="wrap"/>
    </style:style>
    <style:style style:name="Mgr35"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53cm" fo:padding-bottom="0.053cm" fo:padding-left="0.25cm" fo:padding-right="0.25cm" fo:wrap-option="wrap"/>
    </style:style>
    <style:style style:name="Mgr36"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34cm" fo:padding-bottom="-0.034cm" fo:padding-left="0.25cm" fo:padding-right="0.25cm" fo:wrap-option="wrap"/>
    </style:style>
    <style:style style:name="Mgr37"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17cm" fo:padding-bottom="0.017cm" fo:padding-left="0.25cm" fo:padding-right="0.25cm" fo:wrap-option="wrap"/>
    </style:style>
    <style:style style:name="Mgr38"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58cm" fo:padding-bottom="0.058cm" fo:padding-left="0.25cm" fo:padding-right="0.25cm" fo:wrap-option="wrap"/>
    </style:style>
    <style:style style:name="Mgr39"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87cm" fo:padding-bottom="0.087cm" fo:padding-left="0.25cm" fo:padding-right="0.25cm" fo:wrap-option="wrap"/>
    </style:style>
    <style:style style:name="Mgr40"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22cm" fo:padding-bottom="0.022cm" fo:padding-left="0.25cm" fo:padding-right="0.25cm" fo:wrap-option="wrap"/>
    </style:style>
    <style:style style:name="Mgr41"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113cm" fo:padding-bottom="0.113cm" fo:padding-left="0.25cm" fo:padding-right="0.25cm" fo:wrap-option="wrap"/>
    </style:style>
    <style:style style:name="Mgr42"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05cm" fo:padding-bottom="-0.005cm" fo:padding-left="0.25cm" fo:padding-right="0.25cm" fo:wrap-option="wrap"/>
    </style:style>
    <style:style style:name="Mgr43"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21cm" fo:padding-bottom="0.021cm" fo:padding-left="0.25cm" fo:padding-right="0.25cm" fo:wrap-option="wrap"/>
    </style:style>
    <style:style style:name="Mgr44"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54cm" fo:padding-bottom="-0.054cm" fo:padding-left="0.25cm" fo:padding-right="0.25cm" fo:wrap-option="wrap"/>
    </style:style>
    <style:style style:name="Mgr45"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19cm" fo:padding-bottom="0.019cm" fo:padding-left="0.25cm" fo:padding-right="0.25cm" fo:wrap-option="wrap"/>
    </style:style>
    <style:style style:name="Mgr46"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51cm" fo:padding-bottom="0.051cm" fo:padding-left="0.25cm" fo:padding-right="0.25cm" fo:wrap-option="wrap"/>
    </style:style>
    <style:style style:name="Mgr47"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64cm" fo:padding-bottom="0.064cm" fo:padding-left="0.25cm" fo:padding-right="0.25cm" fo:wrap-option="wrap"/>
    </style:style>
    <style:style style:name="Mgr48"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62cm" fo:padding-bottom="0.062cm" fo:padding-left="0.25cm" fo:padding-right="0.25cm" fo:wrap-option="wrap"/>
    </style:style>
    <style:style style:name="Mgr49"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52cm" fo:padding-bottom="-0.052cm" fo:padding-left="0.25cm" fo:padding-right="0.25cm" fo:wrap-option="wrap"/>
    </style:style>
    <style:style style:name="Mgr50"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07cm" fo:padding-bottom="-0.007cm" fo:padding-left="0.25cm" fo:padding-right="0.25cm" fo:wrap-option="wrap"/>
    </style:style>
    <style:style style:name="Mgr51" style:family="graphic" style:parent-style-name="standard">
      <style:graphic-properties draw:stroke="none" svg:stroke-width="0cm" draw:fill="solid" draw:fill-color="#74b531" draw:textarea-horizontal-align="center" draw:textarea-vertical-align="middle" draw:auto-grow-height="false" draw:fit-to-size="false" style:shrink-to-fit="false" fo:min-height="0cm" fo:min-width="0cm" fo:padding-top="-0.065cm" fo:padding-bottom="-0.065cm" fo:padding-left="0.25cm" fo:padding-right="0.25cm" fo:wrap-option="wrap"/>
    </style:style>
    <style:style style:name="Mpr1" style:family="presentation" style:parent-style-name="Title_20_Slide-backgroundobjects">
      <style:graphic-properties draw:stroke="none" svg:stroke-width="0cm" draw:fill="solid" draw:fill-color="#74b531" draw:textarea-horizontal-align="justify" draw:textarea-vertical-align="top" draw:auto-grow-height="false" draw:fit-to-size="false" style:shrink-to-fit="false" fo:min-height="9.136cm" fo:padding-top="0cm" fo:padding-bottom="0cm" fo:padding-left="0cm" fo:padding-right="0cm" fo:wrap-option="wrap"/>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c_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style:paragraph-properties style:writing-mode="lr-tb"/>
    </style:style>
    <style:style style:name="Mpr6" style:family="presentation" style:parent-style-name="Title_2c__20_Content-backgroundobjects">
      <style:graphic-properties draw:stroke="none" draw:fill="none" draw:fill-color="#ffffff" draw:auto-grow-height="false" fo:min-height="1.397cm"/>
      <style:paragraph-properties style:writing-mode="lr-tb"/>
    </style:style>
    <style:style style:name="Mpr7" style:family="presentation" style:parent-style-name="Title_2c__20_Content-backgroundobjects">
      <style:graphic-properties draw:stroke="none" draw:fill="none" draw:fill-color="#ffffff" draw:textarea-vertical-align="bottom" draw:auto-grow-height="false" fo:min-height="1.397cm"/>
      <style:paragraph-properties style:writing-mode="lr-tb"/>
    </style:style>
    <style:style style:name="Mpr8" style:family="presentation" style:parent-style-name="Defaul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style:paragraph-properties style:writing-mode="lr-tb"/>
    </style:style>
    <style:style style:name="Mpr9" style:family="presentation" style:parent-style-name="Default-backgroundobjects">
      <style:graphic-properties draw:stroke="none" draw:fill="none" draw:fill-color="#ffffff" draw:auto-grow-height="false" fo:min-height="1.397cm"/>
      <style:paragraph-properties style:writing-mode="lr-tb"/>
    </style:style>
    <style:style style:name="Mpr10"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11" style:family="presentation" style:parent-style-name="Defaul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style:paragraph-properties style:writing-mode="lr-tb"/>
    </style:style>
    <style:style style:name="Mpr12" style:family="presentation" style:parent-style-name="Default_20_1-backgroundobjects">
      <style:graphic-properties draw:stroke="none" draw:fill="none" draw:fill-color="#ffffff" draw:auto-grow-height="false" fo:min-height="1.397cm"/>
      <style:paragraph-properties style:writing-mode="lr-tb"/>
    </style:style>
    <style:style style:name="Mpr13"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r14" style:family="presentation" style:parent-style-name="Defaul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style:paragraph-properties style:writing-mode="lr-tb"/>
    </style:style>
    <style:style style:name="Mpr15" style:family="presentation" style:parent-style-name="Default_20_2-backgroundobjects">
      <style:graphic-properties draw:stroke="none" draw:fill="none" draw:fill-color="#ffffff" draw:auto-grow-height="false" fo:min-height="1.397cm"/>
      <style:paragraph-properties style:writing-mode="lr-tb"/>
    </style:style>
    <style:style style:name="Mpr16" style:family="presentation" style:parent-style-name="Default_20_2-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style>
    <style:style style:name="MP6" style:family="paragraph">
      <loext:graphic-properties draw:fill="solid" draw:fill-color="#9ecf6c"/>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7" style:family="paragraph">
      <loext:graphic-properties draw:fill="solid" draw:fill-color="#74b531"/>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8" style:family="paragraph">
      <loext:graphic-properties draw:fill="solid" draw:fill-color="#74b531"/>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9" style:family="paragraph">
      <style:paragraph-properties fo:margin-left="0cm" fo:margin-right="0cm" fo:margin-top="0cm" fo:margin-bottom="0cm" fo:line-height="100%" fo:text-align="center" fo:text-indent="0cm">
        <style:tab-stops>
          <style:tab-stop style:position="0cm"/>
        </style:tab-stops>
      </style:paragraph-properties>
      <style:text-properties fo:font-size="14pt" style:font-size-asian="14pt" style:font-size-complex="14pt"/>
    </style:style>
    <style:style style:name="MP10" style:family="paragraph">
      <loext:graphic-properties draw:fill="solid" draw:fill-color="#74b531"/>
      <style:paragraph-properties fo:text-align="start" style:font-independent-line-spacing="true"/>
      <style:text-properties fo:font-size="14pt" style:font-size-asian="14pt" style:font-size-complex="14pt"/>
    </style:style>
    <style:style style:name="MP11" style:family="paragraph">
      <style:paragraph-properties fo:margin-left="0cm" fo:margin-right="0cm" fo:margin-top="0cm" fo:margin-bottom="0cm" fo:line-height="100%" fo:text-align="end" fo:text-indent="0cm">
        <style:tab-stops>
          <style:tab-stop style:position="0cm"/>
        </style:tab-stops>
      </style:paragraph-properties>
      <style:text-properties fo:font-size="14pt" style:font-size-asian="14pt" style:font-size-complex="14pt"/>
    </style:style>
    <style:style style:name="MP12"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T2"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3"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loext:theme loext:name="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custom-shape draw:style-name="Mgr3" draw:text-style-name="MP6" draw:layer="backgroundobjects" svg:width="27.999cm" svg:height="1.749cm" svg:x="0cm" svg:y="14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Mgr4">
        <draw:custom-shape draw:style-name="Mgr5" draw:text-style-name="MP7" draw:layer="layout" svg:width="0.246cm" svg:height="0.269cm" svg:x="8.738cm" svg:y="14.341cm">
          <text:p text:style-name="MP5"><text:span text:style-name="MT2"/></text:p>
          <draw:enhanced-geometry draw:mirror-horizontal="false" draw:mirror-vertical="false" drawooo:sub-view-size="247 270" draw:text-areas="0 0 ?f0 ?f1" svg:viewBox="0 0 0 0" draw:type="ooxml-non-primitive" draw:enhanced-path="M 247 135 C 247 159 241 182 230 203 219 223 204 240 185 252 166 264 145 270 124 270 102 270 81 264 62 252 43 240 28 223 17 203 6 182 0 159 0 135 0 111 6 88 17 67 28 47 43 30 62 18 81 6 102 0 124 0 145 0 166 6 185 18 204 30 219 47 230 67 241 88 247 111 247 135 Z N">
            <draw:equation draw:name="f0" draw:formula="logwidth"/>
            <draw:equation draw:name="f1" draw:formula="logheight"/>
          </draw:enhanced-geometry>
        </draw:custom-shape>
        <draw:custom-shape draw:style-name="Mgr5" draw:text-style-name="MP7" draw:layer="layout" svg:width="0.426cm" svg:height="0.537cm" svg:x="8.468cm" svg:y="14.31cm">
          <text:p text:style-name="MP5"><text:span text:style-name="MT2"/></text:p>
          <draw:enhanced-geometry draw:mirror-horizontal="false" draw:mirror-vertical="false" drawooo:sub-view-size="427 538" draw:text-areas="0 0 ?f0 ?f1" svg:viewBox="0 0 0 0" draw:type="ooxml-non-primitive" draw:enhanced-path="M 403 452 C 495 104 301 151 250 0 177 36 104 71 31 107 31 104 -36 440 28 514 78 569 384 523 403 452 Z N">
            <draw:equation draw:name="f0" draw:formula="logwidth"/>
            <draw:equation draw:name="f1" draw:formula="logheight"/>
          </draw:enhanced-geometry>
        </draw:custom-shape>
        <draw:custom-shape draw:style-name="Mgr6" draw:text-style-name="MP7" draw:layer="layout" svg:width="0.252cm" svg:height="0.13cm" svg:x="8.498cm" svg:y="14.61cm">
          <text:p text:style-name="MP5"><text:span text:style-name="MT2"/></text:p>
          <draw:enhanced-geometry draw:mirror-horizontal="false" draw:mirror-vertical="false" drawooo:sub-view-size="253 131" draw:text-areas="0 0 ?f0 ?f1" svg:viewBox="0 0 0 0" draw:type="ooxml-non-primitive" draw:enhanced-path="M 34 63 C 52 44 74 26 99 17 148 -5 204 -5 253 14 200 14 154 17 108 38 87 47 65 60 47 75 31 91 13 109 0 131 4 106 15 81 34 63 Z N">
            <draw:equation draw:name="f0" draw:formula="logwidth"/>
            <draw:equation draw:name="f1" draw:formula="logheight"/>
          </draw:enhanced-geometry>
        </draw:custom-shape>
        <draw:custom-shape draw:style-name="Mgr5" draw:text-style-name="MP7" draw:layer="layout" svg:width="0.363cm" svg:height="0.654cm" svg:x="8.188cm" svg:y="14.267cm">
          <text:p text:style-name="MP5"><text:span text:style-name="MT2"/></text:p>
          <draw:enhanced-geometry draw:mirror-horizontal="false" draw:mirror-vertical="false" drawooo:sub-view-size="364 655" draw:text-areas="0 0 ?f0 ?f1" svg:viewBox="0 0 0 0" draw:type="ooxml-non-primitive" draw:enhanced-path="M 290 615 C 364 538 361 197 364 27 259 18 154 9 50 0 47 0 -39 541 22 615 68 670 238 667 290 615 Z N">
            <draw:equation draw:name="f0" draw:formula="logwidth"/>
            <draw:equation draw:name="f1" draw:formula="logheight"/>
          </draw:enhanced-geometry>
        </draw:custom-shape>
        <draw:custom-shape draw:style-name="Mgr5" draw:text-style-name="MP7" draw:layer="layout" svg:width="0.363cm" svg:height="0.654cm" svg:x="7.869cm" svg:y="14.267cm">
          <text:p text:style-name="MP5"><text:span text:style-name="MT2"/></text:p>
          <draw:enhanced-geometry draw:mirror-horizontal="false" draw:mirror-vertical="false" drawooo:sub-view-size="364 655" draw:text-areas="0 0 ?f0 ?f1" svg:viewBox="0 0 0 0" draw:type="ooxml-non-primitive" draw:enhanced-path="M 74 615 C 0 538 3 197 0 27 105 18 209 9 314 0 323 205 403 541 341 615 295 670 126 667 74 615 Z N">
            <draw:equation draw:name="f0" draw:formula="logwidth"/>
            <draw:equation draw:name="f1" draw:formula="logheight"/>
          </draw:enhanced-geometry>
        </draw:custom-shape>
        <draw:custom-shape draw:style-name="Mgr5" draw:text-style-name="MP7" draw:layer="layout" svg:width="0.024cm" svg:height="0.264cm" svg:x="8.198cm" svg:y="14.617cm">
          <text:p text:style-name="MP5"><text:span text:style-name="MT2"/></text:p>
          <draw:enhanced-geometry draw:mirror-horizontal="false" draw:mirror-vertical="false" drawooo:sub-view-size="25 265" draw:text-areas="0 0 ?f0 ?f1" svg:viewBox="0 0 0 0" draw:type="ooxml-non-primitive" draw:enhanced-path="M 0 133 C 0 90 3 44 12 0 21 44 25 90 25 133 21 179 21 222 12 265 3 222 0 176 0 133 Z N">
            <draw:equation draw:name="f0" draw:formula="logwidth"/>
            <draw:equation draw:name="f1" draw:formula="logheight"/>
          </draw:enhanced-geometry>
        </draw:custom-shape>
        <draw:custom-shape draw:style-name="Mgr5" draw:text-style-name="MP7" draw:layer="layout" svg:width="0.553cm" svg:height="0.534cm" svg:x="7.933cm" svg:y="14.242cm">
          <text:p text:style-name="MP5"><text:span text:style-name="MT2"/></text:p>
          <draw:enhanced-geometry draw:mirror-horizontal="false" draw:mirror-vertical="false" drawooo:sub-view-size="554 535" draw:text-areas="0 0 ?f0 ?f1" svg:viewBox="0 0 0 0" draw:type="ooxml-non-primitive" draw:enhanced-path="M 277 535 C 185 440 0 390 0 252 0 113 123 0 277 0 431 0 554 113 554 252 554 390 369 440 277 535 Z N">
            <draw:equation draw:name="f0" draw:formula="logwidth"/>
            <draw:equation draw:name="f1" draw:formula="logheight"/>
          </draw:enhanced-geometry>
        </draw:custom-shape>
        <draw:custom-shape draw:style-name="Mgr5" draw:text-style-name="MP7" draw:layer="layout" svg:width="0.416cm" svg:height="0.808cm" svg:x="8.425cm" svg:y="13.077cm">
          <text:p text:style-name="MP5"><text:span text:style-name="MT2"/></text:p>
          <draw:enhanced-geometry draw:mirror-horizontal="false" draw:mirror-vertical="false" drawooo:sub-view-size="417 809" draw:text-areas="0 0 ?f0 ?f1" svg:viewBox="0 0 0 0" draw:type="ooxml-non-primitive" draw:enhanced-path="M 37 354 C 21 677 12 629 0 766 57 780 115 795 172 809 243 686 163 778 384 440 464 314 378 18 329 0 298 -9 43 188 37 354 Z N">
            <draw:equation draw:name="f0" draw:formula="logwidth"/>
            <draw:equation draw:name="f1" draw:formula="logheight"/>
          </draw:enhanced-geometry>
        </draw:custom-shape>
        <draw:custom-shape draw:style-name="Mgr5" draw:text-style-name="MP7" draw:layer="layout" svg:width="0.302cm" svg:height="0.639cm" svg:x="8.458cm" svg:y="13.239cm">
          <text:p text:style-name="MP5"><text:span text:style-name="MT2"/></text:p>
          <draw:enhanced-geometry draw:mirror-horizontal="false" draw:mirror-vertical="false" drawooo:sub-view-size="303 640" draw:text-areas="0 0 ?f0 ?f1" svg:viewBox="0 0 0 0" draw:type="ooxml-non-primitive" draw:enhanced-path="M 77 210 C 19 523 26 478 0 612 38 622 76 631 114 640 169 513 114 618 280 258 324 167 299 16 253 1 222 -8 102 81 77 210 Z N">
            <draw:equation draw:name="f0" draw:formula="logwidth"/>
            <draw:equation draw:name="f1" draw:formula="logheight"/>
          </draw:enhanced-geometry>
        </draw:custom-shape>
        <draw:custom-shape draw:style-name="Mgr5" draw:text-style-name="MP7" draw:layer="layout" svg:width="0.418cm" svg:height="0.808cm" svg:x="7.576cm" svg:y="13.077cm">
          <text:p text:style-name="MP5"><text:span text:style-name="MT2"/></text:p>
          <draw:enhanced-geometry draw:mirror-horizontal="false" draw:mirror-vertical="false" drawooo:sub-view-size="419 809" draw:text-areas="0 0 ?f0 ?f1" svg:viewBox="0 0 0 0" draw:type="ooxml-non-primitive" draw:enhanced-path="M 382 354 C 397 677 406 629 419 766 361 780 304 795 247 809 176 686 256 778 34 440 -49 314 40 18 90 0 120 -9 376 188 382 354 Z N">
            <draw:equation draw:name="f0" draw:formula="logwidth"/>
            <draw:equation draw:name="f1" draw:formula="logheight"/>
          </draw:enhanced-geometry>
        </draw:custom-shape>
        <draw:custom-shape draw:style-name="Mgr5" draw:text-style-name="MP7" draw:layer="layout" svg:width="0.302cm" svg:height="0.642cm" svg:x="7.658cm" svg:y="13.239cm">
          <text:p text:style-name="MP5"><text:span text:style-name="MT2"/></text:p>
          <draw:enhanced-geometry draw:mirror-horizontal="false" draw:mirror-vertical="false" drawooo:sub-view-size="303 643" draw:text-areas="0 0 ?f0 ?f1" svg:viewBox="0 0 0 0" draw:type="ooxml-non-primitive" draw:enhanced-path="M 226 210 C 285 523 277 478 303 612 266 623 229 633 192 643 136 516 192 622 23 262 -20 167 1 16 51 1 81 -8 201 81 226 210 Z N">
            <draw:equation draw:name="f0" draw:formula="logwidth"/>
            <draw:equation draw:name="f1" draw:formula="logheight"/>
          </draw:enhanced-geometry>
        </draw:custom-shape>
        <draw:custom-shape draw:style-name="Mgr5" draw:text-style-name="MP7" draw:layer="layout" svg:width="1.126cm" svg:height="0.987cm" svg:x="7.646cm" svg:y="13.569cm">
          <text:p text:style-name="MP5"><text:span text:style-name="MT2"/></text:p>
          <draw:enhanced-geometry draw:mirror-horizontal="false" draw:mirror-vertical="false" drawooo:sub-view-size="1127 988" draw:text-areas="0 0 ?f0 ?f1" svg:viewBox="0 0 0 0" draw:type="ooxml-non-primitive" draw:enhanced-path="M 564 0 C 874 0 1016 133 1016 317 1016 471 1249 699 1040 849 939 923 766 988 564 988 361 988 189 923 87 849 -122 696 112 471 112 317 112 133 250 0 564 0 Z N">
            <draw:equation draw:name="f0" draw:formula="logwidth"/>
            <draw:equation draw:name="f1" draw:formula="logheight"/>
          </draw:enhanced-geometry>
        </draw:custom-shape>
        <draw:custom-shape draw:style-name="Mgr5" draw:text-style-name="MP7" draw:layer="layout" svg:width="0.984cm" svg:height="0.817cm" svg:x="7.714cm" svg:y="13.704cm">
          <text:p text:style-name="MP5"><text:span text:style-name="MT2"/></text:p>
          <draw:enhanced-geometry draw:mirror-horizontal="false" draw:mirror-vertical="false" drawooo:sub-view-size="985 818" draw:text-areas="0 0 ?f0 ?f1" svg:viewBox="0 0 0 0" draw:type="ooxml-non-primitive" draw:enhanced-path="M 536 28 C 509 -9 484 -9 456 28 392 111 290 290 284 438 167 422 35 428 7 490 -45 612 201 818 493 818 789 818 1031 612 978 490 958 428 822 422 709 438 702 290 601 111 536 28 Z N">
            <draw:equation draw:name="f0" draw:formula="logwidth"/>
            <draw:equation draw:name="f1" draw:formula="logheight"/>
          </draw:enhanced-geometry>
        </draw:custom-shape>
        <draw:custom-shape draw:style-name="Mgr7" draw:text-style-name="MP7" draw:layer="layout" svg:width="0.465cm" svg:height="0.168cm" svg:x="7.977cm" svg:y="14.288cm">
          <text:p text:style-name="MP5"><text:span text:style-name="MT2"/></text:p>
          <draw:enhanced-geometry draw:mirror-horizontal="false" draw:mirror-vertical="false" drawooo:sub-view-size="466 169" draw:text-areas="0 0 ?f0 ?f1" svg:viewBox="0 0 0 0" draw:type="ooxml-non-primitive" draw:enhanced-path="M 372 62 C 338 65 301 56 273 37 258 28 246 16 233 0 224 16 209 28 193 37 162 56 129 65 95 62 61 62 27 49 2 28 -13 16 67 169 233 169 399 169 479 16 464 28 439 46 406 59 372 62 Z N">
            <draw:equation draw:name="f0" draw:formula="logwidth"/>
            <draw:equation draw:name="f1" draw:formula="logheight"/>
          </draw:enhanced-geometry>
        </draw:custom-shape>
        <draw:custom-shape draw:style-name="Mgr5" draw:text-style-name="MP7" draw:layer="layout" svg:width="0.272cm" svg:height="0.324cm" svg:x="8.334cm" svg:y="13.825cm">
          <text:p text:style-name="MP5"><text:span text:style-name="MT2"/></text:p>
          <draw:enhanced-geometry draw:mirror-horizontal="false" draw:mirror-vertical="false" drawooo:sub-view-size="273 325" draw:text-areas="0 0 ?f0 ?f1" svg:viewBox="0 0 0 0" draw:type="ooxml-non-primitive" draw:enhanced-path="M 95 9 C 187 -28 249 61 264 110 289 184 258 267 249 286 242 298 175 357 24 301 27 301 -13 218 5 141 35 97 15 40 95 9 Z N">
            <draw:equation draw:name="f0" draw:formula="logwidth"/>
            <draw:equation draw:name="f1" draw:formula="logheight"/>
          </draw:enhanced-geometry>
        </draw:custom-shape>
        <draw:custom-shape draw:style-name="Mgr5" draw:text-style-name="MP7" draw:layer="layout" svg:width="0.285cm" svg:height="0.35cm" svg:x="8.338cm" svg:y="13.807cm">
          <text:p text:style-name="MP5"><text:span text:style-name="MT2"/></text:p>
          <draw:enhanced-geometry draw:mirror-horizontal="false" draw:mirror-vertical="false" drawooo:sub-view-size="286 351" draw:text-areas="0 0 ?f0 ?f1" svg:viewBox="0 0 0 0" draw:type="ooxml-non-primitive" draw:enhanced-path="M 34 57 C 47 41 59 29 74 20 80 14 90 10 99 7 108 4 117 1 127 1 164 -5 200 14 225 38 250 63 270 98 280 134 289 171 287 210 277 247 274 266 268 284 259 300 258 302 257 304 256 306 256 309 256 312 256 315 255 316 254 317 253 318 250 321 247 324 240 327 231 334 225 337 216 340 182 352 148 352 114 349 80 343 50 334 19 318 50 324 83 334 114 334 144 334 179 330 207 318 213 315 219 312 225 306 228 303 231 303 231 300 232 298 233 296 234 294 240 278 244 263 250 247 256 214 259 180 250 149 244 118 225 90 204 69 182 47 154 32 127 35 120 35 111 35 105 38 99 41 90 41 84 44 68 50 56 60 47 72 25 90 10 121 0 158 0 121 13 87 34 57 Z N">
            <draw:equation draw:name="f0" draw:formula="logwidth"/>
            <draw:equation draw:name="f1" draw:formula="logheight"/>
          </draw:enhanced-geometry>
        </draw:custom-shape>
        <draw:custom-shape draw:style-name="Mgr8" draw:text-style-name="MP7" draw:layer="layout" svg:width="0.159cm" svg:height="0.195cm" svg:x="8.375cm" svg:y="13.902cm">
          <text:p text:style-name="MP5"><text:span text:style-name="MT2"/></text:p>
          <draw:enhanced-geometry draw:mirror-horizontal="false" draw:mirror-vertical="false" drawooo:sub-view-size="160 196" draw:text-areas="0 0 ?f0 ?f1" svg:viewBox="0 0 0 0" draw:type="ooxml-non-primitive" draw:enhanced-path="M 160 98 C 160 115 157 132 150 147 143 162 132 174 120 183 107 191 94 196 80 196 66 196 52 191 40 183 27 174 18 162 11 147 4 132 0 115 0 98 0 81 4 64 11 49 18 34 27 21 40 13 52 4 66 0 80 0 94 0 107 4 120 13 132 21 143 34 150 49 157 64 160 81 160 98 Z N">
            <draw:equation draw:name="f0" draw:formula="logwidth"/>
            <draw:equation draw:name="f1" draw:formula="logheight"/>
          </draw:enhanced-geometry>
        </draw:custom-shape>
        <draw:custom-shape draw:style-name="Mgr5" draw:text-style-name="MP7" draw:layer="layout" svg:width="0.269cm" svg:height="0.324cm" svg:x="7.813cm" svg:y="13.825cm">
          <text:p text:style-name="MP5"><text:span text:style-name="MT2"/></text:p>
          <draw:enhanced-geometry draw:mirror-horizontal="false" draw:mirror-vertical="false" drawooo:sub-view-size="270 325" draw:text-areas="0 0 ?f0 ?f1" svg:viewBox="0 0 0 0" draw:type="ooxml-non-primitive" draw:enhanced-path="M 178 9 C 86 -28 25 61 10 110 -15 184 15 267 25 286 30 298 99 357 249 301 245 301 282 218 267 141 238 97 258 40 178 9 Z N">
            <draw:equation draw:name="f0" draw:formula="logwidth"/>
            <draw:equation draw:name="f1" draw:formula="logheight"/>
          </draw:enhanced-geometry>
        </draw:custom-shape>
        <draw:custom-shape draw:style-name="Mgr5" draw:text-style-name="MP7" draw:layer="layout" svg:width="0.286cm" svg:height="0.345cm" svg:x="7.794cm" svg:y="13.81cm">
          <text:p text:style-name="MP5"><text:span text:style-name="MT2"/></text:p>
          <draw:enhanced-geometry draw:mirror-horizontal="false" draw:mirror-vertical="false" drawooo:sub-view-size="287 346" draw:text-areas="0 0 ?f0 ?f1" svg:viewBox="0 0 0 0" draw:type="ooxml-non-primitive" draw:enhanced-path="M 241 66 C 229 54 216 44 204 38 198 35 189 32 182 32 176 29 167 29 161 29 133 29 102 41 84 63 62 84 44 115 38 143 32 174 32 207 38 241 41 257 47 275 53 287 54 289 55 292 56 294 59 297 62 297 62 300 69 303 75 309 81 312 109 324 139 331 173 327 204 327 238 321 269 312 238 327 207 337 173 343 139 349 105 346 72 334 62 331 56 327 47 321 44 318 38 315 35 312 34 311 33 310 32 309 31 308 30 307 29 306 29 305 29 304 29 303 28 302 27 301 25 300 19 281 13 266 7 247 -2 211 -2 174 4 134 13 97 35 63 59 38 87 14 121 -5 158 1 167 1 176 4 185 7 195 11 201 14 210 20 225 29 238 41 250 57 272 81 284 118 287 155 278 121 265 87 241 66 Z N">
            <draw:equation draw:name="f0" draw:formula="logwidth"/>
            <draw:equation draw:name="f1" draw:formula="logheight"/>
          </draw:enhanced-geometry>
        </draw:custom-shape>
        <draw:custom-shape draw:style-name="Mgr8" draw:text-style-name="MP7" draw:layer="layout" svg:width="0.159cm" svg:height="0.195cm" svg:x="7.881cm" svg:y="13.902cm">
          <text:p text:style-name="MP5"><text:span text:style-name="MT2"/></text:p>
          <draw:enhanced-geometry draw:mirror-horizontal="false" draw:mirror-vertical="false" drawooo:sub-view-size="160 196" draw:text-areas="0 0 ?f0 ?f1" svg:viewBox="0 0 0 0" draw:type="ooxml-non-primitive" draw:enhanced-path="M 160 98 C 160 115 156 132 149 147 142 162 132 174 120 183 108 191 94 196 80 196 66 196 52 191 40 183 28 174 18 162 11 147 4 132 0 115 0 98 0 81 4 64 11 49 18 34 28 21 40 13 52 4 66 0 80 0 94 0 108 4 120 13 132 21 142 34 149 49 156 64 160 81 160 98 Z N">
            <draw:equation draw:name="f0" draw:formula="logwidth"/>
            <draw:equation draw:name="f1" draw:formula="logheight"/>
          </draw:enhanced-geometry>
        </draw:custom-shape>
        <draw:custom-shape draw:style-name="Mgr9" draw:text-style-name="MP7" draw:layer="layout" svg:width="0.162cm" svg:height="0.135cm" svg:x="8.127cm" svg:y="14.248cm">
          <text:p text:style-name="MP5"><text:span text:style-name="MT2"/></text:p>
          <draw:enhanced-geometry draw:mirror-horizontal="false" draw:mirror-vertical="false" drawooo:sub-view-size="163 136" draw:text-areas="0 0 ?f0 ?f1" svg:viewBox="0 0 0 0" draw:type="ooxml-non-primitive" draw:enhanced-path="M 0 0 C 54 0 109 0 163 0 163 45 163 91 163 136 109 136 54 136 0 136 0 91 0 45 0 0 Z N">
            <draw:equation draw:name="f0" draw:formula="logwidth"/>
            <draw:equation draw:name="f1" draw:formula="logheight"/>
          </draw:enhanced-geometry>
        </draw:custom-shape>
        <draw:custom-shape draw:style-name="Mgr10" draw:text-style-name="MP7" draw:layer="layout" svg:width="0.615cm" svg:height="0.219cm" svg:x="7.899cm" svg:y="14.134cm">
          <text:p text:style-name="MP5"><text:span text:style-name="MT2"/></text:p>
          <draw:enhanced-geometry draw:mirror-horizontal="false" draw:mirror-vertical="false" drawooo:sub-view-size="616 220" draw:text-areas="0 0 ?f0 ?f1" svg:viewBox="0 0 0 0" draw:type="ooxml-non-primitive" draw:enhanced-path="M 465 188 C 434 185 404 178 379 163 354 147 336 127 333 105 326 70 318 35 311 0 304 35 297 70 290 105 284 130 268 147 244 163 219 178 188 188 157 188 124 188 93 185 65 170 37 157 13 136 0 108 4 139 22 167 50 185 77 203 117 216 154 219 194 222 231 213 265 194 284 185 296 173 308 157 320 173 336 185 351 194 385 213 425 222 462 219 499 219 539 207 567 185 594 167 616 136 616 108 610 133 585 154 557 170 530 182 496 188 465 188 Z N">
            <draw:equation draw:name="f0" draw:formula="logwidth"/>
            <draw:equation draw:name="f1" draw:formula="logheight"/>
          </draw:enhanced-geometry>
        </draw:custom-shape>
        <draw:custom-shape draw:style-name="Mgr11" draw:text-style-name="MP7" draw:layer="layout" svg:width="0.234cm" svg:height="0.11cm" svg:x="8.089cm" svg:y="14.094cm">
          <text:p text:style-name="MP5"><text:span text:style-name="MT2"/></text:p>
          <draw:enhanced-geometry draw:mirror-horizontal="false" draw:mirror-vertical="false" drawooo:sub-view-size="235 111" draw:text-areas="0 0 ?f0 ?f1" svg:viewBox="0 0 0 0" draw:type="ooxml-non-primitive" draw:enhanced-path="M 117 0 C 96 0 31 0 6 19 -9 31 3 62 43 90 71 108 96 111 114 111 136 111 160 105 185 90 234 62 243 31 228 19 206 0 139 0 117 0 Z N">
            <draw:equation draw:name="f0" draw:formula="logwidth"/>
            <draw:equation draw:name="f1" draw:formula="logheight"/>
          </draw:enhanced-geometry>
        </draw:custom-shape>
      </draw:g>
      <draw:g draw:style-name="Mgr4">
        <draw:custom-shape draw:style-name="Mgr12" draw:text-style-name="MP7" draw:layer="layout" svg:width="0.122cm" svg:height="0.134cm" svg:x="3.648cm" svg:y="14.018cm">
          <text:p text:style-name="MP5"><text:span text:style-name="MT2"/></text:p>
          <draw:enhanced-geometry draw:mirror-horizontal="false" draw:mirror-vertical="false" drawooo:sub-view-size="123 135" draw:text-areas="0 0 ?f0 ?f1" svg:viewBox="0 0 0 0" draw:type="ooxml-non-primitive" draw:enhanced-path="M 0 67 C 0 79 3 90 8 101 13 111 20 120 30 126 39 132 50 135 61 135 72 135 83 132 92 126 101 120 109 111 115 101 120 90 123 79 123 67 123 56 120 44 115 34 109 23 101 15 92 9 83 3 72 0 61 0 50 0 39 3 30 9 20 15 13 23 8 34 3 44 0 56 0 67 Z N">
            <draw:equation draw:name="f0" draw:formula="logwidth"/>
            <draw:equation draw:name="f1" draw:formula="logheight"/>
          </draw:enhanced-geometry>
        </draw:custom-shape>
        <draw:custom-shape draw:style-name="Mgr5" draw:text-style-name="MP7" draw:layer="layout" svg:width="0.212cm" svg:height="0.268cm" svg:x="3.692cm" svg:y="14.002cm">
          <text:p text:style-name="MP5"><text:span text:style-name="MT2"/></text:p>
          <draw:enhanced-geometry draw:mirror-horizontal="false" draw:mirror-vertical="false" drawooo:sub-view-size="213 269" draw:text-areas="0 0 ?f0 ?f1" svg:viewBox="0 0 0 0" draw:type="ooxml-non-primitive" draw:enhanced-path="M 13 227 C -34 53 64 76 89 0 126 18 162 36 198 54 198 53 232 220 199 257 175 285 22 262 13 227 Z N">
            <draw:equation draw:name="f0" draw:formula="logwidth"/>
            <draw:equation draw:name="f1" draw:formula="logheight"/>
          </draw:enhanced-geometry>
        </draw:custom-shape>
        <draw:custom-shape draw:style-name="Mgr13" draw:text-style-name="MP7" draw:layer="layout" svg:width="0.125cm" svg:height="0.064cm" svg:x="3.765cm" svg:y="14.153cm">
          <text:p text:style-name="MP5"><text:span text:style-name="MT2"/></text:p>
          <draw:enhanced-geometry draw:mirror-horizontal="false" draw:mirror-vertical="false" drawooo:sub-view-size="126 65" draw:text-areas="0 0 ?f0 ?f1" svg:viewBox="0 0 0 0" draw:type="ooxml-non-primitive" draw:enhanced-path="M 109 31 C 100 22 89 13 77 9 52 -2 24 -2 0 7 26 7 49 9 72 19 83 23 93 29 103 37 110 45 120 54 126 65 124 52 118 40 109 31 Z N">
            <draw:equation draw:name="f0" draw:formula="logwidth"/>
            <draw:equation draw:name="f1" draw:formula="logheight"/>
          </draw:enhanced-geometry>
        </draw:custom-shape>
        <draw:custom-shape draw:style-name="Mgr5" draw:text-style-name="MP7" draw:layer="layout" svg:width="0.18cm" svg:height="0.327cm" svg:x="3.865cm" svg:y="13.981cm">
          <text:p text:style-name="MP5"><text:span text:style-name="MT2"/></text:p>
          <draw:enhanced-geometry draw:mirror-horizontal="false" draw:mirror-vertical="false" drawooo:sub-view-size="181 328" draw:text-areas="0 0 ?f0 ?f1" svg:viewBox="0 0 0 0" draw:type="ooxml-non-primitive" draw:enhanced-path="M 37 308 C 0 269 1 98 0 14 52 9 105 5 157 0 158 0 201 271 170 308 147 335 63 334 37 308 Z N">
            <draw:equation draw:name="f0" draw:formula="logwidth"/>
            <draw:equation draw:name="f1" draw:formula="logheight"/>
          </draw:enhanced-geometry>
        </draw:custom-shape>
        <draw:custom-shape draw:style-name="Mgr5" draw:text-style-name="MP7" draw:layer="layout" svg:width="0.181cm" svg:height="0.327cm" svg:x="4.023cm" svg:y="13.981cm">
          <text:p text:style-name="MP5"><text:span text:style-name="MT2"/></text:p>
          <draw:enhanced-geometry draw:mirror-horizontal="false" draw:mirror-vertical="false" drawooo:sub-view-size="182 328" draw:text-areas="0 0 ?f0 ?f1" svg:viewBox="0 0 0 0" draw:type="ooxml-non-primitive" draw:enhanced-path="M 145 308 C 182 269 181 98 182 14 130 9 78 5 25 0 21 103 -19 271 11 308 34 335 119 334 145 308 Z N">
            <draw:equation draw:name="f0" draw:formula="logwidth"/>
            <draw:equation draw:name="f1" draw:formula="logheight"/>
          </draw:enhanced-geometry>
        </draw:custom-shape>
        <draw:custom-shape draw:style-name="Mgr14" draw:text-style-name="MP7" draw:layer="layout" svg:width="0.012cm" svg:height="0.132cm" svg:x="4.028cm" svg:y="14.156cm">
          <text:p text:style-name="MP5"><text:span text:style-name="MT2"/></text:p>
          <draw:enhanced-geometry draw:mirror-horizontal="false" draw:mirror-vertical="false" drawooo:sub-view-size="13 133" draw:text-areas="0 0 ?f0 ?f1" svg:viewBox="0 0 0 0" draw:type="ooxml-non-primitive" draw:enhanced-path="M 13 66 C 13 44 11 22 6 0 2 22 0 45 0 66 2 89 2 111 6 133 11 111 13 87 13 66 Z N">
            <draw:equation draw:name="f0" draw:formula="logwidth"/>
            <draw:equation draw:name="f1" draw:formula="logheight"/>
          </draw:enhanced-geometry>
        </draw:custom-shape>
        <draw:custom-shape draw:style-name="Mgr5" draw:text-style-name="MP7" draw:layer="layout" svg:width="0.276cm" svg:height="0.266cm" svg:x="3.897cm" svg:y="13.969cm">
          <text:p text:style-name="MP5"><text:span text:style-name="MT2"/></text:p>
          <draw:enhanced-geometry draw:mirror-horizontal="false" draw:mirror-vertical="false" drawooo:sub-view-size="277 267" draw:text-areas="0 0 ?f0 ?f1" svg:viewBox="0 0 0 0" draw:type="ooxml-non-primitive" draw:enhanced-path="M 138 267 C 184 220 277 195 277 126 277 56 215 0 138 0 61 0 0 56 0 126 0 195 92 220 138 267 Z N">
            <draw:equation draw:name="f0" draw:formula="logwidth"/>
            <draw:equation draw:name="f1" draw:formula="logheight"/>
          </draw:enhanced-geometry>
        </draw:custom-shape>
        <draw:custom-shape draw:style-name="Mgr5" draw:text-style-name="MP7" draw:layer="layout" svg:width="0.208cm" svg:height="0.404cm" svg:x="3.718cm" svg:y="13.386cm">
          <text:p text:style-name="MP5"><text:span text:style-name="MT2"/></text:p>
          <draw:enhanced-geometry draw:mirror-horizontal="false" draw:mirror-vertical="false" drawooo:sub-view-size="209 405" draw:text-areas="0 0 ?f0 ?f1" svg:viewBox="0 0 0 0" draw:type="ooxml-non-primitive" draw:enhanced-path="M 190 177 C 198 339 203 315 209 384 180 391 152 398 123 405 88 343 127 390 16 220 -24 157 19 10 44 0 59 -4 187 94 190 177 Z N">
            <draw:equation draw:name="f0" draw:formula="logwidth"/>
            <draw:equation draw:name="f1" draw:formula="logheight"/>
          </draw:enhanced-geometry>
        </draw:custom-shape>
        <draw:custom-shape draw:style-name="Mgr5" draw:text-style-name="MP7" draw:layer="layout" svg:width="0.15cm" svg:height="0.319cm" svg:x="3.759cm" svg:y="13.468cm">
          <text:p text:style-name="MP5"><text:span text:style-name="MT2"/></text:p>
          <draw:enhanced-geometry draw:mirror-horizontal="false" draw:mirror-vertical="false" drawooo:sub-view-size="151 320" draw:text-areas="0 0 ?f0 ?f1" svg:viewBox="0 0 0 0" draw:type="ooxml-non-primitive" draw:enhanced-path="M 112 105 C 142 262 138 239 151 306 132 311 113 315 94 320 67 256 94 309 11 129 -11 83 2 8 25 0 40 -5 100 40 112 105 Z N">
            <draw:equation draw:name="f0" draw:formula="logwidth"/>
            <draw:equation draw:name="f1" draw:formula="logheight"/>
          </draw:enhanced-geometry>
        </draw:custom-shape>
        <draw:custom-shape draw:style-name="Mgr5" draw:text-style-name="MP7" draw:layer="layout" svg:width="0.208cm" svg:height="0.404cm" svg:x="4.142cm" svg:y="13.386cm">
          <text:p text:style-name="MP5"><text:span text:style-name="MT2"/></text:p>
          <draw:enhanced-geometry draw:mirror-horizontal="false" draw:mirror-vertical="false" drawooo:sub-view-size="209 405" draw:text-areas="0 0 ?f0 ?f1" svg:viewBox="0 0 0 0" draw:type="ooxml-non-primitive" draw:enhanced-path="M 19 177 C 11 339 6 315 0 384 29 391 57 398 86 405 121 343 82 390 192 220 234 157 189 10 165 0 149 -4 22 94 19 177 Z N">
            <draw:equation draw:name="f0" draw:formula="logwidth"/>
            <draw:equation draw:name="f1" draw:formula="logheight"/>
          </draw:enhanced-geometry>
        </draw:custom-shape>
        <draw:custom-shape draw:style-name="Mgr5" draw:text-style-name="MP7" draw:layer="layout" svg:width="0.151cm" svg:height="0.321cm" svg:x="4.159cm" svg:y="13.468cm">
          <text:p text:style-name="MP5"><text:span text:style-name="MT2"/></text:p>
          <draw:enhanced-geometry draw:mirror-horizontal="false" draw:mirror-vertical="false" drawooo:sub-view-size="152 322" draw:text-areas="0 0 ?f0 ?f1" svg:viewBox="0 0 0 0" draw:type="ooxml-non-primitive" draw:enhanced-path="M 38 105 C 9 262 13 239 0 306 18 311 37 317 55 322 83 258 55 311 140 131 162 83 151 8 126 0 111 -5 51 40 38 105 Z N">
            <draw:equation draw:name="f0" draw:formula="logwidth"/>
            <draw:equation draw:name="f1" draw:formula="logheight"/>
          </draw:enhanced-geometry>
        </draw:custom-shape>
        <draw:custom-shape draw:style-name="Mgr5" draw:text-style-name="MP7" draw:layer="layout" svg:width="0.562cm" svg:height="0.492cm" svg:x="3.753cm" svg:y="13.633cm">
          <text:p text:style-name="MP5"><text:span text:style-name="MT2"/></text:p>
          <draw:enhanced-geometry draw:mirror-horizontal="false" draw:mirror-vertical="false" drawooo:sub-view-size="563 493" draw:text-areas="0 0 ?f0 ?f1" svg:viewBox="0 0 0 0" draw:type="ooxml-non-primitive" draw:enhanced-path="M 281 0 C 127 0 56 66 56 158 56 235 -61 349 44 424 95 461 180 493 281 493 383 493 469 461 520 424 624 347 508 235 508 158 508 66 438 0 281 0 Z N">
            <draw:equation draw:name="f0" draw:formula="logwidth"/>
            <draw:equation draw:name="f1" draw:formula="logheight"/>
          </draw:enhanced-geometry>
        </draw:custom-shape>
        <draw:custom-shape draw:style-name="Mgr5" draw:text-style-name="MP7" draw:layer="layout" svg:width="0.491cm" svg:height="0.408cm" svg:x="3.79cm" svg:y="13.7cm">
          <text:p text:style-name="MP5"><text:span text:style-name="MT2"/></text:p>
          <draw:enhanced-geometry draw:mirror-horizontal="false" draw:mirror-vertical="false" drawooo:sub-view-size="492 409" draw:text-areas="0 0 ?f0 ?f1" svg:viewBox="0 0 0 0" draw:type="ooxml-non-primitive" draw:enhanced-path="M 224 13 C 238 -4 251 -4 264 13 297 55 347 144 351 218 409 210 475 213 489 244 515 305 392 409 246 409 98 409 -22 305 4 244 15 213 81 210 138 218 141 144 192 55 224 13 Z N">
            <draw:equation draw:name="f0" draw:formula="logwidth"/>
            <draw:equation draw:name="f1" draw:formula="logheight"/>
          </draw:enhanced-geometry>
        </draw:custom-shape>
        <draw:custom-shape draw:style-name="Mgr15" draw:text-style-name="MP7" draw:layer="layout" svg:width="0.232cm" svg:height="0.083cm" svg:x="3.919cm" svg:y="13.992cm">
          <text:p text:style-name="MP5"><text:span text:style-name="MT2"/></text:p>
          <draw:enhanced-geometry draw:mirror-horizontal="false" draw:mirror-vertical="false" drawooo:sub-view-size="233 84" draw:text-areas="0 0 ?f0 ?f1" svg:viewBox="0 0 0 0" draw:type="ooxml-non-primitive" draw:enhanced-path="M 47 30 C 64 31 83 27 96 18 104 13 110 7 116 0 121 7 129 13 136 18 152 27 169 32 186 30 203 30 219 24 232 13 239 7 199 84 116 84 33 84 -7 7 1 13 13 23 30 28 47 30 Z N">
            <draw:equation draw:name="f0" draw:formula="logwidth"/>
            <draw:equation draw:name="f1" draw:formula="logheight"/>
          </draw:enhanced-geometry>
        </draw:custom-shape>
        <draw:custom-shape draw:style-name="Mgr16" draw:text-style-name="MP7" draw:layer="layout" svg:width="0.135cm" svg:height="0.161cm" svg:x="3.837cm" svg:y="13.76cm">
          <text:p text:style-name="MP5"><text:span text:style-name="MT2"/></text:p>
          <draw:enhanced-geometry draw:mirror-horizontal="false" draw:mirror-vertical="false" drawooo:sub-view-size="136 162" draw:text-areas="0 0 ?f0 ?f1" svg:viewBox="0 0 0 0" draw:type="ooxml-non-primitive" draw:enhanced-path="M 89 5 C 43 -14 12 31 5 56 -8 92 8 133 12 142 15 149 49 178 125 150 123 150 143 109 134 70 119 49 129 20 89 5 Z N">
            <draw:equation draw:name="f0" draw:formula="logwidth"/>
            <draw:equation draw:name="f1" draw:formula="logheight"/>
          </draw:enhanced-geometry>
        </draw:custom-shape>
        <draw:custom-shape draw:style-name="Mgr17" draw:text-style-name="MP7" draw:layer="layout" svg:width="0.142cm" svg:height="0.173cm" svg:x="3.828cm" svg:y="13.752cm">
          <text:p text:style-name="MP5"><text:span text:style-name="MT2"/></text:p>
          <draw:enhanced-geometry draw:mirror-horizontal="false" draw:mirror-vertical="false" drawooo:sub-view-size="143 174" draw:text-areas="0 0 ?f0 ?f1" svg:viewBox="0 0 0 0" draw:type="ooxml-non-primitive" draw:enhanced-path="M 126 28 C 120 21 114 14 106 10 103 7 98 5 94 4 89 2 84 1 80 1 61 -2 43 7 30 19 18 31 7 48 3 67 -2 85 0 104 4 123 6 132 9 141 14 149 14 150 14 151 15 152 15 154 15 156 15 157 15 158 16 158 17 158 18 160 20 161 23 163 27 166 30 167 35 169 52 175 69 175 86 173 103 170 118 166 134 158 118 161 101 166 86 166 70 166 54 164 40 158 37 157 34 155 30 152 29 150 27 150 27 149 26 148 26 147 26 146 23 138 21 130 18 123 15 106 14 89 18 74 21 59 30 45 41 34 52 24 66 16 80 18 83 18 86 17 90 19 93 20 98 21 101 22 109 25 115 30 120 36 130 45 138 61 143 79 143 61 137 44 126 28 Z N">
            <draw:equation draw:name="f0" draw:formula="logwidth"/>
            <draw:equation draw:name="f1" draw:formula="logheight"/>
          </draw:enhanced-geometry>
        </draw:custom-shape>
        <draw:custom-shape draw:style-name="Mgr18" draw:text-style-name="MP7" draw:layer="layout" svg:width="0.079cm" svg:height="0.097cm" svg:x="3.872cm" svg:y="13.799cm">
          <text:p text:style-name="MP5"><text:span text:style-name="MT2"/></text:p>
          <draw:enhanced-geometry draw:mirror-horizontal="false" draw:mirror-vertical="false" drawooo:sub-view-size="80 98" draw:text-areas="0 0 ?f0 ?f1" svg:viewBox="0 0 0 0" draw:type="ooxml-non-primitive" draw:enhanced-path="M 0 49 C 0 58 2 66 6 74 9 81 14 87 20 92 26 96 33 98 40 98 47 98 54 96 60 92 66 87 71 81 75 74 78 66 80 58 80 49 80 40 78 32 75 24 71 17 66 10 60 6 54 1 47 0 40 0 33 0 26 1 20 6 14 10 9 17 6 24 2 32 0 40 0 49 Z N">
            <draw:equation draw:name="f0" draw:formula="logwidth"/>
            <draw:equation draw:name="f1" draw:formula="logheight"/>
          </draw:enhanced-geometry>
        </draw:custom-shape>
        <draw:custom-shape draw:style-name="Mgr16" draw:text-style-name="MP7" draw:layer="layout" svg:width="0.135cm" svg:height="0.161cm" svg:x="4.097cm" svg:y="13.76cm">
          <text:p text:style-name="MP5"><text:span text:style-name="MT2"/></text:p>
          <draw:enhanced-geometry draw:mirror-horizontal="false" draw:mirror-vertical="false" drawooo:sub-view-size="136 162" draw:text-areas="0 0 ?f0 ?f1" svg:viewBox="0 0 0 0" draw:type="ooxml-non-primitive" draw:enhanced-path="M 47 5 C 93 -14 124 31 131 56 144 92 128 134 124 142 120 150 87 178 11 150 13 150 -6 109 2 70 17 49 7 20 47 5 Z N">
            <draw:equation draw:name="f0" draw:formula="logwidth"/>
            <draw:equation draw:name="f1" draw:formula="logheight"/>
          </draw:enhanced-geometry>
        </draw:custom-shape>
        <draw:custom-shape draw:style-name="Mgr19" draw:text-style-name="MP7" draw:layer="layout" svg:width="0.143cm" svg:height="0.171cm" svg:x="4.099cm" svg:y="13.753cm">
          <text:p text:style-name="MP5"><text:span text:style-name="MT2"/></text:p>
          <draw:enhanced-geometry draw:mirror-horizontal="false" draw:mirror-vertical="false" drawooo:sub-view-size="144 172" draw:text-areas="0 0 ?f0 ?f1" svg:viewBox="0 0 0 0" draw:type="ooxml-non-primitive" draw:enhanced-path="M 23 33 C 29 27 35 23 42 20 45 18 49 17 52 17 55 15 60 15 63 15 77 15 92 21 102 32 112 43 122 58 125 72 128 86 128 103 125 120 123 128 120 137 117 143 116 144 116 145 115 146 114 148 112 148 112 149 109 151 106 154 103 156 89 162 74 165 57 163 42 163 25 160 9 156 25 163 40 168 57 171 74 174 91 172 108 166 112 165 115 163 120 160 122 159 125 157 126 156 127 156 127 155 128 154 128 154 129 153 129 152 L 129 151 C 130 151 130 150 131 149 134 140 137 132 140 123 145 105 145 86 142 67 137 49 126 32 114 20 100 7 83 -2 65 1 60 1 55 3 51 4 46 6 43 7 38 10 31 15 25 21 18 29 8 41 2 60 0 78 5 61 11 44 23 33 Z N">
            <draw:equation draw:name="f0" draw:formula="logwidth"/>
            <draw:equation draw:name="f1" draw:formula="logheight"/>
          </draw:enhanced-geometry>
        </draw:custom-shape>
        <draw:custom-shape draw:style-name="Mgr18" draw:text-style-name="MP7" draw:layer="layout" svg:width="0.079cm" svg:height="0.097cm" svg:x="4.119cm" svg:y="13.799cm">
          <text:p text:style-name="MP5"><text:span text:style-name="MT2"/></text:p>
          <draw:enhanced-geometry draw:mirror-horizontal="false" draw:mirror-vertical="false" drawooo:sub-view-size="80 98" draw:text-areas="0 0 ?f0 ?f1" svg:viewBox="0 0 0 0" draw:type="ooxml-non-primitive" draw:enhanced-path="M 0 49 C 0 58 1 66 5 74 9 81 14 87 20 92 26 96 33 98 40 98 47 98 54 96 60 92 66 87 71 81 75 74 78 66 80 58 80 49 80 40 78 32 75 24 71 17 66 10 60 6 54 1 47 0 40 0 33 0 26 1 20 6 14 10 9 17 5 24 2 32 0 40 0 49 Z N">
            <draw:equation draw:name="f0" draw:formula="logwidth"/>
            <draw:equation draw:name="f1" draw:formula="logheight"/>
          </draw:enhanced-geometry>
        </draw:custom-shape>
        <draw:custom-shape draw:style-name="Mgr20" draw:text-style-name="MP7" draw:layer="layout" svg:width="0.081cm" svg:height="0.066cm" svg:x="3.995cm" svg:y="13.972cm">
          <text:p text:style-name="MP5"><text:span text:style-name="MT2"/></text:p>
          <draw:enhanced-geometry draw:mirror-horizontal="false" draw:mirror-vertical="false" drawooo:sub-view-size="82 67" draw:text-areas="0 0 ?f0 ?f1" svg:viewBox="0 0 0 0" draw:type="ooxml-non-primitive" draw:enhanced-path="M 82 0 C 55 0 27 0 0 0 0 22 0 45 0 67 27 67 55 67 82 67 82 45 82 22 82 0 Z N">
            <draw:equation draw:name="f0" draw:formula="logwidth"/>
            <draw:equation draw:name="f1" draw:formula="logheight"/>
          </draw:enhanced-geometry>
        </draw:custom-shape>
        <draw:custom-shape draw:style-name="Mgr21" draw:text-style-name="MP7" draw:layer="layout" svg:width="0.307cm" svg:height="0.108cm" svg:x="3.883cm" svg:y="13.915cm">
          <text:p text:style-name="MP5"><text:span text:style-name="MT2"/></text:p>
          <draw:enhanced-geometry draw:mirror-horizontal="false" draw:mirror-vertical="false" drawooo:sub-view-size="308 109" draw:text-areas="0 0 ?f0 ?f1" svg:viewBox="0 0 0 0" draw:type="ooxml-non-primitive" draw:enhanced-path="M 75 94 C 91 92 106 88 119 81 131 73 140 63 142 52 145 35 149 17 152 0 156 17 159 35 163 52 166 64 173 73 186 81 198 88 214 94 229 94 246 94 262 92 275 84 289 78 302 67 308 54 306 69 297 83 283 92 269 101 249 107 231 109 211 110 192 106 175 97 166 92 160 86 154 78 148 86 140 92 132 97 115 106 95 110 77 109 59 109 39 103 25 92 11 83 0 67 0 54 3 66 15 77 29 84 43 90 60 94 75 94 Z N">
            <draw:equation draw:name="f0" draw:formula="logwidth"/>
            <draw:equation draw:name="f1" draw:formula="logheight"/>
          </draw:enhanced-geometry>
        </draw:custom-shape>
        <draw:custom-shape draw:style-name="Mgr22" draw:text-style-name="MP7" draw:layer="layout" svg:width="0.116cm" svg:height="0.054cm" svg:x="3.978cm" svg:y="13.895cm">
          <text:p text:style-name="MP5"><text:span text:style-name="MT2"/></text:p>
          <draw:enhanced-geometry draw:mirror-horizontal="false" draw:mirror-vertical="false" drawooo:sub-view-size="117 55" draw:text-areas="0 0 ?f0 ?f1" svg:viewBox="0 0 0 0" draw:type="ooxml-non-primitive" draw:enhanced-path="M 59 0 C 70 0 102 0 114 9 122 15 116 30 96 44 82 54 70 55 60 55 50 55 37 52 25 44 0 30 -4 15 4 9 14 0 48 0 59 0 Z N">
            <draw:equation draw:name="f0" draw:formula="logwidth"/>
            <draw:equation draw:name="f1" draw:formula="logheight"/>
          </draw:enhanced-geometry>
        </draw:custom-shape>
      </draw:g>
      <draw:custom-shape draw:style-name="Mgr5" draw:text-style-name="MP7" draw:layer="backgroundobjects" svg:width="0.42cm" svg:height="0.635cm" svg:x="18.519cm" svg:y="13.538cm">
        <text:p text:style-name="MP5"><text:span text:style-name="MT2"/></text:p>
        <draw:enhanced-geometry draw:mirror-horizontal="false" draw:mirror-vertical="false" drawooo:sub-view-size="421 636" draw:text-areas="0 0 ?f0 ?f1" svg:viewBox="0 0 0 0" draw:type="ooxml-non-primitive" draw:enhanced-path="M 240 544 C 360 440 432 313 420 143 415 76 390 32 360 5 337 -16 196 32 196 185 198 474 65 484 0 634 69 645 152 622 240 544 Z N">
          <draw:equation draw:name="f0" draw:formula="logwidth"/>
          <draw:equation draw:name="f1" draw:formula="logheight"/>
        </draw:enhanced-geometry>
      </draw:custom-shape>
      <draw:custom-shape draw:style-name="Mgr5" draw:text-style-name="MP7" draw:layer="backgroundobjects" svg:width="0.398cm" svg:height="0.649cm" svg:x="18.48cm" svg:y="13.519cm">
        <text:p text:style-name="MP5"><text:span text:style-name="MT2"/></text:p>
        <draw:enhanced-geometry draw:mirror-horizontal="false" draw:mirror-vertical="false" drawooo:sub-view-size="399 650" draw:text-areas="0 0 ?f0 ?f1" svg:viewBox="0 0 0 0" draw:type="ooxml-non-primitive" draw:enhanced-path="M 399 24 C 323 -55 187 77 187 197 187 487 67 513 0 643 12 646 11 650 37 650 122 582 249 453 249 231 249 93 318 35 399 24 Z N">
          <draw:equation draw:name="f0" draw:formula="logwidth"/>
          <draw:equation draw:name="f1" draw:formula="logheight"/>
        </draw:enhanced-geometry>
      </draw:custom-shape>
      <draw:custom-shape draw:style-name="Mgr5" draw:text-style-name="MP7" draw:layer="backgroundobjects" svg:width="0.375cm" svg:height="0.652cm" svg:x="18.48cm" svg:y="13.507cm">
        <text:p text:style-name="MP5"><text:span text:style-name="MT2"/></text:p>
        <draw:enhanced-geometry draw:mirror-horizontal="false" draw:mirror-vertical="false" drawooo:sub-view-size="376 653" draw:text-areas="0 0 ?f0 ?f1" svg:viewBox="0 0 0 0" draw:type="ooxml-non-primitive" draw:enhanced-path="M 376 17 C 288 -36 159 40 159 186 159 423 53 414 0 529 0 570 0 612 0 653 37 628 212 479 212 218 212 79 293 19 376 17 Z N">
          <draw:equation draw:name="f0" draw:formula="logwidth"/>
          <draw:equation draw:name="f1" draw:formula="logheight"/>
        </draw:enhanced-geometry>
      </draw:custom-shape>
      <draw:custom-shape draw:style-name="Mgr5" draw:text-style-name="MP7" draw:layer="backgroundobjects" svg:width="0.638cm" svg:height="0.594cm" svg:x="17.558cm" svg:y="13.614cm">
        <text:p text:style-name="MP5"><text:span text:style-name="MT2"/></text:p>
        <draw:enhanced-geometry draw:mirror-horizontal="false" draw:mirror-vertical="false" drawooo:sub-view-size="639 595" draw:text-areas="0 0 ?f0 ?f1" svg:viewBox="0 0 0 0" draw:type="ooxml-non-primitive" draw:enhanced-path="M 4 88 C -28 19 140 -18 198 9 198 48 198 86 198 125 133 112 27 136 4 88 M 390 571 C 390 537 503 469 639 469 639 511 639 553 639 595 556 587 390 606 390 571 Z N">
          <draw:equation draw:name="f0" draw:formula="logwidth"/>
          <draw:equation draw:name="f1" draw:formula="logheight"/>
        </draw:enhanced-geometry>
      </draw:custom-shape>
      <draw:custom-shape draw:style-name="Mgr5" draw:text-style-name="MP7" draw:layer="backgroundobjects" svg:width="0.742cm" svg:height="0.868cm" svg:x="17.791cm" svg:y="13.418cm">
        <text:p text:style-name="MP5"><text:span text:style-name="MT2"/></text:p>
        <draw:enhanced-geometry draw:mirror-horizontal="false" draw:mirror-vertical="false" drawooo:sub-view-size="743 869" draw:text-areas="0 0 ?f0 ?f1" svg:viewBox="0 0 0 0" draw:type="ooxml-non-primitive" draw:enhanced-path="M 714 335 C 675 238 571 120 419 55 39 -111 -99 141 74 268 277 418 258 657 336 756 254 777 194 821 194 846 194 881 359 862 442 869 580 869 691 841 691 807 693 781 689 765 682 751 749 652 763 455 714 335 Z N">
          <draw:equation draw:name="f0" draw:formula="logwidth"/>
          <draw:equation draw:name="f1" draw:formula="logheight"/>
        </draw:enhanced-geometry>
      </draw:custom-shape>
      <draw:custom-shape draw:style-name="Mgr5" draw:text-style-name="MP7" draw:layer="backgroundobjects" svg:width="0.277cm" svg:height="0.51cm" svg:x="18.078cm" svg:y="13.712cm">
        <text:p text:style-name="MP5"><text:span text:style-name="MT2"/></text:p>
        <draw:enhanced-geometry draw:mirror-horizontal="false" draw:mirror-vertical="false" drawooo:sub-view-size="278 511" draw:text-areas="0 0 ?f0 ?f1" svg:viewBox="0 0 0 0" draw:type="ooxml-non-primitive" draw:enhanced-path="M 255 0 C 135 10 27 120 27 257 29 379 105 441 80 450 -123 522 107 469 268 510 319 524 160 347 160 206 160 120 197 47 255 0 Z N">
          <draw:equation draw:name="f0" draw:formula="logwidth"/>
          <draw:equation draw:name="f1" draw:formula="logheight"/>
        </draw:enhanced-geometry>
      </draw:custom-shape>
      <draw:custom-shape draw:style-name="Mgr5" draw:text-style-name="MP7" draw:layer="backgroundobjects" svg:width="0.499cm" svg:height="0.782cm" svg:x="18.075cm" svg:y="13.386cm">
        <text:p text:style-name="MP5"><text:span text:style-name="MT2"/></text:p>
        <draw:enhanced-geometry draw:mirror-horizontal="false" draw:mirror-vertical="false" drawooo:sub-view-size="500 783" draw:text-areas="0 0 ?f0 ?f1" svg:viewBox="0 0 0 0" draw:type="ooxml-non-primitive" draw:enhanced-path="M 138 34 C 87 18 41 7 0 0 4 18 7 39 9 57 293 129 567 417 399 783 480 669 500 572 500 424 500 265 279 78 138 34 Z N">
          <draw:equation draw:name="f0" draw:formula="logwidth"/>
          <draw:equation draw:name="f1" draw:formula="logheight"/>
        </draw:enhanced-geometry>
      </draw:custom-shape>
      <draw:custom-shape draw:style-name="Mgr5" draw:text-style-name="MP7" draw:layer="backgroundobjects" svg:width="0.546cm" svg:height="0.806cm" svg:x="18.065cm" svg:y="13.365cm">
        <text:p text:style-name="MP5"><text:span text:style-name="MT2"/></text:p>
        <draw:enhanced-geometry draw:mirror-horizontal="false" draw:mirror-vertical="false" drawooo:sub-view-size="547 807" draw:text-areas="0 0 ?f0 ?f1" svg:viewBox="0 0 0 0" draw:type="ooxml-non-primitive" draw:enhanced-path="M 0 0 C 10 14 14 32 17 51 259 118 490 272 490 547 490 609 453 748 407 807 497 743 547 591 547 445 550 215 377 78 171 23 109 7 53 0 0 0 Z N">
          <draw:equation draw:name="f0" draw:formula="logwidth"/>
          <draw:equation draw:name="f1" draw:formula="logheight"/>
        </draw:enhanced-geometry>
      </draw:custom-shape>
      <draw:custom-shape draw:style-name="Mgr9" draw:text-style-name="MP7" draw:layer="backgroundobjects" svg:width="0.129cm" svg:height="0.135cm" svg:x="17.841cm" svg:y="13.192cm">
        <text:p text:style-name="MP5"><text:span text:style-name="MT2"/></text:p>
        <draw:enhanced-geometry draw:mirror-horizontal="false" draw:mirror-vertical="false" drawooo:sub-view-size="130 136" draw:text-areas="0 0 ?f0 ?f1" svg:viewBox="0 0 0 0" draw:type="ooxml-non-primitive" draw:enhanced-path="M 1 136 C -6 64 36 45 54 0 79 41 123 51 130 122 87 127 44 131 1 136 Z N">
          <draw:equation draw:name="f0" draw:formula="logwidth"/>
          <draw:equation draw:name="f1" draw:formula="logheight"/>
        </draw:enhanced-geometry>
      </draw:custom-shape>
      <draw:custom-shape draw:style-name="Mgr5" draw:text-style-name="MP7" draw:layer="backgroundobjects" svg:width="0.451cm" svg:height="0.534cm" svg:x="17.642cm" svg:y="13.183cm">
        <text:p text:style-name="MP5"><text:span text:style-name="MT2"/></text:p>
        <draw:enhanced-geometry draw:mirror-horizontal="false" draw:mirror-vertical="false" drawooo:sub-view-size="452 535" draw:text-areas="0 0 ?f0 ?f1" svg:viewBox="0 0 0 0" draw:type="ooxml-non-primitive" draw:enhanced-path="M 335 0 C 308 41 261 50 252 122 128 127 -10 295 1 429 3 466 102 535 226 535 351 535 452 424 452 288 455 207 429 163 385 143 392 71 352 48 335 0 Z N">
          <draw:equation draw:name="f0" draw:formula="logwidth"/>
          <draw:equation draw:name="f1" draw:formula="logheight"/>
        </draw:enhanced-geometry>
      </draw:custom-shape>
      <draw:custom-shape draw:style-name="Mgr8" draw:text-style-name="MP7" draw:layer="backgroundobjects" svg:width="0.1cm" svg:height="0.195cm" svg:x="17.907cm" svg:y="13.247cm">
        <text:p text:style-name="MP5"><text:span text:style-name="MT2"/></text:p>
        <draw:enhanced-geometry draw:mirror-horizontal="false" draw:mirror-vertical="false" drawooo:sub-view-size="101 196" draw:text-areas="0 0 ?f0 ?f1" svg:viewBox="0 0 0 0" draw:type="ooxml-non-primitive" draw:enhanced-path="M 40 194 C 13 189 -9 189 3 90 10 37 43 30 63 0 76 35 104 51 100 104 88 203 68 199 40 194 Z N">
          <draw:equation draw:name="f0" draw:formula="logwidth"/>
          <draw:equation draw:name="f1" draw:formula="logheight"/>
        </draw:enhanced-geometry>
      </draw:custom-shape>
      <draw:custom-shape draw:style-name="Mgr23" draw:text-style-name="MP7" draw:layer="backgroundobjects" svg:width="0.135cm" svg:height="0.124cm" svg:x="17.745cm" svg:y="13.411cm">
        <text:p text:style-name="MP5"><text:span text:style-name="MT2"/></text:p>
        <draw:enhanced-geometry draw:mirror-horizontal="false" draw:mirror-vertical="false" drawooo:sub-view-size="136 125" draw:text-areas="0 0 ?f0 ?f1" svg:viewBox="0 0 0 0" draw:type="ooxml-non-primitive" draw:enhanced-path="M 60 125 C 18 125 20 96 0 81 20 54 18 0 60 0 101 0 111 54 136 81 111 96 101 125 60 125 Z N">
          <draw:equation draw:name="f0" draw:formula="logwidth"/>
          <draw:equation draw:name="f1" draw:formula="logheight"/>
        </draw:enhanced-geometry>
      </draw:custom-shape>
      <draw:custom-shape draw:style-name="Mgr24" draw:text-style-name="MP7" draw:layer="backgroundobjects" svg:width="0.082cm" svg:height="0.075cm" svg:x="17.765cm" svg:y="13.439cm">
        <text:p text:style-name="MP5"><text:span text:style-name="MT2"/></text:p>
        <draw:enhanced-geometry draw:mirror-horizontal="false" draw:mirror-vertical="false" drawooo:sub-view-size="83 76" draw:text-areas="0 0 ?f0 ?f1" svg:viewBox="0 0 0 0" draw:type="ooxml-non-primitive" draw:enhanced-path="M 37 76 C 11 76 12 57 0 48 12 32 11 0 37 0 62 0 68 32 83 48 68 57 62 76 37 76 Z N">
          <draw:equation draw:name="f0" draw:formula="logwidth"/>
          <draw:equation draw:name="f1" draw:formula="logheight"/>
        </draw:enhanced-geometry>
      </draw:custom-shape>
      <draw:custom-shape draw:style-name="Mgr5" draw:text-style-name="MP7" draw:layer="backgroundobjects" svg:width="0.392cm" svg:height="0.335cm" svg:x="17.726cm" svg:y="13.455cm">
        <text:p text:style-name="MP5"><text:span text:style-name="MT2"/></text:p>
        <draw:enhanced-geometry draw:mirror-horizontal="false" draw:mirror-vertical="false" drawooo:sub-view-size="393 336" draw:text-areas="0 0 ?f0 ?f1" svg:viewBox="0 0 0 0" draw:type="ooxml-non-primitive" draw:enhanced-path="M 275 27 C 219 -43 218 43 189 50 198 53 206 56 215 59 200 66 184 73 169 80 173 84 176 88 180 91 172 91 165 91 157 91 162 95 166 99 171 103 168 106 165 108 162 110 146 100 129 96 111 96 51 96 0 149 0 216 0 283 49 336 111 336 171 336 222 283 222 216 222 214 222 212 222 209 236 213 249 217 263 220 260 210 257 199 254 188 270 188 286 188 302 188 295 182 288 176 282 170 305 153 328 135 351 117 337 117 323 117 309 117 330 104 352 91 374 77 359 77 344 77 329 77 354 75 421 23 379 38 337 52 309 31 275 27 Z N">
          <draw:equation draw:name="f0" draw:formula="logwidth"/>
          <draw:equation draw:name="f1" draw:formula="logheight"/>
        </draw:enhanced-geometry>
      </draw:custom-shape>
      <draw:custom-shape draw:style-name="Mgr5" draw:text-style-name="MP7" draw:layer="backgroundobjects" svg:width="0.503cm" svg:height="0.254cm" svg:x="17.6cm" svg:y="13.681cm">
        <text:p text:style-name="MP5"><text:span text:style-name="MT2"/></text:p>
        <draw:enhanced-geometry draw:mirror-horizontal="false" draw:mirror-vertical="false" drawooo:sub-view-size="504 255" draw:text-areas="0 0 ?f0 ?f1" svg:viewBox="0 0 0 0" draw:type="ooxml-non-primitive" draw:enhanced-path="M 197 126 C 133 114 26 138 4 89 -28 20 167 -22 217 11 337 84 499 -58 504 156 506 209 379 364 197 126 Z N">
          <draw:equation draw:name="f0" draw:formula="logwidth"/>
          <draw:equation draw:name="f1" draw:formula="logheight"/>
        </draw:enhanced-geometry>
      </draw:custom-shape>
      <draw:custom-shape draw:style-name="Mgr25" draw:text-style-name="MP8" draw:layer="backgroundobjects" svg:width="0.499cm" svg:height="2.499cm" svg:x="25.5cm" svg:y="11.5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5" draw:text-style-name="MP8" draw:layer="backgroundobjects" svg:width="2.499cm" svg:height="0.749cm" svg:x="24.5cm" svg:y="12.5cm">
        <text:p text:style-name="MP5"><text:span text:style-name="MT1"/></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Mgr25" draw:text-style-name="MP8" draw:layer="backgroundobjects" svg:width="1.999cm" svg:height="0.749cm" svg:x="24.75cm" svg:y="12cm">
        <text:p text:style-name="MP5"><text:span text:style-name="MT1"/></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Mgr25" draw:text-style-name="MP8" draw:layer="backgroundobjects" svg:width="1.499cm" svg:height="0.749cm" svg:x="25cm" svg:y="11.5cm">
        <text:p text:style-name="MP5"><text:span text:style-name="MT1"/></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Mgr25" draw:text-style-name="MP8" draw:layer="backgroundobjects" svg:width="0.999cm" svg:height="0.749cm" svg:x="25.25cm" svg:y="11cm">
        <text:p text:style-name="MP5"><text:span text:style-name="MT1"/></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Mgr25" draw:text-style-name="MP8" draw:layer="backgroundobjects" svg:width="0.499cm" svg:height="2.499cm" svg:x="22.75cm" svg:y="11.5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5" draw:text-style-name="MP8" draw:layer="backgroundobjects" svg:width="1.999cm" svg:height="0.749cm" svg:x="22cm" svg:y="12.25cm">
        <text:p text:style-name="MP5"><text:span text:style-name="MT1"/></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Mgr25" draw:text-style-name="MP8" draw:layer="backgroundobjects" svg:width="1.499cm" svg:height="0.749cm" svg:x="22.25cm" svg:y="11.75cm">
        <text:p text:style-name="MP5"><text:span text:style-name="MT1"/></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Mgr25" draw:text-style-name="MP8" draw:layer="backgroundobjects" svg:width="0.999cm" svg:height="0.749cm" svg:x="22.5cm" svg:y="11.25cm">
        <text:p text:style-name="MP5"><text:span text:style-name="MT1"/></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style-name="Mgr4">
        <draw:custom-shape draw:style-name="Mgr5" draw:text-style-name="MP7" draw:layer="layout" svg:width="0.242cm" svg:height="0.434cm" svg:x="24.913cm" svg:y="10cm">
          <text:p text:style-name="MP5"><text:span text:style-name="MT2"/></text:p>
          <draw:enhanced-geometry draw:mirror-horizontal="false" draw:mirror-vertical="false" drawooo:sub-view-size="243 435" draw:text-areas="0 0 ?f0 ?f1" svg:viewBox="0 0 0 0" draw:type="ooxml-non-primitive" draw:enhanced-path="M 200 140 C 157 59 65 -11 27 1 -1 14 31 68 57 97 60 99 58 103 54 103 42 100 28 100 22 107 8 124 28 148 45 164 48 166 46 171 42 170 27 167 12 167 7 173 -14 198 17 271 35 298 57 330 80 362 109 387 139 413 176 432 215 435 217 435 219 435 220 435 222 434 223 431 224 429 231 411 233 404 236 389 239 328 262 259 200 140 Z N">
            <draw:equation draw:name="f0" draw:formula="logwidth"/>
            <draw:equation draw:name="f1" draw:formula="logheight"/>
          </draw:enhanced-geometry>
        </draw:custom-shape>
        <draw:custom-shape draw:style-name="Mgr5" draw:text-style-name="MP7" draw:layer="layout" svg:width="0.906cm" svg:height="0.749cm" svg:x="24.5cm" svg:y="10cm">
          <text:p text:style-name="MP5"><text:span text:style-name="MT2"/></text:p>
          <draw:enhanced-geometry draw:mirror-horizontal="false" draw:mirror-vertical="false" drawooo:sub-view-size="907 750" draw:text-areas="0 0 ?f0 ?f1" svg:viewBox="0 0 0 0" draw:type="ooxml-non-primitive" draw:enhanced-path="M 752 285 C 700 293 647 342 620 386 619 389 616 392 613 393 609 393 606 390 603 388 575 362 538 329 492 272 472 247 373 128 276 60 192 2 86 -13 50 11 33 22 30 47 37 66 45 85 71 107 91 116 66 113 34 133 34 157 34 199 109 245 133 252 112 253 95 277 100 297 109 336 181 354 203 357 183 361 172 386 179 405 190 435 262 454 282 458 264 474 271 500 290 514 306 527 328 535 349 538 295 532 232 524 179 523 127 522 48 539 0 582 69 610 149 669 180 750 231 748 267 720 307 690 313 685 319 680 327 679 332 679 338 680 343 682 365 689 466 740 594 734 692 729 777 688 817 613 856 540 860 462 864 440 868 419 888 408 907 402 905 381 908 354 905 332 865 299 804 277 752 285 Z N">
            <draw:equation draw:name="f0" draw:formula="logwidth"/>
            <draw:equation draw:name="f1" draw:formula="logheight"/>
          </draw:enhanced-geometry>
        </draw:custom-shape>
        <draw:custom-shape draw:style-name="Mgr24" draw:text-style-name="MP7" draw:layer="layout" svg:width="0.109cm" svg:height="0.075cm" svg:x="25.39cm" svg:y="10.33cm">
          <text:p text:style-name="MP5"><text:span text:style-name="MT2"/></text:p>
          <draw:enhanced-geometry draw:mirror-horizontal="false" draw:mirror-vertical="false" drawooo:sub-view-size="110 76" draw:text-areas="0 0 ?f0 ?f1" svg:viewBox="0 0 0 0" draw:type="ooxml-non-primitive" draw:enhanced-path="M 24 1 C 21 0 17 0 14 0 8 1 6 3 4 8 -2 20 0 60 3 68 5 73 8 76 14 76 16 76 19 75 21 74 28 72 36 69 44 67 64 60 83 54 102 47 105 46 109 45 110 42 111 38 107 34 104 31 78 19 51 9 24 1 Z N">
            <draw:equation draw:name="f0" draw:formula="logwidth"/>
            <draw:equation draw:name="f1" draw:formula="logheight"/>
          </draw:enhanced-geometry>
        </draw:custom-shape>
        <draw:custom-shape draw:style-name="Mgr26" draw:text-style-name="MP7" draw:layer="layout" svg:width="0.057cm" svg:height="0.055cm" svg:x="25.263cm" svg:y="10.336cm">
          <text:p text:style-name="MP5"><text:span text:style-name="MT2"/></text:p>
          <draw:enhanced-geometry draw:mirror-horizontal="false" draw:mirror-vertical="false" drawooo:sub-view-size="58 56" draw:text-areas="0 0 ?f0 ?f1" svg:viewBox="0 0 0 0" draw:type="ooxml-non-primitive" draw:enhanced-path="M 0 28 C 0 33 2 38 4 42 6 46 10 50 14 52 19 55 24 56 29 56 34 56 39 55 43 52 48 50 52 46 54 42 57 38 58 33 58 28 58 23 57 18 54 14 51 10 48 6 43 4 39 1 34 0 29 0 24 0 19 1 14 4 10 6 6 10 4 14 2 18 0 23 0 28 Z N">
            <draw:equation draw:name="f0" draw:formula="logwidth"/>
            <draw:equation draw:name="f1" draw:formula="logheight"/>
          </draw:enhanced-geometry>
        </draw:custom-shape>
        <draw:custom-shape draw:style-name="Mgr26" draw:text-style-name="MP7" draw:layer="layout" svg:width="0.138cm" svg:height="0.055cm" svg:x="24.568cm" svg:y="10.116cm">
          <text:p text:style-name="MP5"><text:span text:style-name="MT2"/></text:p>
          <draw:enhanced-geometry draw:mirror-horizontal="false" draw:mirror-vertical="false" drawooo:sub-view-size="139 56" draw:text-areas="0 0 ?f0 ?f1" svg:viewBox="0 0 0 0" draw:type="ooxml-non-primitive" draw:enhanced-path="M 77 27 C 80 29 100 38 118 45 127 48 139 52 139 54 139 58 128 56 119 54 96 49 71 41 50 30 44 28 9 9 0 3 7 0 17 0 24 0 42 11 58 19 77 27 Z N">
            <draw:equation draw:name="f0" draw:formula="logwidth"/>
            <draw:equation draw:name="f1" draw:formula="logheight"/>
          </draw:enhanced-geometry>
        </draw:custom-shape>
        <draw:custom-shape draw:style-name="Mgr27" draw:text-style-name="MP7" draw:layer="layout" svg:width="0.157cm" svg:height="0.031cm" svg:x="24.615cm" svg:y="10.252cm">
          <text:p text:style-name="MP5"><text:span text:style-name="MT2"/></text:p>
          <draw:enhanced-geometry draw:mirror-horizontal="false" draw:mirror-vertical="false" drawooo:sub-view-size="158 32" draw:text-areas="0 0 ?f0 ?f1" svg:viewBox="0 0 0 0" draw:type="ooxml-non-primitive" draw:enhanced-path="M 125 23 C 136 25 158 25 158 29 158 32 139 32 127 32 84 32 37 26 0 8 4 4 13 0 19 0 60 16 110 21 125 23 Z N">
            <draw:equation draw:name="f0" draw:formula="logwidth"/>
            <draw:equation draw:name="f1" draw:formula="logheight"/>
          </draw:enhanced-geometry>
        </draw:custom-shape>
        <draw:custom-shape draw:style-name="Mgr28" draw:text-style-name="MP7" draw:layer="layout" svg:width="0.142cm" svg:height="0.019cm" svg:x="24.687cm" svg:y="10.357cm">
          <text:p text:style-name="MP5"><text:span text:style-name="MT2"/></text:p>
          <draw:enhanced-geometry draw:mirror-horizontal="false" draw:mirror-vertical="false" drawooo:sub-view-size="143 20" draw:text-areas="0 0 ?f0 ?f1" svg:viewBox="0 0 0 0" draw:type="ooxml-non-primitive" draw:enhanced-path="M 106 9 C 126 11 142 9 143 12 144 17 123 18 112 18 79 20 56 22 19 15 15 15 -1 12 0 10 3 6 11 1 16 0 37 5 85 8 106 9 Z N">
            <draw:equation draw:name="f0" draw:formula="logwidth"/>
            <draw:equation draw:name="f1" draw:formula="logheight"/>
          </draw:enhanced-geometry>
        </draw:custom-shape>
        <draw:custom-shape draw:style-name="Mgr29" draw:text-style-name="MP7" draw:layer="layout" svg:width="0.13cm" svg:height="0.018cm" svg:x="24.775cm" svg:y="10.459cm">
          <text:p text:style-name="MP5"><text:span text:style-name="MT2"/></text:p>
          <draw:enhanced-geometry draw:mirror-horizontal="false" draw:mirror-vertical="false" drawooo:sub-view-size="131 19" draw:text-areas="0 0 ?f0 ?f1" svg:viewBox="0 0 0 0" draw:type="ooxml-non-primitive" draw:enhanced-path="M 7 0 C 24 3 38 5 55 6 67 7 85 9 101 9 114 10 131 8 131 11 131 16 112 18 99 19 70 19 37 19 3 11 2 11 0 9 0 9 2 6 5 2 7 0 Z N">
            <draw:equation draw:name="f0" draw:formula="logwidth"/>
            <draw:equation draw:name="f1" draw:formula="logheight"/>
          </draw:enhanced-geometry>
        </draw:custom-shape>
      </draw:g>
      <draw:g draw:style-name="Mgr4">
        <draw:custom-shape draw:style-name="Mgr5" draw:text-style-name="MP7" draw:layer="layout" svg:width="0.242cm" svg:height="0.434cm" svg:x="23.913cm" svg:y="10.5cm">
          <text:p text:style-name="MP5"><text:span text:style-name="MT2"/></text:p>
          <draw:enhanced-geometry draw:mirror-horizontal="false" draw:mirror-vertical="false" drawooo:sub-view-size="243 435" draw:text-areas="0 0 ?f0 ?f1" svg:viewBox="0 0 0 0" draw:type="ooxml-non-primitive" draw:enhanced-path="M 200 140 C 157 59 65 -11 27 1 -1 14 31 68 57 97 60 99 58 103 54 103 42 100 28 100 22 107 8 124 28 148 45 164 48 166 46 171 42 170 27 167 12 167 7 173 -14 198 17 271 35 298 57 330 80 362 109 387 139 413 176 432 215 435 217 435 219 435 220 435 222 434 223 431 224 429 231 411 233 404 236 389 239 328 262 259 200 140 Z N">
            <draw:equation draw:name="f0" draw:formula="logwidth"/>
            <draw:equation draw:name="f1" draw:formula="logheight"/>
          </draw:enhanced-geometry>
        </draw:custom-shape>
        <draw:custom-shape draw:style-name="Mgr5" draw:text-style-name="MP7" draw:layer="layout" svg:width="0.906cm" svg:height="0.749cm" svg:x="23.5cm" svg:y="10.5cm">
          <text:p text:style-name="MP5"><text:span text:style-name="MT2"/></text:p>
          <draw:enhanced-geometry draw:mirror-horizontal="false" draw:mirror-vertical="false" drawooo:sub-view-size="907 750" draw:text-areas="0 0 ?f0 ?f1" svg:viewBox="0 0 0 0" draw:type="ooxml-non-primitive" draw:enhanced-path="M 752 285 C 700 293 647 342 620 386 619 389 616 392 613 393 609 393 606 390 603 388 575 362 538 329 492 272 472 247 373 128 276 60 192 2 86 -13 50 11 33 22 30 47 37 66 45 85 71 107 91 116 66 113 34 133 34 157 34 199 109 245 133 252 112 253 95 277 100 297 109 336 181 354 203 357 183 361 172 386 179 405 190 435 262 454 282 458 264 474 271 500 290 514 306 527 328 535 349 538 295 532 232 524 179 523 127 522 48 539 0 582 69 610 149 669 180 750 231 748 267 720 307 690 313 685 319 680 327 679 332 679 338 680 343 682 365 689 466 740 594 734 692 729 777 688 817 613 856 540 860 462 864 440 868 419 888 408 907 402 905 381 908 354 905 332 865 299 804 277 752 285 Z N">
            <draw:equation draw:name="f0" draw:formula="logwidth"/>
            <draw:equation draw:name="f1" draw:formula="logheight"/>
          </draw:enhanced-geometry>
        </draw:custom-shape>
        <draw:custom-shape draw:style-name="Mgr24" draw:text-style-name="MP7" draw:layer="layout" svg:width="0.109cm" svg:height="0.075cm" svg:x="24.39cm" svg:y="10.83cm">
          <text:p text:style-name="MP5"><text:span text:style-name="MT2"/></text:p>
          <draw:enhanced-geometry draw:mirror-horizontal="false" draw:mirror-vertical="false" drawooo:sub-view-size="110 76" draw:text-areas="0 0 ?f0 ?f1" svg:viewBox="0 0 0 0" draw:type="ooxml-non-primitive" draw:enhanced-path="M 24 1 C 21 0 17 0 14 0 8 1 6 3 4 8 -2 20 0 60 3 68 5 73 8 76 14 76 16 76 19 75 21 74 28 72 36 69 44 67 64 60 83 54 102 47 105 46 109 45 110 42 111 38 107 34 104 31 78 19 51 9 24 1 Z N">
            <draw:equation draw:name="f0" draw:formula="logwidth"/>
            <draw:equation draw:name="f1" draw:formula="logheight"/>
          </draw:enhanced-geometry>
        </draw:custom-shape>
        <draw:custom-shape draw:style-name="Mgr26" draw:text-style-name="MP7" draw:layer="layout" svg:width="0.057cm" svg:height="0.055cm" svg:x="24.263cm" svg:y="10.836cm">
          <text:p text:style-name="MP5"><text:span text:style-name="MT2"/></text:p>
          <draw:enhanced-geometry draw:mirror-horizontal="false" draw:mirror-vertical="false" drawooo:sub-view-size="58 56" draw:text-areas="0 0 ?f0 ?f1" svg:viewBox="0 0 0 0" draw:type="ooxml-non-primitive" draw:enhanced-path="M 0 28 C 0 33 2 38 4 42 6 46 10 50 14 52 19 55 24 56 29 56 34 56 39 55 43 52 48 50 52 46 54 42 57 38 58 33 58 28 58 23 57 18 54 14 51 10 48 6 43 4 39 1 34 0 29 0 24 0 19 1 14 4 10 6 6 10 4 14 2 18 0 23 0 28 Z N">
            <draw:equation draw:name="f0" draw:formula="logwidth"/>
            <draw:equation draw:name="f1" draw:formula="logheight"/>
          </draw:enhanced-geometry>
        </draw:custom-shape>
        <draw:custom-shape draw:style-name="Mgr26" draw:text-style-name="MP7" draw:layer="layout" svg:width="0.138cm" svg:height="0.055cm" svg:x="23.568cm" svg:y="10.616cm">
          <text:p text:style-name="MP5"><text:span text:style-name="MT2"/></text:p>
          <draw:enhanced-geometry draw:mirror-horizontal="false" draw:mirror-vertical="false" drawooo:sub-view-size="139 56" draw:text-areas="0 0 ?f0 ?f1" svg:viewBox="0 0 0 0" draw:type="ooxml-non-primitive" draw:enhanced-path="M 77 27 C 80 29 100 38 118 45 127 48 139 52 139 54 139 58 128 56 119 54 96 49 71 41 50 30 44 28 9 9 0 3 7 0 17 0 24 0 42 11 58 19 77 27 Z N">
            <draw:equation draw:name="f0" draw:formula="logwidth"/>
            <draw:equation draw:name="f1" draw:formula="logheight"/>
          </draw:enhanced-geometry>
        </draw:custom-shape>
        <draw:custom-shape draw:style-name="Mgr27" draw:text-style-name="MP7" draw:layer="layout" svg:width="0.157cm" svg:height="0.031cm" svg:x="23.615cm" svg:y="10.752cm">
          <text:p text:style-name="MP5"><text:span text:style-name="MT2"/></text:p>
          <draw:enhanced-geometry draw:mirror-horizontal="false" draw:mirror-vertical="false" drawooo:sub-view-size="158 32" draw:text-areas="0 0 ?f0 ?f1" svg:viewBox="0 0 0 0" draw:type="ooxml-non-primitive" draw:enhanced-path="M 125 23 C 136 25 158 25 158 29 158 32 139 32 127 32 84 32 37 26 0 8 4 4 13 0 19 0 60 16 110 21 125 23 Z N">
            <draw:equation draw:name="f0" draw:formula="logwidth"/>
            <draw:equation draw:name="f1" draw:formula="logheight"/>
          </draw:enhanced-geometry>
        </draw:custom-shape>
        <draw:custom-shape draw:style-name="Mgr28" draw:text-style-name="MP7" draw:layer="layout" svg:width="0.142cm" svg:height="0.019cm" svg:x="23.687cm" svg:y="10.857cm">
          <text:p text:style-name="MP5"><text:span text:style-name="MT2"/></text:p>
          <draw:enhanced-geometry draw:mirror-horizontal="false" draw:mirror-vertical="false" drawooo:sub-view-size="143 20" draw:text-areas="0 0 ?f0 ?f1" svg:viewBox="0 0 0 0" draw:type="ooxml-non-primitive" draw:enhanced-path="M 106 9 C 126 11 142 9 143 12 144 17 123 18 112 18 79 20 56 22 19 15 15 15 -1 12 0 10 3 6 11 1 16 0 37 5 85 8 106 9 Z N">
            <draw:equation draw:name="f0" draw:formula="logwidth"/>
            <draw:equation draw:name="f1" draw:formula="logheight"/>
          </draw:enhanced-geometry>
        </draw:custom-shape>
        <draw:custom-shape draw:style-name="Mgr29" draw:text-style-name="MP7" draw:layer="layout" svg:width="0.13cm" svg:height="0.018cm" svg:x="23.775cm" svg:y="10.959cm">
          <text:p text:style-name="MP5"><text:span text:style-name="MT2"/></text:p>
          <draw:enhanced-geometry draw:mirror-horizontal="false" draw:mirror-vertical="false" drawooo:sub-view-size="131 19" draw:text-areas="0 0 ?f0 ?f1" svg:viewBox="0 0 0 0" draw:type="ooxml-non-primitive" draw:enhanced-path="M 7 0 C 24 3 38 5 55 6 67 7 85 9 101 9 114 10 131 8 131 11 131 16 112 18 99 19 70 19 37 19 3 11 2 11 0 9 0 9 2 6 5 2 7 0 Z N">
            <draw:equation draw:name="f0" draw:formula="logwidth"/>
            <draw:equation draw:name="f1" draw:formula="logheight"/>
          </draw:enhanced-geometry>
        </draw:custom-shape>
      </draw:g>
      <draw:frame draw:name="PlaceHolder 1" presentation:style-name="Title_20_Slide-title" draw:layer="backgroundobjects" svg:width="24.999cm" svg:height="2.499cm" svg:x="1.5cm" svg:y="0.5cm" presentation:class="title" presentation:placeholder="true" presentation:user-transformed="true">
        <draw:text-box/>
      </draw:frame>
      <draw:frame draw:name="PlaceHolder 3" presentation:style-name="Mpr1" draw:text-style-name="MP10" draw:layer="backgroundobjects" svg:width="8.874cm" svg:height="1.085cm" svg:x="9.576cm" svg:y="14.348cm" presentation:class="footer" presentation:user-transformed="true">
        <draw:text-box>
          <text:p text:style-name="MP9"><text:span text:style-name="MT3"><presentation:footer/></text:span></text:p>
        </draw:text-box>
      </draw:frame>
      <draw:frame draw:name="PlaceHolder 4" presentation:style-name="Mpr2" draw:text-style-name="MP12" draw:layer="backgroundobjects" svg:width="6.522cm" svg:height="1.085cm" svg:x="20.076cm" svg:y="14.348cm" presentation:class="page-number" presentation:user-transformed="true">
        <draw:text-box>
          <text:p text:style-name="MP11"><text:span text:style-name="MT3"><text:page-number>&lt;number&gt;</text:page-number></text:span></text:p>
        </draw:text-box>
      </draw:frame>
      <draw:frame draw:name="PlaceHolder 5" presentation:style-name="Mpr2" draw:text-style-name="MP12" draw:layer="backgroundobjects" svg:width="6.522cm" svg:height="1.085cm" svg:x="1.4cm" svg:y="14.348cm" presentation:class="date-time" presentation:user-transformed="true">
        <draw:text-box>
          <text:p text:style-name="MP1"><presentation:date-time/></text:p>
        </draw:text-box>
      </draw:frame>
      <draw:frame presentation:style-name="Title_20_Slide-outline1" draw:layer="backgroundobjects" svg:width="25.2cm" svg:height="9.135cm" svg:x="1.4cm" svg:y="3.685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c__20_Content" style:display-name="Title, Content" style:page-layout-name="PM1" draw:style-name="Mdp1">
      <loext:theme loext:name="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custom-shape draw:style-name="Mgr3" draw:text-style-name="MP6" draw:layer="backgroundobjects" svg:width="27.999cm" svg:height="1.749cm" svg:x="0cm" svg:y="14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5" draw:text-style-name="MP8" draw:layer="backgroundobjects" svg:width="0.499cm" svg:height="2.499cm" svg:x="25.5cm" svg:y="11.5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5" draw:text-style-name="MP8" draw:layer="backgroundobjects" svg:width="2.499cm" svg:height="0.749cm" svg:x="24.501cm" svg:y="12.5cm">
        <text:p text:style-name="MP5"><text:span text:style-name="MT1"/></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Mgr25" draw:text-style-name="MP8" draw:layer="backgroundobjects" svg:width="1.999cm" svg:height="0.749cm" svg:x="24.751cm" svg:y="12cm">
        <text:p text:style-name="MP5"><text:span text:style-name="MT1"/></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Mgr25" draw:text-style-name="MP8" draw:layer="backgroundobjects" svg:width="1.499cm" svg:height="0.749cm" svg:x="25cm" svg:y="11.5cm">
        <text:p text:style-name="MP5"><text:span text:style-name="MT1"/></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Mgr25" draw:text-style-name="MP8" draw:layer="backgroundobjects" svg:width="0.999cm" svg:height="0.749cm" svg:x="25.251cm" svg:y="11cm">
        <text:p text:style-name="MP5"><text:span text:style-name="MT1"/></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Mgr25" draw:text-style-name="MP8" draw:layer="backgroundobjects" svg:width="0.499cm" svg:height="2.499cm" svg:x="22.75cm" svg:y="11.5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5" draw:text-style-name="MP8" draw:layer="backgroundobjects" svg:width="1.999cm" svg:height="0.749cm" svg:x="22.001cm" svg:y="12.25cm">
        <text:p text:style-name="MP5"><text:span text:style-name="MT1"/></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Mgr25" draw:text-style-name="MP8" draw:layer="backgroundobjects" svg:width="1.499cm" svg:height="0.749cm" svg:x="22.25cm" svg:y="11.75cm">
        <text:p text:style-name="MP5"><text:span text:style-name="MT1"/></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Mgr25" draw:text-style-name="MP8" draw:layer="backgroundobjects" svg:width="0.999cm" svg:height="0.749cm" svg:x="22.5cm" svg:y="11.25cm">
        <text:p text:style-name="MP5"><text:span text:style-name="MT1"/></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style-name="Mgr4">
        <draw:custom-shape draw:style-name="Mgr5" draw:text-style-name="MP7" draw:layer="layout" svg:width="0.242cm" svg:height="0.434cm" svg:x="24.413cm" svg:y="10.25cm">
          <text:p text:style-name="MP5"><text:span text:style-name="MT2"/></text:p>
          <draw:enhanced-geometry draw:mirror-horizontal="false" draw:mirror-vertical="false" drawooo:sub-view-size="243 435" draw:text-areas="0 0 ?f0 ?f1" svg:viewBox="0 0 0 0" draw:type="ooxml-non-primitive" draw:enhanced-path="M 200 140 C 157 59 65 -11 27 1 -1 14 31 68 57 97 60 99 58 103 54 103 42 100 28 100 22 107 8 124 28 148 45 164 48 166 46 171 42 170 27 167 12 167 7 173 -14 198 17 271 35 298 57 330 80 362 109 387 139 413 176 432 215 435 217 435 219 435 220 435 222 434 223 431 224 429 231 411 233 404 236 389 239 328 262 259 200 140 Z N">
            <draw:equation draw:name="f0" draw:formula="logwidth"/>
            <draw:equation draw:name="f1" draw:formula="logheight"/>
          </draw:enhanced-geometry>
        </draw:custom-shape>
        <draw:custom-shape draw:style-name="Mgr5" draw:text-style-name="MP7" draw:layer="layout" svg:width="0.906cm" svg:height="0.749cm" svg:x="24cm" svg:y="10.25cm">
          <text:p text:style-name="MP5"><text:span text:style-name="MT2"/></text:p>
          <draw:enhanced-geometry draw:mirror-horizontal="false" draw:mirror-vertical="false" drawooo:sub-view-size="907 750" draw:text-areas="0 0 ?f0 ?f1" svg:viewBox="0 0 0 0" draw:type="ooxml-non-primitive" draw:enhanced-path="M 752 285 C 700 293 647 342 620 386 619 389 616 392 613 393 609 393 606 390 603 388 575 362 538 329 492 272 472 247 373 128 276 60 192 2 86 -13 50 11 33 22 30 47 37 66 45 85 71 107 91 116 66 113 34 133 34 157 34 199 109 245 133 252 112 253 95 277 100 297 109 336 181 354 203 357 183 361 172 386 179 405 190 435 262 454 282 458 264 474 271 500 290 514 306 527 328 535 349 538 295 532 232 524 179 523 127 522 48 539 0 582 69 610 149 669 180 750 231 748 267 720 307 690 313 685 319 680 327 679 332 679 338 680 343 682 365 689 466 740 594 734 692 729 777 688 817 613 856 540 860 462 864 440 868 419 888 408 907 402 905 381 908 354 905 332 865 299 804 277 752 285 Z N">
            <draw:equation draw:name="f0" draw:formula="logwidth"/>
            <draw:equation draw:name="f1" draw:formula="logheight"/>
          </draw:enhanced-geometry>
        </draw:custom-shape>
        <draw:custom-shape draw:style-name="Mgr24" draw:text-style-name="MP7" draw:layer="layout" svg:width="0.109cm" svg:height="0.075cm" svg:x="24.89cm" svg:y="10.58cm">
          <text:p text:style-name="MP5"><text:span text:style-name="MT2"/></text:p>
          <draw:enhanced-geometry draw:mirror-horizontal="false" draw:mirror-vertical="false" drawooo:sub-view-size="110 76" draw:text-areas="0 0 ?f0 ?f1" svg:viewBox="0 0 0 0" draw:type="ooxml-non-primitive" draw:enhanced-path="M 24 1 C 21 0 17 0 14 0 8 1 6 3 4 8 -2 20 0 60 3 68 5 73 8 76 14 76 16 76 19 75 21 74 28 72 36 69 44 67 64 60 83 54 102 47 105 46 109 45 110 42 111 38 107 34 104 31 78 19 51 9 24 1 Z N">
            <draw:equation draw:name="f0" draw:formula="logwidth"/>
            <draw:equation draw:name="f1" draw:formula="logheight"/>
          </draw:enhanced-geometry>
        </draw:custom-shape>
        <draw:custom-shape draw:style-name="Mgr26" draw:text-style-name="MP7" draw:layer="layout" svg:width="0.057cm" svg:height="0.055cm" svg:x="24.763cm" svg:y="10.586cm">
          <text:p text:style-name="MP5"><text:span text:style-name="MT2"/></text:p>
          <draw:enhanced-geometry draw:mirror-horizontal="false" draw:mirror-vertical="false" drawooo:sub-view-size="58 56" draw:text-areas="0 0 ?f0 ?f1" svg:viewBox="0 0 0 0" draw:type="ooxml-non-primitive" draw:enhanced-path="M 0 28 C 0 33 2 38 4 42 6 46 10 50 14 52 19 55 24 56 29 56 34 56 39 55 43 52 48 50 52 46 54 42 57 38 58 33 58 28 58 23 57 18 54 14 51 10 48 6 43 4 39 1 34 0 29 0 24 0 19 1 14 4 10 6 6 10 4 14 2 18 0 23 0 28 Z N">
            <draw:equation draw:name="f0" draw:formula="logwidth"/>
            <draw:equation draw:name="f1" draw:formula="logheight"/>
          </draw:enhanced-geometry>
        </draw:custom-shape>
        <draw:custom-shape draw:style-name="Mgr26" draw:text-style-name="MP7" draw:layer="layout" svg:width="0.138cm" svg:height="0.055cm" svg:x="24.068cm" svg:y="10.366cm">
          <text:p text:style-name="MP5"><text:span text:style-name="MT2"/></text:p>
          <draw:enhanced-geometry draw:mirror-horizontal="false" draw:mirror-vertical="false" drawooo:sub-view-size="139 56" draw:text-areas="0 0 ?f0 ?f1" svg:viewBox="0 0 0 0" draw:type="ooxml-non-primitive" draw:enhanced-path="M 77 27 C 80 29 100 38 118 45 127 48 139 52 139 54 139 58 128 56 119 54 96 49 71 41 50 30 44 28 9 9 0 3 7 0 17 0 24 0 42 11 58 19 77 27 Z N">
            <draw:equation draw:name="f0" draw:formula="logwidth"/>
            <draw:equation draw:name="f1" draw:formula="logheight"/>
          </draw:enhanced-geometry>
        </draw:custom-shape>
        <draw:custom-shape draw:style-name="Mgr27" draw:text-style-name="MP7" draw:layer="layout" svg:width="0.157cm" svg:height="0.031cm" svg:x="24.115cm" svg:y="10.502cm">
          <text:p text:style-name="MP5"><text:span text:style-name="MT2"/></text:p>
          <draw:enhanced-geometry draw:mirror-horizontal="false" draw:mirror-vertical="false" drawooo:sub-view-size="158 32" draw:text-areas="0 0 ?f0 ?f1" svg:viewBox="0 0 0 0" draw:type="ooxml-non-primitive" draw:enhanced-path="M 125 23 C 136 25 158 25 158 29 158 32 139 32 127 32 84 32 37 26 0 8 4 4 13 0 19 0 60 16 110 21 125 23 Z N">
            <draw:equation draw:name="f0" draw:formula="logwidth"/>
            <draw:equation draw:name="f1" draw:formula="logheight"/>
          </draw:enhanced-geometry>
        </draw:custom-shape>
        <draw:custom-shape draw:style-name="Mgr28" draw:text-style-name="MP7" draw:layer="layout" svg:width="0.142cm" svg:height="0.019cm" svg:x="24.187cm" svg:y="10.607cm">
          <text:p text:style-name="MP5"><text:span text:style-name="MT2"/></text:p>
          <draw:enhanced-geometry draw:mirror-horizontal="false" draw:mirror-vertical="false" drawooo:sub-view-size="143 20" draw:text-areas="0 0 ?f0 ?f1" svg:viewBox="0 0 0 0" draw:type="ooxml-non-primitive" draw:enhanced-path="M 106 9 C 126 11 142 9 143 12 144 17 123 18 112 18 79 20 56 22 19 15 15 15 -1 12 0 10 3 6 11 1 16 0 37 5 85 8 106 9 Z N">
            <draw:equation draw:name="f0" draw:formula="logwidth"/>
            <draw:equation draw:name="f1" draw:formula="logheight"/>
          </draw:enhanced-geometry>
        </draw:custom-shape>
        <draw:custom-shape draw:style-name="Mgr29" draw:text-style-name="MP7" draw:layer="layout" svg:width="0.13cm" svg:height="0.018cm" svg:x="24.275cm" svg:y="10.709cm">
          <text:p text:style-name="MP5"><text:span text:style-name="MT2"/></text:p>
          <draw:enhanced-geometry draw:mirror-horizontal="false" draw:mirror-vertical="false" drawooo:sub-view-size="131 19" draw:text-areas="0 0 ?f0 ?f1" svg:viewBox="0 0 0 0" draw:type="ooxml-non-primitive" draw:enhanced-path="M 7 0 C 24 3 38 5 55 6 67 7 85 9 101 9 114 10 131 8 131 11 131 16 112 18 99 19 70 19 37 19 3 11 2 11 0 9 0 9 2 6 5 2 7 0 Z N">
            <draw:equation draw:name="f0" draw:formula="logwidth"/>
            <draw:equation draw:name="f1" draw:formula="logheight"/>
          </draw:enhanced-geometry>
        </draw:custom-shape>
      </draw:g>
      <draw:g draw:style-name="Mgr4">
        <draw:custom-shape draw:style-name="Mgr5" draw:text-style-name="MP7" draw:layer="layout" svg:width="0.242cm" svg:height="0.434cm" svg:x="25.913cm" svg:y="9.75cm">
          <text:p text:style-name="MP5"><text:span text:style-name="MT2"/></text:p>
          <draw:enhanced-geometry draw:mirror-horizontal="false" draw:mirror-vertical="false" drawooo:sub-view-size="243 435" draw:text-areas="0 0 ?f0 ?f1" svg:viewBox="0 0 0 0" draw:type="ooxml-non-primitive" draw:enhanced-path="M 200 140 C 157 59 65 -11 27 1 -1 14 31 68 57 97 60 99 58 103 54 103 42 100 28 100 22 107 8 124 28 148 45 164 48 166 46 171 42 170 27 167 12 167 7 173 -14 198 17 271 35 298 57 330 80 362 109 387 139 413 176 432 215 435 217 435 219 435 220 435 222 434 223 431 224 429 231 411 233 404 236 389 239 328 262 259 200 140 Z N">
            <draw:equation draw:name="f0" draw:formula="logwidth"/>
            <draw:equation draw:name="f1" draw:formula="logheight"/>
          </draw:enhanced-geometry>
        </draw:custom-shape>
        <draw:custom-shape draw:style-name="Mgr5" draw:text-style-name="MP7" draw:layer="layout" svg:width="0.906cm" svg:height="0.749cm" svg:x="25.5cm" svg:y="9.75cm">
          <text:p text:style-name="MP5"><text:span text:style-name="MT2"/></text:p>
          <draw:enhanced-geometry draw:mirror-horizontal="false" draw:mirror-vertical="false" drawooo:sub-view-size="907 750" draw:text-areas="0 0 ?f0 ?f1" svg:viewBox="0 0 0 0" draw:type="ooxml-non-primitive" draw:enhanced-path="M 752 285 C 700 293 647 342 620 386 619 389 616 392 613 393 609 393 606 390 603 388 575 362 538 329 492 272 472 247 373 128 276 60 192 2 86 -13 50 11 33 22 30 47 37 66 45 85 71 107 91 116 66 113 34 133 34 157 34 199 109 245 133 252 112 253 95 277 100 297 109 336 181 354 203 357 183 361 172 386 179 405 190 435 262 454 282 458 264 474 271 500 290 514 306 527 328 535 349 538 295 532 232 524 179 523 127 522 48 539 0 582 69 610 149 669 180 750 231 748 267 720 307 690 313 685 319 680 327 679 332 679 338 680 343 682 365 689 466 740 594 734 692 729 777 688 817 613 856 540 860 462 864 440 868 419 888 408 907 402 905 381 908 354 905 332 865 299 804 277 752 285 Z N">
            <draw:equation draw:name="f0" draw:formula="logwidth"/>
            <draw:equation draw:name="f1" draw:formula="logheight"/>
          </draw:enhanced-geometry>
        </draw:custom-shape>
        <draw:custom-shape draw:style-name="Mgr24" draw:text-style-name="MP7" draw:layer="layout" svg:width="0.109cm" svg:height="0.075cm" svg:x="26.39cm" svg:y="10.08cm">
          <text:p text:style-name="MP5"><text:span text:style-name="MT2"/></text:p>
          <draw:enhanced-geometry draw:mirror-horizontal="false" draw:mirror-vertical="false" drawooo:sub-view-size="110 76" draw:text-areas="0 0 ?f0 ?f1" svg:viewBox="0 0 0 0" draw:type="ooxml-non-primitive" draw:enhanced-path="M 24 1 C 21 0 17 0 14 0 8 1 6 3 4 8 -2 20 0 60 3 68 5 73 8 76 14 76 16 76 19 75 21 74 28 72 36 69 44 67 64 60 83 54 102 47 105 46 109 45 110 42 111 38 107 34 104 31 78 19 51 9 24 1 Z N">
            <draw:equation draw:name="f0" draw:formula="logwidth"/>
            <draw:equation draw:name="f1" draw:formula="logheight"/>
          </draw:enhanced-geometry>
        </draw:custom-shape>
        <draw:custom-shape draw:style-name="Mgr26" draw:text-style-name="MP7" draw:layer="layout" svg:width="0.057cm" svg:height="0.055cm" svg:x="26.263cm" svg:y="10.086cm">
          <text:p text:style-name="MP5"><text:span text:style-name="MT2"/></text:p>
          <draw:enhanced-geometry draw:mirror-horizontal="false" draw:mirror-vertical="false" drawooo:sub-view-size="58 56" draw:text-areas="0 0 ?f0 ?f1" svg:viewBox="0 0 0 0" draw:type="ooxml-non-primitive" draw:enhanced-path="M 0 28 C 0 33 2 38 4 42 6 46 10 50 14 52 19 55 24 56 29 56 34 56 39 55 43 52 48 50 52 46 54 42 57 38 58 33 58 28 58 23 57 18 54 14 51 10 48 6 43 4 39 1 34 0 29 0 24 0 19 1 14 4 10 6 6 10 4 14 2 18 0 23 0 28 Z N">
            <draw:equation draw:name="f0" draw:formula="logwidth"/>
            <draw:equation draw:name="f1" draw:formula="logheight"/>
          </draw:enhanced-geometry>
        </draw:custom-shape>
        <draw:custom-shape draw:style-name="Mgr26" draw:text-style-name="MP7" draw:layer="layout" svg:width="0.138cm" svg:height="0.055cm" svg:x="25.568cm" svg:y="9.866cm">
          <text:p text:style-name="MP5"><text:span text:style-name="MT2"/></text:p>
          <draw:enhanced-geometry draw:mirror-horizontal="false" draw:mirror-vertical="false" drawooo:sub-view-size="139 56" draw:text-areas="0 0 ?f0 ?f1" svg:viewBox="0 0 0 0" draw:type="ooxml-non-primitive" draw:enhanced-path="M 77 27 C 80 29 100 38 118 45 127 48 139 52 139 54 139 58 128 56 119 54 96 49 71 41 50 30 44 28 9 9 0 3 7 0 17 0 24 0 42 11 58 19 77 27 Z N">
            <draw:equation draw:name="f0" draw:formula="logwidth"/>
            <draw:equation draw:name="f1" draw:formula="logheight"/>
          </draw:enhanced-geometry>
        </draw:custom-shape>
        <draw:custom-shape draw:style-name="Mgr27" draw:text-style-name="MP7" draw:layer="layout" svg:width="0.157cm" svg:height="0.031cm" svg:x="25.615cm" svg:y="10.002cm">
          <text:p text:style-name="MP5"><text:span text:style-name="MT2"/></text:p>
          <draw:enhanced-geometry draw:mirror-horizontal="false" draw:mirror-vertical="false" drawooo:sub-view-size="158 32" draw:text-areas="0 0 ?f0 ?f1" svg:viewBox="0 0 0 0" draw:type="ooxml-non-primitive" draw:enhanced-path="M 125 23 C 136 25 158 25 158 29 158 32 139 32 127 32 84 32 37 26 0 8 4 4 13 0 19 0 60 16 110 21 125 23 Z N">
            <draw:equation draw:name="f0" draw:formula="logwidth"/>
            <draw:equation draw:name="f1" draw:formula="logheight"/>
          </draw:enhanced-geometry>
        </draw:custom-shape>
        <draw:custom-shape draw:style-name="Mgr28" draw:text-style-name="MP7" draw:layer="layout" svg:width="0.142cm" svg:height="0.019cm" svg:x="25.687cm" svg:y="10.107cm">
          <text:p text:style-name="MP5"><text:span text:style-name="MT2"/></text:p>
          <draw:enhanced-geometry draw:mirror-horizontal="false" draw:mirror-vertical="false" drawooo:sub-view-size="143 20" draw:text-areas="0 0 ?f0 ?f1" svg:viewBox="0 0 0 0" draw:type="ooxml-non-primitive" draw:enhanced-path="M 106 9 C 126 11 142 9 143 12 144 17 123 18 112 18 79 20 56 22 19 15 15 15 -1 12 0 10 3 6 11 1 16 0 37 5 85 8 106 9 Z N">
            <draw:equation draw:name="f0" draw:formula="logwidth"/>
            <draw:equation draw:name="f1" draw:formula="logheight"/>
          </draw:enhanced-geometry>
        </draw:custom-shape>
        <draw:custom-shape draw:style-name="Mgr29" draw:text-style-name="MP7" draw:layer="layout" svg:width="0.13cm" svg:height="0.018cm" svg:x="25.775cm" svg:y="10.209cm">
          <text:p text:style-name="MP5"><text:span text:style-name="MT2"/></text:p>
          <draw:enhanced-geometry draw:mirror-horizontal="false" draw:mirror-vertical="false" drawooo:sub-view-size="131 19" draw:text-areas="0 0 ?f0 ?f1" svg:viewBox="0 0 0 0" draw:type="ooxml-non-primitive" draw:enhanced-path="M 7 0 C 24 3 38 5 55 6 67 7 85 9 101 9 114 10 131 8 131 11 131 16 112 18 99 19 70 19 37 19 3 11 2 11 0 9 0 9 2 6 5 2 7 0 Z N">
            <draw:equation draw:name="f0" draw:formula="logwidth"/>
            <draw:equation draw:name="f1" draw:formula="logheight"/>
          </draw:enhanced-geometry>
        </draw:custom-shape>
      </draw:g>
      <draw:frame draw:name="PlaceHolder 1" presentation:style-name="Title_2c__20_Content-title" draw:layer="backgroundobjects" svg:width="24.999cm" svg:height="2.499cm" svg:x="1.5cm" svg:y="0.5cm" presentation:class="title" presentation:placeholder="true" presentation:user-transformed="true">
        <draw:text-box/>
      </draw:frame>
      <draw:frame draw:name="PlaceHolder 2" presentation:style-name="Title_2c__20_Content-outline1" draw:layer="backgroundobjects" svg:width="24.999cm" svg:height="8.999cm" svg:x="1.5cm" svg:y="3.5cm" presentation:class="outline" presentation:placeholder="true" presentation:user-transformed="true">
        <draw:text-box/>
      </draw:frame>
      <draw:frame draw:name="PlaceHolder 3" presentation:style-name="Mpr5" draw:text-style-name="MP12" draw:layer="backgroundobjects" svg:width="8.874cm" svg:height="1.085cm" svg:x="9.576cm" svg:y="14.348cm" presentation:class="footer" presentation:user-transformed="true">
        <draw:text-box>
          <text:p text:style-name="MP9"><text:span text:style-name="MT3"><presentation:footer/></text:span></text:p>
        </draw:text-box>
      </draw:frame>
      <draw:frame draw:name="PlaceHolder 4" presentation:style-name="Mpr5" draw:text-style-name="MP12" draw:layer="backgroundobjects" svg:width="6.522cm" svg:height="1.085cm" svg:x="20.076cm" svg:y="14.348cm" presentation:class="page-number" presentation:user-transformed="true">
        <draw:text-box>
          <text:p text:style-name="MP11"><text:span text:style-name="MT3"><text:page-number>&lt;number&gt;</text:page-number></text:span></text:p>
        </draw:text-box>
      </draw:frame>
      <draw:frame draw:name="PlaceHolder 5" presentation:style-name="Mpr5" draw:text-style-name="MP12" draw:layer="backgroundobjects" svg:width="6.522cm" svg:height="1.085cm" svg:x="1.4cm" svg:y="14.348cm" presentation:class="date-time" presentation:user-transformed="true">
        <draw:text-box>
          <text:p text:style-name="MP1"><presentation:date-time/></text:p>
        </draw:text-box>
      </draw:frame>
      <presentation:notes style:page-layout-name="PM0">
        <draw:page-thumbnail presentation:style-name="Title_2c__20_Content-title" draw:layer="backgroundobjects" svg:width="18.623cm" svg:height="10.476cm" svg:x="1.483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presentation:header/></text:p>
          </draw:text-box>
        </draw:frame>
        <draw:frame presentation:style-name="Mpr6" draw:text-style-name="MP4" draw:layer="backgroundobjects" svg:width="9.369cm" svg:height="1.396cm" svg:x="12.22cm" svg:y="0cm" presentation:class="date-time">
          <draw:text-box>
            <text:p text:style-name="MP3"><presentation:date-time/></text:p>
          </draw:text-box>
        </draw:frame>
        <draw:frame presentation:style-name="Mpr7" draw:text-style-name="MP2" draw:layer="backgroundobjects" svg:width="9.369cm" svg:height="1.396cm" svg:x="0cm" svg:y="26.543cm" presentation:class="footer">
          <draw:text-box>
            <text:p text:style-name="MP1"><presentation:footer/></text:p>
          </draw:text-box>
        </draw:frame>
        <draw:frame presentation:style-name="Mpr7"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 style:page-layout-name="PM1" draw:style-name="Mdp1">
      <loext:theme loext:name="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custom-shape draw:style-name="Mgr3" draw:text-style-name="MP6" draw:layer="backgroundobjects" svg:width="27.999cm" svg:height="1.749cm" svg:x="0cm" svg:y="14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Mgr4">
        <draw:custom-shape draw:style-name="Mgr5" draw:text-style-name="MP7" draw:layer="layout" svg:width="0.42cm" svg:height="0.635cm" svg:x="25.961cm" svg:y="13.595cm">
          <text:p text:style-name="MP5"><text:span text:style-name="MT2"/></text:p>
          <draw:enhanced-geometry draw:mirror-horizontal="false" draw:mirror-vertical="false" drawooo:sub-view-size="421 636" draw:text-areas="0 0 ?f0 ?f1" svg:viewBox="0 0 0 0" draw:type="ooxml-non-primitive" draw:enhanced-path="M 240 544 C 360 440 432 313 420 143 415 76 390 32 360 5 337 -16 196 32 196 185 198 474 65 484 0 634 69 645 152 622 240 544 Z N">
            <draw:equation draw:name="f0" draw:formula="logwidth"/>
            <draw:equation draw:name="f1" draw:formula="logheight"/>
          </draw:enhanced-geometry>
        </draw:custom-shape>
        <draw:custom-shape draw:style-name="Mgr5" draw:text-style-name="MP7" draw:layer="layout" svg:width="0.398cm" svg:height="0.649cm" svg:x="25.922cm" svg:y="13.576cm">
          <text:p text:style-name="MP5"><text:span text:style-name="MT2"/></text:p>
          <draw:enhanced-geometry draw:mirror-horizontal="false" draw:mirror-vertical="false" drawooo:sub-view-size="399 650" draw:text-areas="0 0 ?f0 ?f1" svg:viewBox="0 0 0 0" draw:type="ooxml-non-primitive" draw:enhanced-path="M 399 24 C 323 -55 187 77 187 197 187 487 67 513 0 643 12 646 11 650 37 650 122 582 249 453 249 231 249 93 318 35 399 24 Z N">
            <draw:equation draw:name="f0" draw:formula="logwidth"/>
            <draw:equation draw:name="f1" draw:formula="logheight"/>
          </draw:enhanced-geometry>
        </draw:custom-shape>
        <draw:custom-shape draw:style-name="Mgr5" draw:text-style-name="MP7" draw:layer="layout" svg:width="0.375cm" svg:height="0.652cm" svg:x="25.922cm" svg:y="13.564cm">
          <text:p text:style-name="MP5"><text:span text:style-name="MT2"/></text:p>
          <draw:enhanced-geometry draw:mirror-horizontal="false" draw:mirror-vertical="false" drawooo:sub-view-size="376 653" draw:text-areas="0 0 ?f0 ?f1" svg:viewBox="0 0 0 0" draw:type="ooxml-non-primitive" draw:enhanced-path="M 376 17 C 288 -36 159 40 159 186 159 423 53 414 0 529 0 570 0 612 0 653 37 628 212 479 212 218 212 79 293 19 376 17 Z N">
            <draw:equation draw:name="f0" draw:formula="logwidth"/>
            <draw:equation draw:name="f1" draw:formula="logheight"/>
          </draw:enhanced-geometry>
        </draw:custom-shape>
        <draw:custom-shape draw:style-name="Mgr5" draw:text-style-name="MP7" draw:layer="layout" svg:width="0.638cm" svg:height="0.594cm" svg:x="25cm" svg:y="13.671cm">
          <text:p text:style-name="MP5"><text:span text:style-name="MT2"/></text:p>
          <draw:enhanced-geometry draw:mirror-horizontal="false" draw:mirror-vertical="false" drawooo:sub-view-size="639 595" draw:text-areas="0 0 ?f0 ?f1" svg:viewBox="0 0 0 0" draw:type="ooxml-non-primitive" draw:enhanced-path="M 4 88 C -28 19 140 -18 198 9 198 48 198 86 198 125 133 112 27 136 4 88 M 390 571 C 390 537 503 469 639 469 639 511 639 553 639 595 556 587 390 606 390 571 Z N">
            <draw:equation draw:name="f0" draw:formula="logwidth"/>
            <draw:equation draw:name="f1" draw:formula="logheight"/>
          </draw:enhanced-geometry>
        </draw:custom-shape>
        <draw:custom-shape draw:style-name="Mgr5" draw:text-style-name="MP7" draw:layer="layout" svg:width="0.742cm" svg:height="0.868cm" svg:x="25.233cm" svg:y="13.475cm">
          <text:p text:style-name="MP5"><text:span text:style-name="MT2"/></text:p>
          <draw:enhanced-geometry draw:mirror-horizontal="false" draw:mirror-vertical="false" drawooo:sub-view-size="743 869" draw:text-areas="0 0 ?f0 ?f1" svg:viewBox="0 0 0 0" draw:type="ooxml-non-primitive" draw:enhanced-path="M 714 335 C 675 238 571 120 419 55 39 -111 -99 141 74 268 277 418 258 657 336 756 254 777 194 821 194 846 194 881 359 862 442 869 580 869 691 841 691 807 693 781 689 765 682 751 749 652 763 455 714 335 Z N">
            <draw:equation draw:name="f0" draw:formula="logwidth"/>
            <draw:equation draw:name="f1" draw:formula="logheight"/>
          </draw:enhanced-geometry>
        </draw:custom-shape>
        <draw:custom-shape draw:style-name="Mgr5" draw:text-style-name="MP7" draw:layer="layout" svg:width="0.277cm" svg:height="0.51cm" svg:x="25.52cm" svg:y="13.769cm">
          <text:p text:style-name="MP5"><text:span text:style-name="MT2"/></text:p>
          <draw:enhanced-geometry draw:mirror-horizontal="false" draw:mirror-vertical="false" drawooo:sub-view-size="278 511" draw:text-areas="0 0 ?f0 ?f1" svg:viewBox="0 0 0 0" draw:type="ooxml-non-primitive" draw:enhanced-path="M 255 0 C 135 10 27 120 27 257 29 379 105 441 80 450 -123 522 107 469 268 510 319 524 160 347 160 206 160 120 197 47 255 0 Z N">
            <draw:equation draw:name="f0" draw:formula="logwidth"/>
            <draw:equation draw:name="f1" draw:formula="logheight"/>
          </draw:enhanced-geometry>
        </draw:custom-shape>
        <draw:custom-shape draw:style-name="Mgr5" draw:text-style-name="MP7" draw:layer="layout" svg:width="0.499cm" svg:height="0.782cm" svg:x="25.517cm" svg:y="13.443cm">
          <text:p text:style-name="MP5"><text:span text:style-name="MT2"/></text:p>
          <draw:enhanced-geometry draw:mirror-horizontal="false" draw:mirror-vertical="false" drawooo:sub-view-size="500 783" draw:text-areas="0 0 ?f0 ?f1" svg:viewBox="0 0 0 0" draw:type="ooxml-non-primitive" draw:enhanced-path="M 138 34 C 87 18 41 7 0 0 4 18 7 39 9 57 293 129 567 417 399 783 480 669 500 572 500 424 500 265 279 78 138 34 Z N">
            <draw:equation draw:name="f0" draw:formula="logwidth"/>
            <draw:equation draw:name="f1" draw:formula="logheight"/>
          </draw:enhanced-geometry>
        </draw:custom-shape>
        <draw:custom-shape draw:style-name="Mgr5" draw:text-style-name="MP7" draw:layer="layout" svg:width="0.546cm" svg:height="0.806cm" svg:x="25.507cm" svg:y="13.422cm">
          <text:p text:style-name="MP5"><text:span text:style-name="MT2"/></text:p>
          <draw:enhanced-geometry draw:mirror-horizontal="false" draw:mirror-vertical="false" drawooo:sub-view-size="547 807" draw:text-areas="0 0 ?f0 ?f1" svg:viewBox="0 0 0 0" draw:type="ooxml-non-primitive" draw:enhanced-path="M 0 0 C 10 14 14 32 17 51 259 118 490 272 490 547 490 609 453 748 407 807 497 743 547 591 547 445 550 215 377 78 171 23 109 7 53 0 0 0 Z N">
            <draw:equation draw:name="f0" draw:formula="logwidth"/>
            <draw:equation draw:name="f1" draw:formula="logheight"/>
          </draw:enhanced-geometry>
        </draw:custom-shape>
        <draw:custom-shape draw:style-name="Mgr9" draw:text-style-name="MP7" draw:layer="layout" svg:width="0.129cm" svg:height="0.135cm" svg:x="25.283cm" svg:y="13.249cm">
          <text:p text:style-name="MP5"><text:span text:style-name="MT2"/></text:p>
          <draw:enhanced-geometry draw:mirror-horizontal="false" draw:mirror-vertical="false" drawooo:sub-view-size="130 136" draw:text-areas="0 0 ?f0 ?f1" svg:viewBox="0 0 0 0" draw:type="ooxml-non-primitive" draw:enhanced-path="M 1 136 C -6 64 36 45 54 0 79 41 123 51 130 122 87 127 44 131 1 136 Z N">
            <draw:equation draw:name="f0" draw:formula="logwidth"/>
            <draw:equation draw:name="f1" draw:formula="logheight"/>
          </draw:enhanced-geometry>
        </draw:custom-shape>
        <draw:custom-shape draw:style-name="Mgr5" draw:text-style-name="MP7" draw:layer="layout" svg:width="0.451cm" svg:height="0.534cm" svg:x="25.084cm" svg:y="13.24cm">
          <text:p text:style-name="MP5"><text:span text:style-name="MT2"/></text:p>
          <draw:enhanced-geometry draw:mirror-horizontal="false" draw:mirror-vertical="false" drawooo:sub-view-size="452 535" draw:text-areas="0 0 ?f0 ?f1" svg:viewBox="0 0 0 0" draw:type="ooxml-non-primitive" draw:enhanced-path="M 335 0 C 308 41 261 50 252 122 128 127 -10 295 1 429 3 466 102 535 226 535 351 535 452 424 452 288 455 207 429 163 385 143 392 71 352 48 335 0 Z N">
            <draw:equation draw:name="f0" draw:formula="logwidth"/>
            <draw:equation draw:name="f1" draw:formula="logheight"/>
          </draw:enhanced-geometry>
        </draw:custom-shape>
        <draw:custom-shape draw:style-name="Mgr8" draw:text-style-name="MP7" draw:layer="layout" svg:width="0.1cm" svg:height="0.195cm" svg:x="25.349cm" svg:y="13.304cm">
          <text:p text:style-name="MP5"><text:span text:style-name="MT2"/></text:p>
          <draw:enhanced-geometry draw:mirror-horizontal="false" draw:mirror-vertical="false" drawooo:sub-view-size="101 196" draw:text-areas="0 0 ?f0 ?f1" svg:viewBox="0 0 0 0" draw:type="ooxml-non-primitive" draw:enhanced-path="M 40 194 C 13 189 -9 189 3 90 10 37 43 30 63 0 76 35 104 51 100 104 88 203 68 199 40 194 Z N">
            <draw:equation draw:name="f0" draw:formula="logwidth"/>
            <draw:equation draw:name="f1" draw:formula="logheight"/>
          </draw:enhanced-geometry>
        </draw:custom-shape>
        <draw:custom-shape draw:style-name="Mgr23" draw:text-style-name="MP7" draw:layer="layout" svg:width="0.135cm" svg:height="0.124cm" svg:x="25.187cm" svg:y="13.468cm">
          <text:p text:style-name="MP5"><text:span text:style-name="MT2"/></text:p>
          <draw:enhanced-geometry draw:mirror-horizontal="false" draw:mirror-vertical="false" drawooo:sub-view-size="136 125" draw:text-areas="0 0 ?f0 ?f1" svg:viewBox="0 0 0 0" draw:type="ooxml-non-primitive" draw:enhanced-path="M 60 125 C 18 125 20 96 0 81 20 54 18 0 60 0 101 0 111 54 136 81 111 96 101 125 60 125 Z N">
            <draw:equation draw:name="f0" draw:formula="logwidth"/>
            <draw:equation draw:name="f1" draw:formula="logheight"/>
          </draw:enhanced-geometry>
        </draw:custom-shape>
        <draw:custom-shape draw:style-name="Mgr24" draw:text-style-name="MP7" draw:layer="layout" svg:width="0.082cm" svg:height="0.075cm" svg:x="25.207cm" svg:y="13.496cm">
          <text:p text:style-name="MP5"><text:span text:style-name="MT2"/></text:p>
          <draw:enhanced-geometry draw:mirror-horizontal="false" draw:mirror-vertical="false" drawooo:sub-view-size="83 76" draw:text-areas="0 0 ?f0 ?f1" svg:viewBox="0 0 0 0" draw:type="ooxml-non-primitive" draw:enhanced-path="M 37 76 C 11 76 12 57 0 48 12 32 11 0 37 0 62 0 68 32 83 48 68 57 62 76 37 76 Z N">
            <draw:equation draw:name="f0" draw:formula="logwidth"/>
            <draw:equation draw:name="f1" draw:formula="logheight"/>
          </draw:enhanced-geometry>
        </draw:custom-shape>
        <draw:custom-shape draw:style-name="Mgr5" draw:text-style-name="MP7" draw:layer="layout" svg:width="0.392cm" svg:height="0.335cm" svg:x="25.168cm" svg:y="13.512cm">
          <text:p text:style-name="MP5"><text:span text:style-name="MT2"/></text:p>
          <draw:enhanced-geometry draw:mirror-horizontal="false" draw:mirror-vertical="false" drawooo:sub-view-size="393 336" draw:text-areas="0 0 ?f0 ?f1" svg:viewBox="0 0 0 0" draw:type="ooxml-non-primitive" draw:enhanced-path="M 275 27 C 219 -43 218 43 189 50 198 53 206 56 215 59 200 66 184 73 169 80 173 84 176 88 180 91 172 91 165 91 157 91 162 95 166 99 171 103 168 106 165 108 162 110 146 100 129 96 111 96 51 96 0 149 0 216 0 283 49 336 111 336 171 336 222 283 222 216 222 214 222 212 222 209 236 213 249 217 263 220 260 210 257 199 254 188 270 188 286 188 302 188 295 182 288 176 282 170 305 153 328 135 351 117 337 117 323 117 309 117 330 104 352 91 374 77 359 77 344 77 329 77 354 75 421 23 379 38 337 52 309 31 275 27 Z N">
            <draw:equation draw:name="f0" draw:formula="logwidth"/>
            <draw:equation draw:name="f1" draw:formula="logheight"/>
          </draw:enhanced-geometry>
        </draw:custom-shape>
        <draw:custom-shape draw:style-name="Mgr5" draw:text-style-name="MP7" draw:layer="layout" svg:width="0.503cm" svg:height="0.254cm" svg:x="25.042cm" svg:y="13.738cm">
          <text:p text:style-name="MP5"><text:span text:style-name="MT2"/></text:p>
          <draw:enhanced-geometry draw:mirror-horizontal="false" draw:mirror-vertical="false" drawooo:sub-view-size="504 255" draw:text-areas="0 0 ?f0 ?f1" svg:viewBox="0 0 0 0" draw:type="ooxml-non-primitive" draw:enhanced-path="M 197 126 C 133 114 26 138 4 89 -28 20 167 -22 217 11 337 84 499 -58 504 156 506 209 379 364 197 126 Z N">
            <draw:equation draw:name="f0" draw:formula="logwidth"/>
            <draw:equation draw:name="f1" draw:formula="logheight"/>
          </draw:enhanced-geometry>
        </draw:custom-shape>
      </draw:g>
      <draw:g draw:style-name="Mgr4">
        <draw:custom-shape draw:style-name="Mgr10" draw:text-style-name="MP7" draw:layer="layout" svg:width="0.217cm" svg:height="0.219cm" svg:x="22.75cm" svg:y="14.277cm">
          <text:p text:style-name="MP5"><text:span text:style-name="MT2"/></text:p>
          <draw:enhanced-geometry draw:mirror-horizontal="false" draw:mirror-vertical="false" drawooo:sub-view-size="218 220" draw:text-areas="0 0 ?f0 ?f1" svg:viewBox="0 0 0 0" draw:type="ooxml-non-primitive" draw:enhanced-path="M 0 110 C 0 129 5 149 14 165 24 182 38 196 55 205 71 215 90 220 109 220 129 220 147 215 164 205 181 196 194 182 203 165 213 149 218 129 218 110 218 91 214 72 203 55 194 39 181 25 164 15 147 5 128 0 109 0 90 0 71 5 55 15 38 25 24 39 14 55 5 72 0 91 0 110 Z N">
            <draw:equation draw:name="f0" draw:formula="logwidth"/>
            <draw:equation draw:name="f1" draw:formula="logheight"/>
          </draw:enhanced-geometry>
        </draw:custom-shape>
        <draw:custom-shape draw:style-name="Mgr5" draw:text-style-name="MP7" draw:layer="layout" svg:width="0.378cm" svg:height="0.436cm" svg:x="22.829cm" svg:y="14.253cm">
          <text:p text:style-name="MP5"><text:span text:style-name="MT2"/></text:p>
          <draw:enhanced-geometry draw:mirror-horizontal="false" draw:mirror-vertical="false" drawooo:sub-view-size="379 437" draw:text-areas="0 0 ?f0 ?f1" svg:viewBox="0 0 0 0" draw:type="ooxml-non-primitive" draw:enhanced-path="M 22 367 C -61 85 113 122 158 0 223 29 288 58 352 87 352 85 412 357 354 417 311 462 39 424 22 367 Z N">
            <draw:equation draw:name="f0" draw:formula="logwidth"/>
            <draw:equation draw:name="f1" draw:formula="logheight"/>
          </draw:enhanced-geometry>
        </draw:custom-shape>
        <draw:custom-shape draw:style-name="Mgr30" draw:text-style-name="MP7" draw:layer="layout" svg:width="0.223cm" svg:height="0.105cm" svg:x="22.957cm" svg:y="14.496cm">
          <text:p text:style-name="MP5"><text:span text:style-name="MT2"/></text:p>
          <draw:enhanced-geometry draw:mirror-horizontal="false" draw:mirror-vertical="false" drawooo:sub-view-size="224 106" draw:text-areas="0 0 ?f0 ?f1" svg:viewBox="0 0 0 0" draw:type="ooxml-non-primitive" draw:enhanced-path="M 194 52 C 178 37 158 21 136 14 93 -4 43 -4 0 11 46 11 88 14 128 32 148 38 166 49 183 61 196 73 213 89 224 106 221 87 211 67 194 52 Z N">
            <draw:equation draw:name="f0" draw:formula="logwidth"/>
            <draw:equation draw:name="f1" draw:formula="logheight"/>
          </draw:enhanced-geometry>
        </draw:custom-shape>
        <draw:custom-shape draw:style-name="Mgr5" draw:text-style-name="MP7" draw:layer="layout" svg:width="0.321cm" svg:height="0.531cm" svg:x="23.135cm" svg:y="14.218cm">
          <text:p text:style-name="MP5"><text:span text:style-name="MT2"/></text:p>
          <draw:enhanced-geometry draw:mirror-horizontal="false" draw:mirror-vertical="false" drawooo:sub-view-size="322 532" draw:text-areas="0 0 ?f0 ?f1" svg:viewBox="0 0 0 0" draw:type="ooxml-non-primitive" draw:enhanced-path="M 65 500 C 0 437 2 160 0 22 93 14 186 7 279 0 281 0 357 440 303 500 262 544 112 542 65 500 Z N">
            <draw:equation draw:name="f0" draw:formula="logwidth"/>
            <draw:equation draw:name="f1" draw:formula="logheight"/>
          </draw:enhanced-geometry>
        </draw:custom-shape>
        <draw:custom-shape draw:style-name="Mgr5" draw:text-style-name="MP7" draw:layer="layout" svg:width="0.323cm" svg:height="0.532cm" svg:x="23.417cm" svg:y="14.218cm">
          <text:p text:style-name="MP5"><text:span text:style-name="MT2"/></text:p>
          <draw:enhanced-geometry draw:mirror-horizontal="false" draw:mirror-vertical="false" drawooo:sub-view-size="324 533" draw:text-areas="0 0 ?f0 ?f1" svg:viewBox="0 0 0 0" draw:type="ooxml-non-primitive" draw:enhanced-path="M 258 500 C 324 437 321 160 324 22 231 14 138 7 45 0 37 167 -34 440 21 500 62 545 212 542 258 500 Z N">
            <draw:equation draw:name="f0" draw:formula="logwidth"/>
            <draw:equation draw:name="f1" draw:formula="logheight"/>
          </draw:enhanced-geometry>
        </draw:custom-shape>
        <draw:custom-shape draw:style-name="Mgr31" draw:text-style-name="MP7" draw:layer="layout" svg:width="0.021cm" svg:height="0.215cm" svg:x="23.427cm" svg:y="14.502cm">
          <text:p text:style-name="MP5"><text:span text:style-name="MT2"/></text:p>
          <draw:enhanced-geometry draw:mirror-horizontal="false" draw:mirror-vertical="false" drawooo:sub-view-size="22 216" draw:text-areas="0 0 ?f0 ?f1" svg:viewBox="0 0 0 0" draw:type="ooxml-non-primitive" draw:enhanced-path="M 22 108 C 22 73 19 35 10 0 2 35 0 73 0 108 2 145 2 180 10 216 19 180 22 143 22 108 Z N">
            <draw:equation draw:name="f0" draw:formula="logwidth"/>
            <draw:equation draw:name="f1" draw:formula="logheight"/>
          </draw:enhanced-geometry>
        </draw:custom-shape>
        <draw:custom-shape draw:style-name="Mgr5" draw:text-style-name="MP7" draw:layer="layout" svg:width="0.49cm" svg:height="0.435cm" svg:x="23.192cm" svg:y="14.197cm">
          <text:p text:style-name="MP5"><text:span text:style-name="MT2"/></text:p>
          <draw:enhanced-geometry draw:mirror-horizontal="false" draw:mirror-vertical="false" drawooo:sub-view-size="491 436" draw:text-areas="0 0 ?f0 ?f1" svg:viewBox="0 0 0 0" draw:type="ooxml-non-primitive" draw:enhanced-path="M 246 436 C 328 359 491 318 491 205 491 93 383 0 246 0 109 0 0 93 0 205 0 318 164 359 246 436 Z N">
            <draw:equation draw:name="f0" draw:formula="logwidth"/>
            <draw:equation draw:name="f1" draw:formula="logheight"/>
          </draw:enhanced-geometry>
        </draw:custom-shape>
        <draw:custom-shape draw:style-name="Mgr5" draw:text-style-name="MP7" draw:layer="layout" svg:width="0.369cm" svg:height="0.657cm" svg:x="22.877cm" svg:y="13.25cm">
          <text:p text:style-name="MP5"><text:span text:style-name="MT2"/></text:p>
          <draw:enhanced-geometry draw:mirror-horizontal="false" draw:mirror-vertical="false" drawooo:sub-view-size="370 658" draw:text-areas="0 0 ?f0 ?f1" svg:viewBox="0 0 0 0" draw:type="ooxml-non-primitive" draw:enhanced-path="M 337 288 C 351 550 359 511 370 623 319 635 268 646 217 658 154 558 225 633 29 358 -42 255 34 15 78 0 106 -7 332 152 337 288 Z N">
            <draw:equation draw:name="f0" draw:formula="logwidth"/>
            <draw:equation draw:name="f1" draw:formula="logheight"/>
          </draw:enhanced-geometry>
        </draw:custom-shape>
        <draw:custom-shape draw:style-name="Mgr5" draw:text-style-name="MP7" draw:layer="layout" svg:width="0.267cm" svg:height="0.519cm" svg:x="22.948cm" svg:y="13.382cm">
          <text:p text:style-name="MP5"><text:span text:style-name="MT2"/></text:p>
          <draw:enhanced-geometry draw:mirror-horizontal="false" draw:mirror-vertical="false" drawooo:sub-view-size="268 520" draw:text-areas="0 0 ?f0 ?f1" svg:viewBox="0 0 0 0" draw:type="ooxml-non-primitive" draw:enhanced-path="M 200 171 C 252 426 246 389 268 499 235 506 201 513 167 520 118 417 167 503 20 210 -19 136 4 14 44 1 72 -7 179 66 200 171 Z N">
            <draw:equation draw:name="f0" draw:formula="logwidth"/>
            <draw:equation draw:name="f1" draw:formula="logheight"/>
          </draw:enhanced-geometry>
        </draw:custom-shape>
        <draw:custom-shape draw:style-name="Mgr5" draw:text-style-name="MP7" draw:layer="layout" svg:width="0.371cm" svg:height="0.657cm" svg:x="23.628cm" svg:y="13.25cm">
          <text:p text:style-name="MP5"><text:span text:style-name="MT2"/></text:p>
          <draw:enhanced-geometry draw:mirror-horizontal="false" draw:mirror-vertical="false" drawooo:sub-view-size="372 658" draw:text-areas="0 0 ?f0 ?f1" svg:viewBox="0 0 0 0" draw:type="ooxml-non-primitive" draw:enhanced-path="M 33 288 C 20 550 11 511 0 623 51 635 103 646 154 658 216 558 146 633 342 358 415 255 337 15 292 0 265 -7 38 152 33 288 Z N">
            <draw:equation draw:name="f0" draw:formula="logwidth"/>
            <draw:equation draw:name="f1" draw:formula="logheight"/>
          </draw:enhanced-geometry>
        </draw:custom-shape>
        <draw:custom-shape draw:style-name="Mgr5" draw:text-style-name="MP7" draw:layer="layout" svg:width="0.267cm" svg:height="0.522cm" svg:x="23.659cm" svg:y="13.382cm">
          <text:p text:style-name="MP5"><text:span text:style-name="MT2"/></text:p>
          <draw:enhanced-geometry draw:mirror-horizontal="false" draw:mirror-vertical="false" drawooo:sub-view-size="268 523" draw:text-areas="0 0 ?f0 ?f1" svg:viewBox="0 0 0 0" draw:type="ooxml-non-primitive" draw:enhanced-path="M 68 171 C 15 426 23 389 0 499 33 507 65 515 98 523 148 420 98 505 248 213 286 136 267 14 223 1 196 -7 90 66 68 171 Z N">
            <draw:equation draw:name="f0" draw:formula="logwidth"/>
            <draw:equation draw:name="f1" draw:formula="logheight"/>
          </draw:enhanced-geometry>
        </draw:custom-shape>
        <draw:custom-shape draw:style-name="Mgr5" draw:text-style-name="MP7" draw:layer="layout" svg:width="0.999cm" svg:height="0.801cm" svg:x="22.938cm" svg:y="13.65cm">
          <text:p text:style-name="MP5"><text:span text:style-name="MT2"/></text:p>
          <draw:enhanced-geometry draw:mirror-horizontal="false" draw:mirror-vertical="false" drawooo:sub-view-size="1000 802" draw:text-areas="0 0 ?f0 ?f1" svg:viewBox="0 0 0 0" draw:type="ooxml-non-primitive" draw:enhanced-path="M 500 0 C 224 0 99 108 99 258 99 383 -108 568 77 690 167 751 320 802 500 802 680 802 833 751 923 690 1109 565 902 383 902 258 902 108 779 0 500 0 Z N">
            <draw:equation draw:name="f0" draw:formula="logwidth"/>
            <draw:equation draw:name="f1" draw:formula="logheight"/>
          </draw:enhanced-geometry>
        </draw:custom-shape>
        <draw:custom-shape draw:style-name="Mgr5" draw:text-style-name="MP7" draw:layer="layout" svg:width="0.875cm" svg:height="0.664cm" svg:x="23.003cm" svg:y="13.76cm">
          <text:p text:style-name="MP5"><text:span text:style-name="MT2"/></text:p>
          <draw:enhanced-geometry draw:mirror-horizontal="false" draw:mirror-vertical="false" drawooo:sub-view-size="876 665" draw:text-areas="0 0 ?f0 ?f1" svg:viewBox="0 0 0 0" draw:type="ooxml-non-primitive" draw:enhanced-path="M 400 22 C 424 -7 446 -7 471 22 528 90 619 235 624 355 727 342 845 347 869 397 916 497 697 665 438 665 176 665 -40 497 6 397 26 347 146 342 247 355 252 235 342 90 400 22 Z N">
            <draw:equation draw:name="f0" draw:formula="logwidth"/>
            <draw:equation draw:name="f1" draw:formula="logheight"/>
          </draw:enhanced-geometry>
        </draw:custom-shape>
        <draw:custom-shape draw:style-name="Mgr32" draw:text-style-name="MP7" draw:layer="layout" svg:width="0.411cm" svg:height="0.137cm" svg:x="23.231cm" svg:y="14.235cm">
          <text:p text:style-name="MP5"><text:span text:style-name="MT2"/></text:p>
          <draw:enhanced-geometry draw:mirror-horizontal="false" draw:mirror-vertical="false" drawooo:sub-view-size="412 138" draw:text-areas="0 0 ?f0 ?f1" svg:viewBox="0 0 0 0" draw:type="ooxml-non-primitive" draw:enhanced-path="M 83 50 C 113 53 146 45 171 30 184 23 196 12 206 0 214 12 228 23 242 30 269 45 299 53 329 50 359 50 390 40 411 23 425 12 353 138 206 138 59 138 -12 12 2 23 23 38 53 47 83 50 Z N">
            <draw:equation draw:name="f0" draw:formula="logwidth"/>
            <draw:equation draw:name="f1" draw:formula="logheight"/>
          </draw:enhanced-geometry>
        </draw:custom-shape>
        <draw:custom-shape draw:style-name="Mgr5" draw:text-style-name="MP7" draw:layer="layout" svg:width="0.241cm" svg:height="0.263cm" svg:x="23.085cm" svg:y="13.858cm">
          <text:p text:style-name="MP5"><text:span text:style-name="MT2"/></text:p>
          <draw:enhanced-geometry draw:mirror-horizontal="false" draw:mirror-vertical="false" drawooo:sub-view-size="242 264" draw:text-areas="0 0 ?f0 ?f1" svg:viewBox="0 0 0 0" draw:type="ooxml-non-primitive" draw:enhanced-path="M 159 7 C 76 -23 22 50 8 89 -13 149 13 217 22 232 28 242 88 290 221 244 219 244 254 177 237 114 211 78 229 32 159 7 Z N">
            <draw:equation draw:name="f0" draw:formula="logwidth"/>
            <draw:equation draw:name="f1" draw:formula="logheight"/>
          </draw:enhanced-geometry>
        </draw:custom-shape>
        <draw:custom-shape draw:style-name="Mgr5" draw:text-style-name="MP7" draw:layer="layout" svg:width="0.252cm" svg:height="0.284cm" svg:x="23.07cm" svg:y="13.844cm">
          <text:p text:style-name="MP5"><text:span text:style-name="MT2"/></text:p>
          <draw:enhanced-geometry draw:mirror-horizontal="false" draw:mirror-vertical="false" drawooo:sub-view-size="253 285" draw:text-areas="0 0 ?f0 ?f1" svg:viewBox="0 0 0 0" draw:type="ooxml-non-primitive" draw:enhanced-path="M 223 46 C 213 33 201 23 188 15 182 11 175 8 166 6 158 3 150 1 142 1 109 -4 75 11 54 31 32 50 14 78 5 108 -3 138 -1 170 7 201 10 216 16 231 24 243 25 245 26 246 27 248 27 250 27 253 27 255 28 256 28 257 29 258 32 261 35 263 40 266 49 271 54 273 62 275 92 286 122 286 152 283 182 278 210 271 237 258 210 263 179 271 152 271 125 271 95 269 70 258 65 255 59 254 54 248 52 246 49 246 49 243 48 242 47 240 46 238 40 226 37 213 32 201 27 173 24 146 32 120 37 96 54 73 73 56 92 38 117 26 142 29 147 29 154 28 160 31 166 33 175 33 180 36 193 41 205 48 213 58 231 73 245 99 253 128 253 99 243 71 223 46 Z N">
            <draw:equation draw:name="f0" draw:formula="logwidth"/>
            <draw:equation draw:name="f1" draw:formula="logheight"/>
          </draw:enhanced-geometry>
        </draw:custom-shape>
        <draw:custom-shape draw:style-name="Mgr33" draw:text-style-name="MP7" draw:layer="layout" svg:width="0.141cm" svg:height="0.159cm" svg:x="23.148cm" svg:y="13.92cm">
          <text:p text:style-name="MP5"><text:span text:style-name="MT2"/></text:p>
          <draw:enhanced-geometry draw:mirror-horizontal="false" draw:mirror-vertical="false" drawooo:sub-view-size="142 160" draw:text-areas="0 0 ?f0 ?f1" svg:viewBox="0 0 0 0" draw:type="ooxml-non-primitive" draw:enhanced-path="M 0 80 C 0 94 3 108 9 120 15 132 24 142 35 149 46 156 59 160 71 160 84 160 96 156 106 149 117 142 126 132 132 120 138 108 142 94 142 80 142 66 138 52 132 40 126 27 117 17 106 10 96 3 84 0 71 0 59 0 46 3 35 10 24 17 15 27 9 40 3 52 0 66 0 80 Z N">
            <draw:equation draw:name="f0" draw:formula="logwidth"/>
            <draw:equation draw:name="f1" draw:formula="logheight"/>
          </draw:enhanced-geometry>
        </draw:custom-shape>
        <draw:custom-shape draw:style-name="Mgr5" draw:text-style-name="MP7" draw:layer="layout" svg:width="0.24cm" svg:height="0.263cm" svg:x="23.549cm" svg:y="13.858cm">
          <text:p text:style-name="MP5"><text:span text:style-name="MT2"/></text:p>
          <draw:enhanced-geometry draw:mirror-horizontal="false" draw:mirror-vertical="false" drawooo:sub-view-size="241 264" draw:text-areas="0 0 ?f0 ?f1" svg:viewBox="0 0 0 0" draw:type="ooxml-non-primitive" draw:enhanced-path="M 83 7 C 164 -23 219 50 233 89 255 149 227 217 219 232 214 242 154 290 20 244 23 244 -10 177 3 114 30 78 11 32 83 7 Z N">
            <draw:equation draw:name="f0" draw:formula="logwidth"/>
            <draw:equation draw:name="f1" draw:formula="logheight"/>
          </draw:enhanced-geometry>
        </draw:custom-shape>
        <draw:custom-shape draw:style-name="Mgr5" draw:text-style-name="MP7" draw:layer="layout" svg:width="0.254cm" svg:height="0.28cm" svg:x="23.552cm" svg:y="13.846cm">
          <text:p text:style-name="MP5"><text:span text:style-name="MT2"/></text:p>
          <draw:enhanced-geometry draw:mirror-horizontal="false" draw:mirror-vertical="false" drawooo:sub-view-size="255 281" draw:text-areas="0 0 ?f0 ?f1" svg:viewBox="0 0 0 0" draw:type="ooxml-non-primitive" draw:enhanced-path="M 41 54 C 53 43 63 36 74 31 79 28 88 26 93 26 99 24 107 24 113 24 137 24 164 34 181 51 199 69 216 94 222 116 227 141 227 168 222 196 219 209 214 224 208 233 207 235 206 237 205 238 202 241 199 241 199 244 194 246 189 251 184 253 159 264 131 268 101 266 74 266 44 261 17 253 44 266 71 274 101 279 131 284 161 281 192 271 199 268 205 266 214 261 216 259 222 256 224 253 225 253 226 252 227 251 228 250 229 249 230 249 230 248 230 247 230 246 231 245 232 244 232 244 237 229 244 216 249 201 257 171 257 141 252 109 244 78 224 51 202 31 178 11 148 -4 115 1 107 1 99 4 91 6 83 8 76 11 69 16 55 24 44 34 33 46 14 66 3 96 0 126 8 98 20 71 41 54 Z N">
            <draw:equation draw:name="f0" draw:formula="logwidth"/>
            <draw:equation draw:name="f1" draw:formula="logheight"/>
          </draw:enhanced-geometry>
        </draw:custom-shape>
        <draw:custom-shape draw:style-name="Mgr33" draw:text-style-name="MP7" draw:layer="layout" svg:width="0.14cm" svg:height="0.159cm" svg:x="23.588cm" svg:y="13.92cm">
          <text:p text:style-name="MP5"><text:span text:style-name="MT2"/></text:p>
          <draw:enhanced-geometry draw:mirror-horizontal="false" draw:mirror-vertical="false" drawooo:sub-view-size="141 160" draw:text-areas="0 0 ?f0 ?f1" svg:viewBox="0 0 0 0" draw:type="ooxml-non-primitive" draw:enhanced-path="M 0 80 C 0 94 3 108 9 120 15 132 24 142 35 149 46 156 58 160 71 160 84 160 95 156 106 149 117 142 126 132 132 120 138 108 141 94 141 80 141 66 138 52 132 40 126 27 117 17 106 10 95 3 84 0 71 0 58 0 46 3 35 10 24 17 15 27 9 40 3 52 0 66 0 80 Z N">
            <draw:equation draw:name="f0" draw:formula="logwidth"/>
            <draw:equation draw:name="f1" draw:formula="logheight"/>
          </draw:enhanced-geometry>
        </draw:custom-shape>
        <draw:custom-shape draw:style-name="Mgr34" draw:text-style-name="MP7" draw:layer="layout" svg:width="0.144cm" svg:height="0.109cm" svg:x="23.367cm" svg:y="14.203cm">
          <text:p text:style-name="MP5"><text:span text:style-name="MT2"/></text:p>
          <draw:enhanced-geometry draw:mirror-horizontal="false" draw:mirror-vertical="false" drawooo:sub-view-size="145 110" draw:text-areas="0 0 ?f0 ?f1" svg:viewBox="0 0 0 0" draw:type="ooxml-non-primitive" draw:enhanced-path="M 145 0 C 96 0 48 0 0 0 0 37 0 73 0 110 48 110 96 110 145 110 145 73 145 37 145 0 Z N">
            <draw:equation draw:name="f0" draw:formula="logwidth"/>
            <draw:equation draw:name="f1" draw:formula="logheight"/>
          </draw:enhanced-geometry>
        </draw:custom-shape>
        <draw:custom-shape draw:style-name="Mgr35" draw:text-style-name="MP7" draw:layer="layout" svg:width="0.544cm" svg:height="0.177cm" svg:x="23.168cm" svg:y="14.11cm">
          <text:p text:style-name="MP5"><text:span text:style-name="MT2"/></text:p>
          <draw:enhanced-geometry draw:mirror-horizontal="false" draw:mirror-vertical="false" drawooo:sub-view-size="545 178" draw:text-areas="0 0 ?f0 ?f1" svg:viewBox="0 0 0 0" draw:type="ooxml-non-primitive" draw:enhanced-path="M 133 152 C 161 150 188 145 210 132 231 120 248 102 251 85 257 57 263 28 269 0 276 28 283 57 289 85 294 105 308 120 330 132 353 145 379 152 407 152 437 152 464 150 488 137 513 128 535 110 545 87 543 112 527 135 502 150 477 164 442 175 409 178 374 180 341 172 311 157 294 150 284 140 273 128 261 140 248 150 234 157 204 172 168 180 136 178 103 178 68 167 43 150 19 135 0 110 0 87 5 108 27 125 52 137 76 147 106 152 133 152 Z N">
            <draw:equation draw:name="f0" draw:formula="logwidth"/>
            <draw:equation draw:name="f1" draw:formula="logheight"/>
          </draw:enhanced-geometry>
        </draw:custom-shape>
        <draw:custom-shape draw:style-name="Mgr36" draw:text-style-name="MP7" draw:layer="layout" svg:width="0.207cm" svg:height="0.09cm" svg:x="23.336cm" svg:y="14.077cm">
          <text:p text:style-name="MP5"><text:span text:style-name="MT2"/></text:p>
          <draw:enhanced-geometry draw:mirror-horizontal="false" draw:mirror-vertical="false" drawooo:sub-view-size="208 91" draw:text-areas="0 0 ?f0 ?f1" svg:viewBox="0 0 0 0" draw:type="ooxml-non-primitive" draw:enhanced-path="M 104 0 C 123 0 181 0 202 15 216 26 205 50 169 73 145 88 123 91 107 91 88 91 66 85 44 73 0 50 -7 26 6 15 25 0 85 0 104 0 Z N">
            <draw:equation draw:name="f0" draw:formula="logwidth"/>
            <draw:equation draw:name="f1" draw:formula="logheight"/>
          </draw:enhanced-geometry>
        </draw:custom-shape>
      </draw:g>
      <draw:frame draw:name="PlaceHolder 1" presentation:style-name="Default-title" draw:layer="backgroundobjects" svg:width="24.999cm" svg:height="2.499cm" svg:x="1.5cm" svg:y="0.5cm" presentation:class="title" presentation:placeholder="true" presentation:user-transformed="true">
        <draw:text-box/>
      </draw:frame>
      <draw:frame draw:name="PlaceHolder 2" presentation:style-name="Default-outline1" draw:layer="backgroundobjects" svg:width="24.999cm" svg:height="8.999cm" svg:x="1.5cm" svg:y="3.5cm" presentation:class="outline" presentation:placeholder="true" presentation:user-transformed="true">
        <draw:text-box/>
      </draw:frame>
      <draw:frame draw:name="PlaceHolder 3" presentation:style-name="Mpr8" draw:text-style-name="MP12" draw:layer="backgroundobjects" svg:width="8.874cm" svg:height="1.085cm" svg:x="9.576cm" svg:y="14.348cm" presentation:class="footer" presentation:user-transformed="true">
        <draw:text-box>
          <text:p text:style-name="MP9"><text:span text:style-name="MT3"><presentation:footer/></text:span></text:p>
        </draw:text-box>
      </draw:frame>
      <draw:frame draw:name="PlaceHolder 4" presentation:style-name="Mpr8" draw:text-style-name="MP12" draw:layer="backgroundobjects" svg:width="6.522cm" svg:height="1.085cm" svg:x="20.076cm" svg:y="14.348cm" presentation:class="page-number" presentation:user-transformed="true">
        <draw:text-box>
          <text:p text:style-name="MP11"><text:span text:style-name="MT3"><text:page-number>&lt;number&gt;</text:page-number></text:span></text:p>
        </draw:text-box>
      </draw:frame>
      <draw:frame draw:name="PlaceHolder 5" presentation:style-name="Mpr8" draw:text-style-name="MP12" draw:layer="backgroundobjects" svg:width="6.522cm" svg:height="1.085cm" svg:x="1.4cm" svg:y="14.348cm" presentation:class="date-time" presentation:user-transformed="true">
        <draw:text-box>
          <text:p text:style-name="MP1"><presentation:date-time/></text:p>
        </draw:text-box>
      </draw:frame>
      <presentation:notes style:page-layout-name="PM0">
        <draw:page-thumbnail presentation:style-name="Default-title" draw:layer="backgroundobjects" svg:width="18.623cm" svg:height="10.476cm" svg:x="1.483cm" svg:y="2.123cm" presentation:class="page"/>
        <draw:frame presentation:style-name="Default-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presentation:header/></text:p>
          </draw:text-box>
        </draw:frame>
        <draw:frame presentation:style-name="Mpr9" draw:text-style-name="MP4" draw:layer="backgroundobjects" svg:width="9.369cm" svg:height="1.396cm" svg:x="12.22cm" svg:y="0cm" presentation:class="date-time">
          <draw:text-box>
            <text:p text:style-name="MP3"><presentation:date-time/></text:p>
          </draw:text-box>
        </draw:frame>
        <draw:frame presentation:style-name="Mpr10" draw:text-style-name="MP2" draw:layer="backgroundobjects" svg:width="9.369cm" svg:height="1.396cm" svg:x="0cm" svg:y="26.543cm" presentation:class="footer">
          <draw:text-box>
            <text:p text:style-name="MP1"><presentation:footer/></text:p>
          </draw:text-box>
        </draw:frame>
        <draw:frame presentation:style-name="Mpr1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1" style:display-name="Default 1" style:page-layout-name="PM1" draw:style-name="Mdp1">
      <loext:theme loext:name="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custom-shape draw:style-name="Mgr3" draw:text-style-name="MP6" draw:layer="backgroundobjects" svg:width="27.999cm" svg:height="1.749cm" svg:x="0cm" svg:y="14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Mgr4">
        <draw:custom-shape draw:style-name="Mgr5" draw:text-style-name="MP7" draw:layer="layout" svg:width="0.262cm" svg:height="0.292cm" svg:x="21cm" svg:y="14.121cm">
          <text:p text:style-name="MP5"><text:span text:style-name="MT2"/></text:p>
          <draw:enhanced-geometry draw:mirror-horizontal="false" draw:mirror-vertical="false" drawooo:sub-view-size="263 293" draw:text-areas="0 0 ?f0 ?f1" svg:viewBox="0 0 0 0" draw:type="ooxml-non-primitive" draw:enhanced-path="M 0 146 C 0 172 6 198 18 220 30 242 46 260 66 273 86 286 108 293 131 293 154 293 177 286 197 273 217 260 233 242 245 220 256 198 263 172 263 146 263 120 256 95 245 73 233 51 217 33 197 20 177 7 154 0 131 0 109 0 86 7 66 20 46 33 30 51 18 73 6 95 0 120 0 146 Z N">
            <draw:equation draw:name="f0" draw:formula="logwidth"/>
            <draw:equation draw:name="f1" draw:formula="logheight"/>
          </draw:enhanced-geometry>
        </draw:custom-shape>
        <draw:custom-shape draw:style-name="Mgr5" draw:text-style-name="MP7" draw:layer="layout" svg:width="0.454cm" svg:height="0.582cm" svg:x="21.095cm" svg:y="14.087cm">
          <text:p text:style-name="MP5"><text:span text:style-name="MT2"/></text:p>
          <draw:enhanced-geometry draw:mirror-horizontal="false" draw:mirror-vertical="false" drawooo:sub-view-size="455 583" draw:text-areas="0 0 ?f0 ?f1" svg:viewBox="0 0 0 0" draw:type="ooxml-non-primitive" draw:enhanced-path="M 26 490 C -72 113 135 163 190 0 267 39 345 77 423 116 423 113 494 477 426 557 373 616 46 567 26 490 Z N">
            <draw:equation draw:name="f0" draw:formula="logwidth"/>
            <draw:equation draw:name="f1" draw:formula="logheight"/>
          </draw:enhanced-geometry>
        </draw:custom-shape>
        <draw:custom-shape draw:style-name="Mgr37" draw:text-style-name="MP7" draw:layer="layout" svg:width="0.268cm" svg:height="0.141cm" svg:x="21.249cm" svg:y="14.412cm">
          <text:p text:style-name="MP5"><text:span text:style-name="MT2"/></text:p>
          <draw:enhanced-geometry draw:mirror-horizontal="false" draw:mirror-vertical="false" drawooo:sub-view-size="269 142" draw:text-areas="0 0 ?f0 ?f1" svg:viewBox="0 0 0 0" draw:type="ooxml-non-primitive" draw:enhanced-path="M 233 68 C 213 48 190 28 164 18 112 -6 52 -6 0 15 56 15 105 18 154 41 177 51 200 65 219 81 236 98 255 118 269 142 265 115 253 88 233 68 Z N">
            <draw:equation draw:name="f0" draw:formula="logwidth"/>
            <draw:equation draw:name="f1" draw:formula="logheight"/>
          </draw:enhanced-geometry>
        </draw:custom-shape>
        <draw:custom-shape draw:style-name="Mgr5" draw:text-style-name="MP7" draw:layer="layout" svg:width="0.386cm" svg:height="0.709cm" svg:x="21.462cm" svg:y="14.04cm">
          <text:p text:style-name="MP5"><text:span text:style-name="MT2"/></text:p>
          <draw:enhanced-geometry draw:mirror-horizontal="false" draw:mirror-vertical="false" drawooo:sub-view-size="387 710" draw:text-areas="0 0 ?f0 ?f1" svg:viewBox="0 0 0 0" draw:type="ooxml-non-primitive" draw:enhanced-path="M 79 666 C 0 583 3 213 0 29 111 20 223 10 334 0 337 0 429 586 364 666 315 726 134 723 79 666 Z N">
            <draw:equation draw:name="f0" draw:formula="logwidth"/>
            <draw:equation draw:name="f1" draw:formula="logheight"/>
          </draw:enhanced-geometry>
        </draw:custom-shape>
        <draw:custom-shape draw:style-name="Mgr5" draw:text-style-name="MP7" draw:layer="layout" svg:width="0.387cm" svg:height="0.709cm" svg:x="21.801cm" svg:y="14.04cm">
          <text:p text:style-name="MP5"><text:span text:style-name="MT2"/></text:p>
          <draw:enhanced-geometry draw:mirror-horizontal="false" draw:mirror-vertical="false" drawooo:sub-view-size="388 710" draw:text-areas="0 0 ?f0 ?f1" svg:viewBox="0 0 0 0" draw:type="ooxml-non-primitive" draw:enhanced-path="M 309 666 C 388 583 384 213 388 29 276 20 165 10 54 0 44 222 -41 586 25 666 74 726 254 723 309 666 Z N">
            <draw:equation draw:name="f0" draw:formula="logwidth"/>
            <draw:equation draw:name="f1" draw:formula="logheight"/>
          </draw:enhanced-geometry>
        </draw:custom-shape>
        <draw:custom-shape draw:style-name="Mgr5" draw:text-style-name="MP7" draw:layer="layout" svg:width="0.026cm" svg:height="0.286cm" svg:x="21.812cm" svg:y="14.42cm">
          <text:p text:style-name="MP5"><text:span text:style-name="MT2"/></text:p>
          <draw:enhanced-geometry draw:mirror-horizontal="false" draw:mirror-vertical="false" drawooo:sub-view-size="27 287" draw:text-areas="0 0 ?f0 ?f1" svg:viewBox="0 0 0 0" draw:type="ooxml-non-primitive" draw:enhanced-path="M 27 144 C 27 98 23 48 14 0 4 48 0 98 0 144 4 194 4 241 14 287 23 241 27 191 27 144 Z N">
            <draw:equation draw:name="f0" draw:formula="logwidth"/>
            <draw:equation draw:name="f1" draw:formula="logheight"/>
          </draw:enhanced-geometry>
        </draw:custom-shape>
        <draw:custom-shape draw:style-name="Mgr5" draw:text-style-name="MP7" draw:layer="layout" svg:width="0.588cm" svg:height="0.579cm" svg:x="21.531cm" svg:y="14.013cm">
          <text:p text:style-name="MP5"><text:span text:style-name="MT2"/></text:p>
          <draw:enhanced-geometry draw:mirror-horizontal="false" draw:mirror-vertical="false" drawooo:sub-view-size="589 580" draw:text-areas="0 0 ?f0 ?f1" svg:viewBox="0 0 0 0" draw:type="ooxml-non-primitive" draw:enhanced-path="M 295 580 C 393 477 589 423 589 273 589 123 459 0 295 0 131 0 0 123 0 273 0 423 196 477 295 580 Z N">
            <draw:equation draw:name="f0" draw:formula="logwidth"/>
            <draw:equation draw:name="f1" draw:formula="logheight"/>
          </draw:enhanced-geometry>
        </draw:custom-shape>
        <draw:custom-shape draw:style-name="Mgr5" draw:text-style-name="MP7" draw:layer="layout" svg:width="0.442cm" svg:height="0.876cm" svg:x="21.152cm" svg:y="12.75cm">
          <text:p text:style-name="MP5"><text:span text:style-name="MT2"/></text:p>
          <draw:enhanced-geometry draw:mirror-horizontal="false" draw:mirror-vertical="false" drawooo:sub-view-size="443 877" draw:text-areas="0 0 ?f0 ?f1" svg:viewBox="0 0 0 0" draw:type="ooxml-non-primitive" draw:enhanced-path="M 404 384 C 421 734 430 681 443 830 382 846 321 861 260 877 185 744 270 843 35 477 -50 341 41 20 93 0 126 -9 398 204 404 384 Z N">
            <draw:equation draw:name="f0" draw:formula="logwidth"/>
            <draw:equation draw:name="f1" draw:formula="logheight"/>
          </draw:enhanced-geometry>
        </draw:custom-shape>
        <draw:custom-shape draw:style-name="Mgr5" draw:text-style-name="MP7" draw:layer="layout" svg:width="0.321cm" svg:height="0.693cm" svg:x="21.238cm" svg:y="12.926cm">
          <text:p text:style-name="MP5"><text:span text:style-name="MT2"/></text:p>
          <draw:enhanced-geometry draw:mirror-horizontal="false" draw:mirror-vertical="false" drawooo:sub-view-size="322 694" draw:text-areas="0 0 ?f0 ?f1" svg:viewBox="0 0 0 0" draw:type="ooxml-non-primitive" draw:enhanced-path="M 240 227 C 302 567 295 518 322 664 282 674 241 684 201 694 142 556 201 670 24 280 -22 181 4 17 53 1 86 -9 214 87 240 227 Z N">
            <draw:equation draw:name="f0" draw:formula="logwidth"/>
            <draw:equation draw:name="f1" draw:formula="logheight"/>
          </draw:enhanced-geometry>
        </draw:custom-shape>
        <draw:custom-shape draw:style-name="Mgr5" draw:text-style-name="MP7" draw:layer="layout" svg:width="0.445cm" svg:height="0.876cm" svg:x="22.054cm" svg:y="12.75cm">
          <text:p text:style-name="MP5"><text:span text:style-name="MT2"/></text:p>
          <draw:enhanced-geometry draw:mirror-horizontal="false" draw:mirror-vertical="false" drawooo:sub-view-size="446 877" draw:text-areas="0 0 ?f0 ?f1" svg:viewBox="0 0 0 0" draw:type="ooxml-non-primitive" draw:enhanced-path="M 39 384 C 23 734 13 681 0 830 61 846 122 861 183 877 259 744 173 843 410 477 498 341 403 20 350 0 318 -9 46 204 39 384 Z N">
            <draw:equation draw:name="f0" draw:formula="logwidth"/>
            <draw:equation draw:name="f1" draw:formula="logheight"/>
          </draw:enhanced-geometry>
        </draw:custom-shape>
        <draw:custom-shape draw:style-name="Mgr5" draw:text-style-name="MP7" draw:layer="layout" svg:width="0.322cm" svg:height="0.696cm" svg:x="22.09cm" svg:y="12.926cm">
          <text:p text:style-name="MP5"><text:span text:style-name="MT2"/></text:p>
          <draw:enhanced-geometry draw:mirror-horizontal="false" draw:mirror-vertical="false" drawooo:sub-view-size="323 697" draw:text-areas="0 0 ?f0 ?f1" svg:viewBox="0 0 0 0" draw:type="ooxml-non-primitive" draw:enhanced-path="M 82 227 C 19 567 27 518 0 664 39 675 79 686 118 697 178 560 118 675 298 285 344 181 321 17 268 1 236 -9 109 87 82 227 Z N">
            <draw:equation draw:name="f0" draw:formula="logwidth"/>
            <draw:equation draw:name="f1" draw:formula="logheight"/>
          </draw:enhanced-geometry>
        </draw:custom-shape>
        <draw:custom-shape draw:style-name="Mgr5" draw:text-style-name="MP7" draw:layer="layout" svg:width="1.199cm" svg:height="1.069cm" svg:x="21.225cm" svg:y="13.283cm">
          <text:p text:style-name="MP5"><text:span text:style-name="MT2"/></text:p>
          <draw:enhanced-geometry draw:mirror-horizontal="false" draw:mirror-vertical="false" drawooo:sub-view-size="1200 1070" draw:text-areas="0 0 ?f0 ?f1" svg:viewBox="0 0 0 0" draw:type="ooxml-non-primitive" draw:enhanced-path="M 600 0 C 269 0 118 144 118 343 118 510 -130 757 93 920 200 1000 384 1070 600 1070 816 1070 999 1000 1108 920 1330 754 1081 510 1081 343 1081 144 934 0 600 0 Z N">
            <draw:equation draw:name="f0" draw:formula="logwidth"/>
            <draw:equation draw:name="f1" draw:formula="logheight"/>
          </draw:enhanced-geometry>
        </draw:custom-shape>
        <draw:custom-shape draw:style-name="Mgr5" draw:text-style-name="MP7" draw:layer="layout" svg:width="1.048cm" svg:height="0.886cm" svg:x="21.304cm" svg:y="13.43cm">
          <text:p text:style-name="MP5"><text:span text:style-name="MT2"/></text:p>
          <draw:enhanced-geometry draw:mirror-horizontal="false" draw:mirror-vertical="false" drawooo:sub-view-size="1049 887" draw:text-areas="0 0 ?f0 ?f1" svg:viewBox="0 0 0 0" draw:type="ooxml-non-primitive" draw:enhanced-path="M 479 30 C 508 -10 534 -10 564 30 632 120 741 314 747 474 872 457 1012 463 1042 531 1097 664 836 887 525 887 210 887 -49 664 8 531 30 463 175 457 295 474 303 314 410 120 479 30 Z N">
            <draw:equation draw:name="f0" draw:formula="logwidth"/>
            <draw:equation draw:name="f1" draw:formula="logheight"/>
          </draw:enhanced-geometry>
        </draw:custom-shape>
        <draw:custom-shape draw:style-name="Mgr38" draw:text-style-name="MP7" draw:layer="layout" svg:width="0.494cm" svg:height="0.182cm" svg:x="21.578cm" svg:y="14.063cm">
          <text:p text:style-name="MP5"><text:span text:style-name="MT2"/></text:p>
          <draw:enhanced-geometry draw:mirror-horizontal="false" draw:mirror-vertical="false" drawooo:sub-view-size="495 183" draw:text-areas="0 0 ?f0 ?f1" svg:viewBox="0 0 0 0" draw:type="ooxml-non-primitive" draw:enhanced-path="M 100 67 C 136 70 175 61 205 40 221 30 234 17 248 0 257 17 273 30 290 40 323 61 358 70 395 67 431 67 467 53 493 30 509 17 424 183 248 183 71 183 -14 17 2 30 28 50 64 64 100 67 Z N">
            <draw:equation draw:name="f0" draw:formula="logwidth"/>
            <draw:equation draw:name="f1" draw:formula="logheight"/>
          </draw:enhanced-geometry>
        </draw:custom-shape>
        <draw:custom-shape draw:style-name="Mgr5" draw:text-style-name="MP7" draw:layer="layout" svg:width="0.29cm" svg:height="0.351cm" svg:x="21.403cm" svg:y="13.561cm">
          <text:p text:style-name="MP5"><text:span text:style-name="MT2"/></text:p>
          <draw:enhanced-geometry draw:mirror-horizontal="false" draw:mirror-vertical="false" drawooo:sub-view-size="291 352" draw:text-areas="0 0 ?f0 ?f1" svg:viewBox="0 0 0 0" draw:type="ooxml-non-primitive" draw:enhanced-path="M 190 10 C 92 -31 26 66 10 119 -16 199 17 289 26 310 34 323 105 387 266 326 262 326 305 236 286 153 254 105 275 43 190 10 Z N">
            <draw:equation draw:name="f0" draw:formula="logwidth"/>
            <draw:equation draw:name="f1" draw:formula="logheight"/>
          </draw:enhanced-geometry>
        </draw:custom-shape>
        <draw:custom-shape draw:style-name="Mgr5" draw:text-style-name="MP7" draw:layer="layout" svg:width="0.303cm" svg:height="0.379cm" svg:x="21.384cm" svg:y="13.542cm">
          <text:p text:style-name="MP5"><text:span text:style-name="MT2"/></text:p>
          <draw:enhanced-geometry draw:mirror-horizontal="false" draw:mirror-vertical="false" drawooo:sub-view-size="304 380" draw:text-areas="0 0 ?f0 ?f1" svg:viewBox="0 0 0 0" draw:type="ooxml-non-primitive" draw:enhanced-path="M 268 62 C 254 45 241 32 226 22 219 15 209 11 199 8 189 4 180 1 169 1 130 -5 91 15 65 41 38 68 16 106 6 145 -4 185 -1 228 10 268 13 288 19 308 29 325 30 327 31 330 32 332 32 335 32 338 32 341 33 343 34 344 35 345 38 348 41 351 49 354 58 362 65 365 74 369 111 382 147 382 183 378 219 372 251 362 284 345 251 351 215 362 183 362 151 362 114 358 84 345 78 341 71 338 65 332 62 328 58 328 58 325 57 323 56 321 55 319 49 301 45 285 38 268 32 232 29 195 38 162 45 128 65 98 87 75 111 51 140 35 169 38 177 38 186 38 193 41 199 45 209 45 215 48 232 54 245 65 254 78 278 98 294 131 304 171 304 131 290 94 268 62 Z N">
            <draw:equation draw:name="f0" draw:formula="logwidth"/>
            <draw:equation draw:name="f1" draw:formula="logheight"/>
          </draw:enhanced-geometry>
        </draw:custom-shape>
        <draw:custom-shape draw:style-name="Mgr39" draw:text-style-name="MP7" draw:layer="layout" svg:width="0.169cm" svg:height="0.211cm" svg:x="21.479cm" svg:y="13.644cm">
          <text:p text:style-name="MP5"><text:span text:style-name="MT2"/></text:p>
          <draw:enhanced-geometry draw:mirror-horizontal="false" draw:mirror-vertical="false" drawooo:sub-view-size="170 212" draw:text-areas="0 0 ?f0 ?f1" svg:viewBox="0 0 0 0" draw:type="ooxml-non-primitive" draw:enhanced-path="M 0 106 C 0 125 3 143 11 159 18 176 29 189 43 198 56 207 70 212 85 212 100 212 114 207 128 198 141 189 151 176 159 159 166 143 170 125 170 106 170 88 166 69 159 53 151 37 141 23 128 14 114 5 100 0 85 0 70 0 56 5 43 14 29 23 18 37 11 53 3 69 0 88 0 106 Z N">
            <draw:equation draw:name="f0" draw:formula="logwidth"/>
            <draw:equation draw:name="f1" draw:formula="logheight"/>
          </draw:enhanced-geometry>
        </draw:custom-shape>
        <draw:custom-shape draw:style-name="Mgr5" draw:text-style-name="MP7" draw:layer="layout" svg:width="0.287cm" svg:height="0.351cm" svg:x="21.959cm" svg:y="13.561cm">
          <text:p text:style-name="MP5"><text:span text:style-name="MT2"/></text:p>
          <draw:enhanced-geometry draw:mirror-horizontal="false" draw:mirror-vertical="false" drawooo:sub-view-size="288 352" draw:text-areas="0 0 ?f0 ?f1" svg:viewBox="0 0 0 0" draw:type="ooxml-non-primitive" draw:enhanced-path="M 99 10 C 197 -31 262 66 278 119 305 199 272 289 262 310 256 323 184 387 23 326 27 326 -12 236 4 153 35 105 13 43 99 10 Z N">
            <draw:equation draw:name="f0" draw:formula="logwidth"/>
            <draw:equation draw:name="f1" draw:formula="logheight"/>
          </draw:enhanced-geometry>
        </draw:custom-shape>
        <draw:custom-shape draw:style-name="Mgr5" draw:text-style-name="MP7" draw:layer="layout" svg:width="0.305cm" svg:height="0.374cm" svg:x="21.963cm" svg:y="13.545cm">
          <text:p text:style-name="MP5"><text:span text:style-name="MT2"/></text:p>
          <draw:enhanced-geometry draw:mirror-horizontal="false" draw:mirror-vertical="false" drawooo:sub-view-size="306 375" draw:text-areas="0 0 ?f0 ?f1" svg:viewBox="0 0 0 0" draw:type="ooxml-non-primitive" draw:enhanced-path="M 49 72 C 62 59 76 48 88 41 95 38 104 35 112 35 118 32 128 32 134 32 164 32 197 45 216 68 239 91 259 125 265 155 271 189 271 224 265 261 262 279 255 298 249 311 248 314 247 316 246 319 243 322 239 322 239 325 232 328 226 335 219 338 189 351 157 359 121 354 88 354 52 348 19 338 52 354 85 365 121 372 157 378 194 375 229 362 239 359 246 354 255 348 259 345 265 341 268 338 269 337 270 336 271 335 272 334 273 333 275 332 275 331 275 330 275 328 276 327 277 326 279 325 285 305 292 288 298 268 308 229 308 189 301 145 292 105 268 68 243 41 213 15 177 -5 137 1 128 1 118 4 109 8 98 12 92 15 82 22 66 32 52 45 39 62 16 88 3 128 0 168 10 131 23 94 49 72 Z N">
            <draw:equation draw:name="f0" draw:formula="logwidth"/>
            <draw:equation draw:name="f1" draw:formula="logheight"/>
          </draw:enhanced-geometry>
        </draw:custom-shape>
        <draw:custom-shape draw:style-name="Mgr39" draw:text-style-name="MP7" draw:layer="layout" svg:width="0.169cm" svg:height="0.211cm" svg:x="22.005cm" svg:y="13.644cm">
          <text:p text:style-name="MP5"><text:span text:style-name="MT2"/></text:p>
          <draw:enhanced-geometry draw:mirror-horizontal="false" draw:mirror-vertical="false" drawooo:sub-view-size="170 212" draw:text-areas="0 0 ?f0 ?f1" svg:viewBox="0 0 0 0" draw:type="ooxml-non-primitive" draw:enhanced-path="M 0 106 C 0 125 4 143 12 159 19 176 30 189 43 198 55 207 70 212 85 212 100 212 115 207 128 198 140 189 151 176 159 159 166 143 170 125 170 106 170 88 166 69 159 53 151 37 140 23 128 14 115 5 100 0 85 0 70 0 55 5 43 14 30 23 19 37 12 53 4 69 0 88 0 106 Z N">
            <draw:equation draw:name="f0" draw:formula="logwidth"/>
            <draw:equation draw:name="f1" draw:formula="logheight"/>
          </draw:enhanced-geometry>
        </draw:custom-shape>
        <draw:custom-shape draw:style-name="Mgr40" draw:text-style-name="MP7" draw:layer="layout" svg:width="0.172cm" svg:height="0.146cm" svg:x="21.74cm" svg:y="14.02cm">
          <text:p text:style-name="MP5"><text:span text:style-name="MT2"/></text:p>
          <draw:enhanced-geometry draw:mirror-horizontal="false" draw:mirror-vertical="false" drawooo:sub-view-size="173 147" draw:text-areas="0 0 ?f0 ?f1" svg:viewBox="0 0 0 0" draw:type="ooxml-non-primitive" draw:enhanced-path="M 173 0 C 116 0 58 0 0 0 0 49 0 98 0 147 58 147 116 147 173 147 173 98 173 49 173 0 Z N">
            <draw:equation draw:name="f0" draw:formula="logwidth"/>
            <draw:equation draw:name="f1" draw:formula="logheight"/>
          </draw:enhanced-geometry>
        </draw:custom-shape>
        <draw:custom-shape draw:style-name="Mgr41" draw:text-style-name="MP7" draw:layer="layout" svg:width="0.654cm" svg:height="0.237cm" svg:x="21.501cm" svg:y="13.896cm">
          <text:p text:style-name="MP5"><text:span text:style-name="MT2"/></text:p>
          <draw:enhanced-geometry draw:mirror-horizontal="false" draw:mirror-vertical="false" drawooo:sub-view-size="655 238" draw:text-areas="0 0 ?f0 ?f1" svg:viewBox="0 0 0 0" draw:type="ooxml-non-primitive" draw:enhanced-path="M 161 204 C 194 200 226 193 252 177 279 160 298 138 301 114 309 76 317 38 325 0 332 38 339 76 347 114 353 141 370 160 396 177 422 193 455 204 488 204 524 204 556 200 586 184 616 170 642 147 655 117 651 151 632 181 602 200 574 220 531 234 492 237 449 241 410 231 373 210 353 200 340 187 328 170 315 187 298 200 282 210 246 231 203 241 164 237 124 237 82 224 52 200 23 181 0 147 0 117 6 144 33 167 63 184 92 197 128 204 161 204 Z N">
            <draw:equation draw:name="f0" draw:formula="logwidth"/>
            <draw:equation draw:name="f1" draw:formula="logheight"/>
          </draw:enhanced-geometry>
        </draw:custom-shape>
        <draw:custom-shape draw:style-name="Mgr42" draw:text-style-name="MP7" draw:layer="layout" svg:width="0.249cm" svg:height="0.119cm" svg:x="21.704cm" svg:y="13.853cm">
          <text:p text:style-name="MP5"><text:span text:style-name="MT2"/></text:p>
          <draw:enhanced-geometry draw:mirror-horizontal="false" draw:mirror-vertical="false" drawooo:sub-view-size="250 120" draw:text-areas="0 0 ?f0 ?f1" svg:viewBox="0 0 0 0" draw:type="ooxml-non-primitive" draw:enhanced-path="M 125 0 C 148 0 217 0 243 21 259 34 246 67 204 98 174 117 147 120 128 120 105 120 79 114 53 98 1 67 -9 34 7 21 30 0 102 0 125 0 Z N">
            <draw:equation draw:name="f0" draw:formula="logwidth"/>
            <draw:equation draw:name="f1" draw:formula="logheight"/>
          </draw:enhanced-geometry>
        </draw:custom-shape>
      </draw:g>
      <draw:g draw:style-name="Mgr4">
        <draw:custom-shape draw:style-name="Mgr43" draw:text-style-name="MP7" draw:layer="layout" svg:width="0.13cm" svg:height="0.145cm" svg:x="25.869cm" svg:y="13.935cm">
          <text:p text:style-name="MP5"><text:span text:style-name="MT2"/></text:p>
          <draw:enhanced-geometry draw:mirror-horizontal="false" draw:mirror-vertical="false" drawooo:sub-view-size="131 146" draw:text-areas="0 0 ?f0 ?f1" svg:viewBox="0 0 0 0" draw:type="ooxml-non-primitive" draw:enhanced-path="M 131 73 C 131 86 128 98 123 109 117 121 109 130 99 136 89 143 78 146 66 146 54 146 43 143 33 136 23 130 14 121 9 109 3 98 0 86 0 73 0 61 3 48 9 37 15 25 23 16 33 10 43 3 54 0 66 0 78 0 89 3 99 10 109 16 117 25 123 37 128 48 131 61 131 73 Z N">
            <draw:equation draw:name="f0" draw:formula="logwidth"/>
            <draw:equation draw:name="f1" draw:formula="logheight"/>
          </draw:enhanced-geometry>
        </draw:custom-shape>
        <draw:custom-shape draw:style-name="Mgr5" draw:text-style-name="MP7" draw:layer="layout" svg:width="0.228cm" svg:height="0.291cm" svg:x="25.725cm" svg:y="13.918cm">
          <text:p text:style-name="MP5"><text:span text:style-name="MT2"/></text:p>
          <draw:enhanced-geometry draw:mirror-horizontal="false" draw:mirror-vertical="false" drawooo:sub-view-size="229 292" draw:text-areas="0 0 ?f0 ?f1" svg:viewBox="0 0 0 0" draw:type="ooxml-non-primitive" draw:enhanced-path="M 215 246 C 265 57 160 82 133 0 94 19 55 39 16 58 16 57 -20 238 15 278 41 308 205 284 215 246 Z N">
            <draw:equation draw:name="f0" draw:formula="logwidth"/>
            <draw:equation draw:name="f1" draw:formula="logheight"/>
          </draw:enhanced-geometry>
        </draw:custom-shape>
        <draw:custom-shape draw:style-name="Mgr44" draw:text-style-name="MP7" draw:layer="layout" svg:width="0.133cm" svg:height="0.07cm" svg:x="25.741cm" svg:y="14.081cm">
          <text:p text:style-name="MP5"><text:span text:style-name="MT2"/></text:p>
          <draw:enhanced-geometry draw:mirror-horizontal="false" draw:mirror-vertical="false" drawooo:sub-view-size="134 71" draw:text-areas="0 0 ?f0 ?f1" svg:viewBox="0 0 0 0" draw:type="ooxml-non-primitive" draw:enhanced-path="M 18 34 C 28 24 39 14 52 9 79 -3 109 -3 134 7 107 7 82 9 58 21 46 25 35 32 25 41 17 49 6 59 0 71 2 57 9 44 18 34 Z N">
            <draw:equation draw:name="f0" draw:formula="logwidth"/>
            <draw:equation draw:name="f1" draw:formula="logheight"/>
          </draw:enhanced-geometry>
        </draw:custom-shape>
        <draw:custom-shape draw:style-name="Mgr5" draw:text-style-name="MP7" draw:layer="layout" svg:width="0.192cm" svg:height="0.354cm" svg:x="25.576cm" svg:y="13.895cm">
          <text:p text:style-name="MP5"><text:span text:style-name="MT2"/></text:p>
          <draw:enhanced-geometry draw:mirror-horizontal="false" draw:mirror-vertical="false" drawooo:sub-view-size="193 355" draw:text-areas="0 0 ?f0 ?f1" svg:viewBox="0 0 0 0" draw:type="ooxml-non-primitive" draw:enhanced-path="M 154 333 C 193 291 192 106 193 15 137 10 82 5 26 0 25 0 -21 293 12 333 36 363 126 362 154 333 Z N">
            <draw:equation draw:name="f0" draw:formula="logwidth"/>
            <draw:equation draw:name="f1" draw:formula="logheight"/>
          </draw:enhanced-geometry>
        </draw:custom-shape>
        <draw:custom-shape draw:style-name="Mgr5" draw:text-style-name="MP7" draw:layer="layout" svg:width="0.193cm" svg:height="0.354cm" svg:x="25.405cm" svg:y="13.895cm">
          <text:p text:style-name="MP5"><text:span text:style-name="MT2"/></text:p>
          <draw:enhanced-geometry draw:mirror-horizontal="false" draw:mirror-vertical="false" drawooo:sub-view-size="194 355" draw:text-areas="0 0 ?f0 ?f1" svg:viewBox="0 0 0 0" draw:type="ooxml-non-primitive" draw:enhanced-path="M 39 333 C 0 291 1 106 0 15 56 10 112 5 167 0 172 111 215 294 182 333 158 363 67 362 39 333 Z N">
            <draw:equation draw:name="f0" draw:formula="logwidth"/>
            <draw:equation draw:name="f1" draw:formula="logheight"/>
          </draw:enhanced-geometry>
        </draw:custom-shape>
        <draw:custom-shape draw:style-name="Mgr45" draw:text-style-name="MP7" draw:layer="layout" svg:width="0.013cm" svg:height="0.143cm" svg:x="25.58cm" svg:y="14.084cm">
          <text:p text:style-name="MP5"><text:span text:style-name="MT2"/></text:p>
          <draw:enhanced-geometry draw:mirror-horizontal="false" draw:mirror-vertical="false" drawooo:sub-view-size="14 144" draw:text-areas="0 0 ?f0 ?f1" svg:viewBox="0 0 0 0" draw:type="ooxml-non-primitive" draw:enhanced-path="M 0 71 C 0 48 2 24 7 0 12 24 14 49 14 71 12 96 12 120 7 144 2 120 0 95 0 71 Z N">
            <draw:equation draw:name="f0" draw:formula="logwidth"/>
            <draw:equation draw:name="f1" draw:formula="logheight"/>
          </draw:enhanced-geometry>
        </draw:custom-shape>
        <draw:custom-shape draw:style-name="Mgr5" draw:text-style-name="MP7" draw:layer="layout" svg:width="0.294cm" svg:height="0.288cm" svg:x="25.44cm" svg:y="13.882cm">
          <text:p text:style-name="MP5"><text:span text:style-name="MT2"/></text:p>
          <draw:enhanced-geometry draw:mirror-horizontal="false" draw:mirror-vertical="false" drawooo:sub-view-size="295 289" draw:text-areas="0 0 ?f0 ?f1" svg:viewBox="0 0 0 0" draw:type="ooxml-non-primitive" draw:enhanced-path="M 148 289 C 99 238 0 212 0 136 0 61 66 0 148 0 230 0 295 61 295 136 295 212 197 238 148 289 Z N">
            <draw:equation draw:name="f0" draw:formula="logwidth"/>
            <draw:equation draw:name="f1" draw:formula="logheight"/>
          </draw:enhanced-geometry>
        </draw:custom-shape>
        <draw:custom-shape draw:style-name="Mgr5" draw:text-style-name="MP7" draw:layer="layout" svg:width="0.222cm" svg:height="0.437cm" svg:x="25.702cm" svg:y="13.25cm">
          <text:p text:style-name="MP5"><text:span text:style-name="MT2"/></text:p>
          <draw:enhanced-geometry draw:mirror-horizontal="false" draw:mirror-vertical="false" drawooo:sub-view-size="223 438" draw:text-areas="0 0 ?f0 ?f1" svg:viewBox="0 0 0 0" draw:type="ooxml-non-primitive" draw:enhanced-path="M 20 192 C 12 367 7 341 0 416 31 423 61 431 92 438 130 372 87 422 206 238 248 170 203 11 176 0 160 -4 23 102 20 192 Z N">
            <draw:equation draw:name="f0" draw:formula="logwidth"/>
            <draw:equation draw:name="f1" draw:formula="logheight"/>
          </draw:enhanced-geometry>
        </draw:custom-shape>
        <draw:custom-shape draw:style-name="Mgr5" draw:text-style-name="MP7" draw:layer="layout" svg:width="0.16cm" svg:height="0.346cm" svg:x="25.72cm" svg:y="13.338cm">
          <text:p text:style-name="MP5"><text:span text:style-name="MT2"/></text:p>
          <draw:enhanced-geometry draw:mirror-horizontal="false" draw:mirror-vertical="false" drawooo:sub-view-size="161 347" draw:text-areas="0 0 ?f0 ?f1" svg:viewBox="0 0 0 0" draw:type="ooxml-non-primitive" draw:enhanced-path="M 42 114 C 10 284 14 259 0 332 20 337 41 342 61 347 90 278 61 335 149 140 173 90 159 9 134 0 118 -5 54 44 42 114 Z N">
            <draw:equation draw:name="f0" draw:formula="logwidth"/>
            <draw:equation draw:name="f1" draw:formula="logheight"/>
          </draw:enhanced-geometry>
        </draw:custom-shape>
        <draw:custom-shape draw:style-name="Mgr5" draw:text-style-name="MP7" draw:layer="layout" svg:width="0.222cm" svg:height="0.437cm" svg:x="25.25cm" svg:y="13.25cm">
          <text:p text:style-name="MP5"><text:span text:style-name="MT2"/></text:p>
          <draw:enhanced-geometry draw:mirror-horizontal="false" draw:mirror-vertical="false" drawooo:sub-view-size="223 438" draw:text-areas="0 0 ?f0 ?f1" svg:viewBox="0 0 0 0" draw:type="ooxml-non-primitive" draw:enhanced-path="M 203 192 C 211 367 216 341 223 416 192 423 162 431 131 438 94 372 136 422 18 238 -26 170 22 11 47 0 64 -4 200 102 203 192 Z N">
            <draw:equation draw:name="f0" draw:formula="logwidth"/>
            <draw:equation draw:name="f1" draw:formula="logheight"/>
          </draw:enhanced-geometry>
        </draw:custom-shape>
        <draw:custom-shape draw:style-name="Mgr5" draw:text-style-name="MP7" draw:layer="layout" svg:width="0.161cm" svg:height="0.348cm" svg:x="25.293cm" svg:y="13.338cm">
          <text:p text:style-name="MP5"><text:span text:style-name="MT2"/></text:p>
          <draw:enhanced-geometry draw:mirror-horizontal="false" draw:mirror-vertical="false" drawooo:sub-view-size="162 349" draw:text-areas="0 0 ?f0 ?f1" svg:viewBox="0 0 0 0" draw:type="ooxml-non-primitive" draw:enhanced-path="M 121 114 C 152 284 148 259 162 332 142 337 123 343 103 349 73 280 103 337 13 142 -11 90 1 9 28 0 44 -5 107 44 121 114 Z N">
            <draw:equation draw:name="f0" draw:formula="logwidth"/>
            <draw:equation draw:name="f1" draw:formula="logheight"/>
          </draw:enhanced-geometry>
        </draw:custom-shape>
        <draw:custom-shape draw:style-name="Mgr5" draw:text-style-name="MP7" draw:layer="layout" svg:width="0.6cm" svg:height="0.533cm" svg:x="25.287cm" svg:y="13.517cm">
          <text:p text:style-name="MP5"><text:span text:style-name="MT2"/></text:p>
          <draw:enhanced-geometry draw:mirror-horizontal="false" draw:mirror-vertical="false" drawooo:sub-view-size="601 534" draw:text-areas="0 0 ?f0 ?f1" svg:viewBox="0 0 0 0" draw:type="ooxml-non-primitive" draw:enhanced-path="M 301 0 C 466 0 542 71 542 171 542 254 666 378 555 459 500 499 409 534 301 534 193 534 101 499 46 459 -65 376 59 254 59 171 59 71 134 0 301 0 Z N">
            <draw:equation draw:name="f0" draw:formula="logwidth"/>
            <draw:equation draw:name="f1" draw:formula="logheight"/>
          </draw:enhanced-geometry>
        </draw:custom-shape>
        <draw:custom-shape draw:style-name="Mgr5" draw:text-style-name="MP7" draw:layer="layout" svg:width="0.524cm" svg:height="0.442cm" svg:x="25.323cm" svg:y="13.59cm">
          <text:p text:style-name="MP5"><text:span text:style-name="MT2"/></text:p>
          <draw:enhanced-geometry draw:mirror-horizontal="false" draw:mirror-vertical="false" drawooo:sub-view-size="525 443" draw:text-areas="0 0 ?f0 ?f1" svg:viewBox="0 0 0 0" draw:type="ooxml-non-primitive" draw:enhanced-path="M 286 15 C 271 -5 257 -5 244 15 208 60 155 156 151 236 89 228 19 231 4 265 -24 331 107 443 263 443 420 443 549 331 522 265 510 231 439 228 378 236 375 156 320 60 286 15 Z N">
            <draw:equation draw:name="f0" draw:formula="logwidth"/>
            <draw:equation draw:name="f1" draw:formula="logheight"/>
          </draw:enhanced-geometry>
        </draw:custom-shape>
        <draw:custom-shape draw:style-name="Mgr36" draw:text-style-name="MP7" draw:layer="layout" svg:width="0.247cm" svg:height="0.09cm" svg:x="25.463cm" svg:y="13.907cm">
          <text:p text:style-name="MP5"><text:span text:style-name="MT2"/></text:p>
          <draw:enhanced-geometry draw:mirror-horizontal="false" draw:mirror-vertical="false" drawooo:sub-view-size="248 91" draw:text-areas="0 0 ?f0 ?f1" svg:viewBox="0 0 0 0" draw:type="ooxml-non-primitive" draw:enhanced-path="M 198 32 C 180 34 160 29 146 19 137 14 131 8 124 0 119 8 111 14 103 19 86 29 68 35 50 32 32 32 15 26 1 14 -7 8 36 91 124 91 213 91 256 8 247 14 234 25 216 31 198 32 Z N">
            <draw:equation draw:name="f0" draw:formula="logwidth"/>
            <draw:equation draw:name="f1" draw:formula="logheight"/>
          </draw:enhanced-geometry>
        </draw:custom-shape>
        <draw:custom-shape draw:style-name="Mgr46" draw:text-style-name="MP7" draw:layer="layout" svg:width="0.145cm" svg:height="0.175cm" svg:x="25.653cm" svg:y="13.655cm">
          <text:p text:style-name="MP5"><text:span text:style-name="MT2"/></text:p>
          <draw:enhanced-geometry draw:mirror-horizontal="false" draw:mirror-vertical="false" drawooo:sub-view-size="146 176" draw:text-areas="0 0 ?f0 ?f1" svg:viewBox="0 0 0 0" draw:type="ooxml-non-primitive" draw:enhanced-path="M 50 5 C 99 -16 133 33 140 60 154 100 137 145 133 154 129 162 93 193 12 163 14 163 -7 119 2 76 18 53 8 21 50 5 Z N">
            <draw:equation draw:name="f0" draw:formula="logwidth"/>
            <draw:equation draw:name="f1" draw:formula="logheight"/>
          </draw:enhanced-geometry>
        </draw:custom-shape>
        <draw:custom-shape draw:style-name="Mgr47" draw:text-style-name="MP7" draw:layer="layout" svg:width="0.151cm" svg:height="0.188cm" svg:x="25.656cm" svg:y="13.647cm">
          <text:p text:style-name="MP5"><text:span text:style-name="MT2"/></text:p>
          <draw:enhanced-geometry draw:mirror-horizontal="false" draw:mirror-vertical="false" drawooo:sub-view-size="152 189" draw:text-areas="0 0 ?f0 ?f1" svg:viewBox="0 0 0 0" draw:type="ooxml-non-primitive" draw:enhanced-path="M 18 30 C 25 22 31 15 39 10 43 7 48 5 52 4 58 2 63 1 67 1 87 -3 107 7 120 20 133 33 144 52 149 72 154 92 152 113 148 134 146 143 143 153 137 162 137 163 137 164 136 165 136 167 136 169 136 171 136 171 135 171 134 172 133 174 131 175 128 177 124 180 120 181 115 184 97 190 79 190 61 188 43 185 27 180 10 172 27 175 44 180 61 180 77 180 95 178 110 172 113 171 116 168 120 165 122 163 124 163 124 162 124 161 124 160 125 159 128 150 130 141 133 134 136 115 137 97 133 80 130 63 120 48 109 36 97 26 82 17 67 19 64 19 60 18 56 20 53 22 48 22 45 23 36 27 30 32 25 39 14 48 5 66 0 85 0 66 6 47 18 30 Z N">
            <draw:equation draw:name="f0" draw:formula="logwidth"/>
            <draw:equation draw:name="f1" draw:formula="logheight"/>
          </draw:enhanced-geometry>
        </draw:custom-shape>
        <draw:custom-shape draw:style-name="Mgr30" draw:text-style-name="MP7" draw:layer="layout" svg:width="0.084cm" svg:height="0.105cm" svg:x="25.676cm" svg:y="13.697cm">
          <text:p text:style-name="MP5"><text:span text:style-name="MT2"/></text:p>
          <draw:enhanced-geometry draw:mirror-horizontal="false" draw:mirror-vertical="false" drawooo:sub-view-size="85 106" draw:text-areas="0 0 ?f0 ?f1" svg:viewBox="0 0 0 0" draw:type="ooxml-non-primitive" draw:enhanced-path="M 85 53 C 85 63 83 72 79 80 75 88 70 95 64 100 58 104 50 106 43 106 35 106 28 104 21 100 15 95 9 88 5 80 2 72 0 63 0 53 0 43 2 35 5 26 10 18 15 11 21 6 28 2 35 0 43 0 50 0 58 2 64 6 70 11 76 18 79 26 83 35 85 43 85 53 Z N">
            <draw:equation draw:name="f0" draw:formula="logwidth"/>
            <draw:equation draw:name="f1" draw:formula="logheight"/>
          </draw:enhanced-geometry>
        </draw:custom-shape>
        <draw:custom-shape draw:style-name="Mgr46" draw:text-style-name="MP7" draw:layer="layout" svg:width="0.144cm" svg:height="0.175cm" svg:x="25.376cm" svg:y="13.655cm">
          <text:p text:style-name="MP5"><text:span text:style-name="MT2"/></text:p>
          <draw:enhanced-geometry draw:mirror-horizontal="false" draw:mirror-vertical="false" drawooo:sub-view-size="145 176" draw:text-areas="0 0 ?f0 ?f1" svg:viewBox="0 0 0 0" draw:type="ooxml-non-primitive" draw:enhanced-path="M 95 5 C 46 -16 13 33 5 60 -8 100 8 145 13 154 17 162 52 193 133 163 131 163 151 119 143 76 127 53 138 21 95 5 Z N">
            <draw:equation draw:name="f0" draw:formula="logwidth"/>
            <draw:equation draw:name="f1" draw:formula="logheight"/>
          </draw:enhanced-geometry>
        </draw:custom-shape>
        <draw:custom-shape draw:style-name="Mgr48" draw:text-style-name="MP7" draw:layer="layout" svg:width="0.153cm" svg:height="0.186cm" svg:x="25.365cm" svg:y="13.648cm">
          <text:p text:style-name="MP5"><text:span text:style-name="MT2"/></text:p>
          <draw:enhanced-geometry draw:mirror-horizontal="false" draw:mirror-vertical="false" drawooo:sub-view-size="154 187" draw:text-areas="0 0 ?f0 ?f1" svg:viewBox="0 0 0 0" draw:type="ooxml-non-primitive" draw:enhanced-path="M 129 35 C 123 29 116 24 109 21 106 19 101 18 98 18 95 16 90 16 86 16 71 16 55 22 45 34 34 46 23 62 20 77 17 94 17 112 20 131 22 139 26 149 29 155 30 156 30 158 31 159 32 161 34 161 34 162 37 164 41 167 44 169 59 176 75 179 93 177 109 177 127 174 144 169 127 177 111 182 93 186 75 189 57 187 38 180 34 179 31 177 26 174 23 173 20 171 19 169 19 169 18 168 17 167 17 167 16 166 16 165 L 16 164 C 15 163 15 163 14 162 11 152 8 143 4 134 -1 114 -1 94 2 72 8 53 19 34 32 21 47 7 65 -3 84 1 90 1 95 3 99 4 104 6 108 7 113 10 120 16 127 22 134 31 145 44 151 64 154 84 148 66 142 47 129 35 Z N">
            <draw:equation draw:name="f0" draw:formula="logwidth"/>
            <draw:equation draw:name="f1" draw:formula="logheight"/>
          </draw:enhanced-geometry>
        </draw:custom-shape>
        <draw:custom-shape draw:style-name="Mgr30" draw:text-style-name="MP7" draw:layer="layout" svg:width="0.084cm" svg:height="0.105cm" svg:x="25.412cm" svg:y="13.697cm">
          <text:p text:style-name="MP5"><text:span text:style-name="MT2"/></text:p>
          <draw:enhanced-geometry draw:mirror-horizontal="false" draw:mirror-vertical="false" drawooo:sub-view-size="85 106" draw:text-areas="0 0 ?f0 ?f1" svg:viewBox="0 0 0 0" draw:type="ooxml-non-primitive" draw:enhanced-path="M 85 53 C 85 63 84 72 80 80 76 88 70 95 64 100 58 104 50 106 43 106 35 106 28 104 21 100 15 95 9 88 5 80 2 72 0 63 0 53 0 43 2 35 5 26 10 18 15 11 21 6 28 2 35 0 43 0 50 0 58 2 64 6 70 11 76 18 80 26 83 35 85 43 85 53 Z N">
            <draw:equation draw:name="f0" draw:formula="logwidth"/>
            <draw:equation draw:name="f1" draw:formula="logheight"/>
          </draw:enhanced-geometry>
        </draw:custom-shape>
        <draw:custom-shape draw:style-name="Mgr49" draw:text-style-name="MP7" draw:layer="layout" svg:width="0.086cm" svg:height="0.072cm" svg:x="25.543cm" svg:y="13.885cm">
          <text:p text:style-name="MP5"><text:span text:style-name="MT2"/></text:p>
          <draw:enhanced-geometry draw:mirror-horizontal="false" draw:mirror-vertical="false" drawooo:sub-view-size="87 73" draw:text-areas="0 0 ?f0 ?f1" svg:viewBox="0 0 0 0" draw:type="ooxml-non-primitive" draw:enhanced-path="M 0 0 C 29 0 58 0 87 0 87 24 87 48 87 73 58 73 29 73 0 73 0 48 0 24 0 0 Z N">
            <draw:equation draw:name="f0" draw:formula="logwidth"/>
            <draw:equation draw:name="f1" draw:formula="logheight"/>
          </draw:enhanced-geometry>
        </draw:custom-shape>
        <draw:custom-shape draw:style-name="Mgr50" draw:text-style-name="MP7" draw:layer="layout" svg:width="0.327cm" svg:height="0.117cm" svg:x="25.421cm" svg:y="13.824cm">
          <text:p text:style-name="MP5"><text:span text:style-name="MT2"/></text:p>
          <draw:enhanced-geometry draw:mirror-horizontal="false" draw:mirror-vertical="false" drawooo:sub-view-size="328 118" draw:text-areas="0 0 ?f0 ?f1" svg:viewBox="0 0 0 0" draw:type="ooxml-non-primitive" draw:enhanced-path="M 248 102 C 231 100 215 96 201 88 188 80 179 68 177 56 173 38 170 19 166 0 162 19 158 38 155 56 151 69 143 80 130 88 117 96 100 102 84 102 66 102 49 100 35 91 20 84 6 73 0 58 2 75 12 90 27 100 42 109 63 116 82 118 103 119 124 115 142 105 151 100 158 93 164 84 171 93 179 100 188 105 206 115 227 119 246 118 265 118 287 111 302 100 317 90 328 73 328 58 325 71 312 83 297 91 282 97 264 102 248 102 Z N">
            <draw:equation draw:name="f0" draw:formula="logwidth"/>
            <draw:equation draw:name="f1" draw:formula="logheight"/>
          </draw:enhanced-geometry>
        </draw:custom-shape>
        <draw:custom-shape draw:style-name="Mgr51" draw:text-style-name="MP7" draw:layer="layout" svg:width="0.124cm" svg:height="0.059cm" svg:x="25.523cm" svg:y="13.802cm">
          <text:p text:style-name="MP5"><text:span text:style-name="MT2"/></text:p>
          <draw:enhanced-geometry draw:mirror-horizontal="false" draw:mirror-vertical="false" drawooo:sub-view-size="125 60" draw:text-areas="0 0 ?f0 ?f1" svg:viewBox="0 0 0 0" draw:type="ooxml-non-primitive" draw:enhanced-path="M 62 0 C 51 0 16 0 4 10 -5 16 2 32 23 48 38 58 51 60 61 60 72 60 86 56 99 48 125 32 129 16 121 10 110 0 74 0 62 0 Z N">
            <draw:equation draw:name="f0" draw:formula="logwidth"/>
            <draw:equation draw:name="f1" draw:formula="logheight"/>
          </draw:enhanced-geometry>
        </draw:custom-shape>
      </draw:g>
      <draw:frame draw:name="PlaceHolder 1" presentation:style-name="Default_20_1-title" draw:layer="backgroundobjects" svg:width="24.999cm" svg:height="2.499cm" svg:x="1.5cm" svg:y="0.5cm" presentation:class="title" presentation:placeholder="true" presentation:user-transformed="true">
        <draw:text-box/>
      </draw:frame>
      <draw:frame draw:name="PlaceHolder 2" presentation:style-name="Default_20_1-outline1" draw:layer="backgroundobjects" svg:width="24.999cm" svg:height="8.999cm" svg:x="1.5cm" svg:y="3.5cm" presentation:class="outline" presentation:placeholder="true" presentation:user-transformed="true">
        <draw:text-box/>
      </draw:frame>
      <draw:frame draw:name="PlaceHolder 3" presentation:style-name="Mpr11" draw:text-style-name="MP12" draw:layer="backgroundobjects" svg:width="8.874cm" svg:height="1.085cm" svg:x="9.576cm" svg:y="14.348cm" presentation:class="footer" presentation:user-transformed="true">
        <draw:text-box>
          <text:p text:style-name="MP9"><text:span text:style-name="MT3"><presentation:footer/></text:span></text:p>
        </draw:text-box>
      </draw:frame>
      <draw:frame draw:name="PlaceHolder 4" presentation:style-name="Mpr11" draw:text-style-name="MP12" draw:layer="backgroundobjects" svg:width="6.522cm" svg:height="1.085cm" svg:x="20.076cm" svg:y="14.348cm" presentation:class="page-number" presentation:user-transformed="true">
        <draw:text-box>
          <text:p text:style-name="MP11"><text:span text:style-name="MT3"><text:page-number>&lt;number&gt;</text:page-number></text:span></text:p>
        </draw:text-box>
      </draw:frame>
      <draw:frame draw:name="PlaceHolder 5" presentation:style-name="Mpr11" draw:text-style-name="MP12" draw:layer="backgroundobjects" svg:width="6.522cm" svg:height="1.085cm" svg:x="1.4cm" svg:y="14.348cm" presentation:class="date-time" presentation:user-transformed="true">
        <draw:text-box>
          <text:p text:style-name="MP1"><presentation:date-time/></text:p>
        </draw:text-box>
      </draw:frame>
      <presentation:notes style:page-layout-name="PM0">
        <draw:page-thumbnail presentation:style-name="Default_20_1-title" draw:layer="backgroundobjects" svg:width="18.623cm" svg:height="10.476cm" svg:x="1.483cm" svg:y="2.123cm" presentation:class="page"/>
        <draw:frame presentation:style-name="Default_20_1-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presentation:header/></text:p>
          </draw:text-box>
        </draw:frame>
        <draw:frame presentation:style-name="Mpr12" draw:text-style-name="MP4" draw:layer="backgroundobjects" svg:width="9.369cm" svg:height="1.396cm" svg:x="12.22cm" svg:y="0cm" presentation:class="date-time">
          <draw:text-box>
            <text:p text:style-name="MP3"><presentation:date-time/></text:p>
          </draw:text-box>
        </draw:frame>
        <draw:frame presentation:style-name="Mpr13" draw:text-style-name="MP2" draw:layer="backgroundobjects" svg:width="9.369cm" svg:height="1.396cm" svg:x="0cm" svg:y="26.543cm" presentation:class="footer">
          <draw:text-box>
            <text:p text:style-name="MP1"><presentation:footer/></text:p>
          </draw:text-box>
        </draw:frame>
        <draw:frame presentation:style-name="Mpr1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2" style:display-name="Default 2" style:page-layout-name="PM1" draw:style-name="Mdp1">
      <loext:theme loext:name="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custom-shape draw:style-name="Mgr3" draw:text-style-name="MP6" draw:layer="backgroundobjects" svg:width="27.999cm" svg:height="1.749cm" svg:x="0cm" svg:y="14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Mgr4">
        <draw:custom-shape draw:style-name="Mgr5" draw:text-style-name="MP7" draw:layer="layout" svg:width="0.42cm" svg:height="0.635cm" svg:x="25.961cm" svg:y="13.595cm">
          <text:p text:style-name="MP5"><text:span text:style-name="MT2"/></text:p>
          <draw:enhanced-geometry draw:mirror-horizontal="false" draw:mirror-vertical="false" drawooo:sub-view-size="421 636" draw:text-areas="0 0 ?f0 ?f1" svg:viewBox="0 0 0 0" draw:type="ooxml-non-primitive" draw:enhanced-path="M 240 544 C 360 440 432 313 420 143 415 76 390 32 360 5 337 -16 196 32 196 185 198 474 65 484 0 634 69 645 152 622 240 544 Z N">
            <draw:equation draw:name="f0" draw:formula="logwidth"/>
            <draw:equation draw:name="f1" draw:formula="logheight"/>
          </draw:enhanced-geometry>
        </draw:custom-shape>
        <draw:custom-shape draw:style-name="Mgr5" draw:text-style-name="MP7" draw:layer="layout" svg:width="0.398cm" svg:height="0.649cm" svg:x="25.922cm" svg:y="13.576cm">
          <text:p text:style-name="MP5"><text:span text:style-name="MT2"/></text:p>
          <draw:enhanced-geometry draw:mirror-horizontal="false" draw:mirror-vertical="false" drawooo:sub-view-size="399 650" draw:text-areas="0 0 ?f0 ?f1" svg:viewBox="0 0 0 0" draw:type="ooxml-non-primitive" draw:enhanced-path="M 399 24 C 323 -55 187 77 187 197 187 487 67 513 0 643 12 646 11 650 37 650 122 582 249 453 249 231 249 93 318 35 399 24 Z N">
            <draw:equation draw:name="f0" draw:formula="logwidth"/>
            <draw:equation draw:name="f1" draw:formula="logheight"/>
          </draw:enhanced-geometry>
        </draw:custom-shape>
        <draw:custom-shape draw:style-name="Mgr5" draw:text-style-name="MP7" draw:layer="layout" svg:width="0.375cm" svg:height="0.652cm" svg:x="25.922cm" svg:y="13.564cm">
          <text:p text:style-name="MP5"><text:span text:style-name="MT2"/></text:p>
          <draw:enhanced-geometry draw:mirror-horizontal="false" draw:mirror-vertical="false" drawooo:sub-view-size="376 653" draw:text-areas="0 0 ?f0 ?f1" svg:viewBox="0 0 0 0" draw:type="ooxml-non-primitive" draw:enhanced-path="M 376 17 C 288 -36 159 40 159 186 159 423 53 414 0 529 0 570 0 612 0 653 37 628 212 479 212 218 212 79 293 19 376 17 Z N">
            <draw:equation draw:name="f0" draw:formula="logwidth"/>
            <draw:equation draw:name="f1" draw:formula="logheight"/>
          </draw:enhanced-geometry>
        </draw:custom-shape>
        <draw:custom-shape draw:style-name="Mgr5" draw:text-style-name="MP7" draw:layer="layout" svg:width="0.638cm" svg:height="0.594cm" svg:x="25cm" svg:y="13.671cm">
          <text:p text:style-name="MP5"><text:span text:style-name="MT2"/></text:p>
          <draw:enhanced-geometry draw:mirror-horizontal="false" draw:mirror-vertical="false" drawooo:sub-view-size="639 595" draw:text-areas="0 0 ?f0 ?f1" svg:viewBox="0 0 0 0" draw:type="ooxml-non-primitive" draw:enhanced-path="M 4 88 C -28 19 140 -18 198 9 198 48 198 86 198 125 133 112 27 136 4 88 M 390 571 C 390 537 503 469 639 469 639 511 639 553 639 595 556 587 390 606 390 571 Z N">
            <draw:equation draw:name="f0" draw:formula="logwidth"/>
            <draw:equation draw:name="f1" draw:formula="logheight"/>
          </draw:enhanced-geometry>
        </draw:custom-shape>
        <draw:custom-shape draw:style-name="Mgr5" draw:text-style-name="MP7" draw:layer="layout" svg:width="0.742cm" svg:height="0.868cm" svg:x="25.233cm" svg:y="13.475cm">
          <text:p text:style-name="MP5"><text:span text:style-name="MT2"/></text:p>
          <draw:enhanced-geometry draw:mirror-horizontal="false" draw:mirror-vertical="false" drawooo:sub-view-size="743 869" draw:text-areas="0 0 ?f0 ?f1" svg:viewBox="0 0 0 0" draw:type="ooxml-non-primitive" draw:enhanced-path="M 714 335 C 675 238 571 120 419 55 39 -111 -99 141 74 268 277 418 258 657 336 756 254 777 194 821 194 846 194 881 359 862 442 869 580 869 691 841 691 807 693 781 689 765 682 751 749 652 763 455 714 335 Z N">
            <draw:equation draw:name="f0" draw:formula="logwidth"/>
            <draw:equation draw:name="f1" draw:formula="logheight"/>
          </draw:enhanced-geometry>
        </draw:custom-shape>
        <draw:custom-shape draw:style-name="Mgr5" draw:text-style-name="MP7" draw:layer="layout" svg:width="0.277cm" svg:height="0.51cm" svg:x="25.52cm" svg:y="13.769cm">
          <text:p text:style-name="MP5"><text:span text:style-name="MT2"/></text:p>
          <draw:enhanced-geometry draw:mirror-horizontal="false" draw:mirror-vertical="false" drawooo:sub-view-size="278 511" draw:text-areas="0 0 ?f0 ?f1" svg:viewBox="0 0 0 0" draw:type="ooxml-non-primitive" draw:enhanced-path="M 255 0 C 135 10 27 120 27 257 29 379 105 441 80 450 -123 522 107 469 268 510 319 524 160 347 160 206 160 120 197 47 255 0 Z N">
            <draw:equation draw:name="f0" draw:formula="logwidth"/>
            <draw:equation draw:name="f1" draw:formula="logheight"/>
          </draw:enhanced-geometry>
        </draw:custom-shape>
        <draw:custom-shape draw:style-name="Mgr5" draw:text-style-name="MP7" draw:layer="layout" svg:width="0.499cm" svg:height="0.782cm" svg:x="25.517cm" svg:y="13.443cm">
          <text:p text:style-name="MP5"><text:span text:style-name="MT2"/></text:p>
          <draw:enhanced-geometry draw:mirror-horizontal="false" draw:mirror-vertical="false" drawooo:sub-view-size="500 783" draw:text-areas="0 0 ?f0 ?f1" svg:viewBox="0 0 0 0" draw:type="ooxml-non-primitive" draw:enhanced-path="M 138 34 C 87 18 41 7 0 0 4 18 7 39 9 57 293 129 567 417 399 783 480 669 500 572 500 424 500 265 279 78 138 34 Z N">
            <draw:equation draw:name="f0" draw:formula="logwidth"/>
            <draw:equation draw:name="f1" draw:formula="logheight"/>
          </draw:enhanced-geometry>
        </draw:custom-shape>
        <draw:custom-shape draw:style-name="Mgr5" draw:text-style-name="MP7" draw:layer="layout" svg:width="0.546cm" svg:height="0.806cm" svg:x="25.507cm" svg:y="13.422cm">
          <text:p text:style-name="MP5"><text:span text:style-name="MT2"/></text:p>
          <draw:enhanced-geometry draw:mirror-horizontal="false" draw:mirror-vertical="false" drawooo:sub-view-size="547 807" draw:text-areas="0 0 ?f0 ?f1" svg:viewBox="0 0 0 0" draw:type="ooxml-non-primitive" draw:enhanced-path="M 0 0 C 10 14 14 32 17 51 259 118 490 272 490 547 490 609 453 748 407 807 497 743 547 591 547 445 550 215 377 78 171 23 109 7 53 0 0 0 Z N">
            <draw:equation draw:name="f0" draw:formula="logwidth"/>
            <draw:equation draw:name="f1" draw:formula="logheight"/>
          </draw:enhanced-geometry>
        </draw:custom-shape>
        <draw:custom-shape draw:style-name="Mgr9" draw:text-style-name="MP7" draw:layer="layout" svg:width="0.129cm" svg:height="0.135cm" svg:x="25.283cm" svg:y="13.249cm">
          <text:p text:style-name="MP5"><text:span text:style-name="MT2"/></text:p>
          <draw:enhanced-geometry draw:mirror-horizontal="false" draw:mirror-vertical="false" drawooo:sub-view-size="130 136" draw:text-areas="0 0 ?f0 ?f1" svg:viewBox="0 0 0 0" draw:type="ooxml-non-primitive" draw:enhanced-path="M 1 136 C -6 64 36 45 54 0 79 41 123 51 130 122 87 127 44 131 1 136 Z N">
            <draw:equation draw:name="f0" draw:formula="logwidth"/>
            <draw:equation draw:name="f1" draw:formula="logheight"/>
          </draw:enhanced-geometry>
        </draw:custom-shape>
        <draw:custom-shape draw:style-name="Mgr5" draw:text-style-name="MP7" draw:layer="layout" svg:width="0.451cm" svg:height="0.534cm" svg:x="25.084cm" svg:y="13.24cm">
          <text:p text:style-name="MP5"><text:span text:style-name="MT2"/></text:p>
          <draw:enhanced-geometry draw:mirror-horizontal="false" draw:mirror-vertical="false" drawooo:sub-view-size="452 535" draw:text-areas="0 0 ?f0 ?f1" svg:viewBox="0 0 0 0" draw:type="ooxml-non-primitive" draw:enhanced-path="M 335 0 C 308 41 261 50 252 122 128 127 -10 295 1 429 3 466 102 535 226 535 351 535 452 424 452 288 455 207 429 163 385 143 392 71 352 48 335 0 Z N">
            <draw:equation draw:name="f0" draw:formula="logwidth"/>
            <draw:equation draw:name="f1" draw:formula="logheight"/>
          </draw:enhanced-geometry>
        </draw:custom-shape>
        <draw:custom-shape draw:style-name="Mgr8" draw:text-style-name="MP7" draw:layer="layout" svg:width="0.1cm" svg:height="0.195cm" svg:x="25.349cm" svg:y="13.304cm">
          <text:p text:style-name="MP5"><text:span text:style-name="MT2"/></text:p>
          <draw:enhanced-geometry draw:mirror-horizontal="false" draw:mirror-vertical="false" drawooo:sub-view-size="101 196" draw:text-areas="0 0 ?f0 ?f1" svg:viewBox="0 0 0 0" draw:type="ooxml-non-primitive" draw:enhanced-path="M 40 194 C 13 189 -9 189 3 90 10 37 43 30 63 0 76 35 104 51 100 104 88 203 68 199 40 194 Z N">
            <draw:equation draw:name="f0" draw:formula="logwidth"/>
            <draw:equation draw:name="f1" draw:formula="logheight"/>
          </draw:enhanced-geometry>
        </draw:custom-shape>
        <draw:custom-shape draw:style-name="Mgr23" draw:text-style-name="MP7" draw:layer="layout" svg:width="0.135cm" svg:height="0.124cm" svg:x="25.187cm" svg:y="13.468cm">
          <text:p text:style-name="MP5"><text:span text:style-name="MT2"/></text:p>
          <draw:enhanced-geometry draw:mirror-horizontal="false" draw:mirror-vertical="false" drawooo:sub-view-size="136 125" draw:text-areas="0 0 ?f0 ?f1" svg:viewBox="0 0 0 0" draw:type="ooxml-non-primitive" draw:enhanced-path="M 60 125 C 18 125 20 96 0 81 20 54 18 0 60 0 101 0 111 54 136 81 111 96 101 125 60 125 Z N">
            <draw:equation draw:name="f0" draw:formula="logwidth"/>
            <draw:equation draw:name="f1" draw:formula="logheight"/>
          </draw:enhanced-geometry>
        </draw:custom-shape>
        <draw:custom-shape draw:style-name="Mgr24" draw:text-style-name="MP7" draw:layer="layout" svg:width="0.082cm" svg:height="0.075cm" svg:x="25.207cm" svg:y="13.496cm">
          <text:p text:style-name="MP5"><text:span text:style-name="MT2"/></text:p>
          <draw:enhanced-geometry draw:mirror-horizontal="false" draw:mirror-vertical="false" drawooo:sub-view-size="83 76" draw:text-areas="0 0 ?f0 ?f1" svg:viewBox="0 0 0 0" draw:type="ooxml-non-primitive" draw:enhanced-path="M 37 76 C 11 76 12 57 0 48 12 32 11 0 37 0 62 0 68 32 83 48 68 57 62 76 37 76 Z N">
            <draw:equation draw:name="f0" draw:formula="logwidth"/>
            <draw:equation draw:name="f1" draw:formula="logheight"/>
          </draw:enhanced-geometry>
        </draw:custom-shape>
        <draw:custom-shape draw:style-name="Mgr5" draw:text-style-name="MP7" draw:layer="layout" svg:width="0.392cm" svg:height="0.335cm" svg:x="25.168cm" svg:y="13.512cm">
          <text:p text:style-name="MP5"><text:span text:style-name="MT2"/></text:p>
          <draw:enhanced-geometry draw:mirror-horizontal="false" draw:mirror-vertical="false" drawooo:sub-view-size="393 336" draw:text-areas="0 0 ?f0 ?f1" svg:viewBox="0 0 0 0" draw:type="ooxml-non-primitive" draw:enhanced-path="M 275 27 C 219 -43 218 43 189 50 198 53 206 56 215 59 200 66 184 73 169 80 173 84 176 88 180 91 172 91 165 91 157 91 162 95 166 99 171 103 168 106 165 108 162 110 146 100 129 96 111 96 51 96 0 149 0 216 0 283 49 336 111 336 171 336 222 283 222 216 222 214 222 212 222 209 236 213 249 217 263 220 260 210 257 199 254 188 270 188 286 188 302 188 295 182 288 176 282 170 305 153 328 135 351 117 337 117 323 117 309 117 330 104 352 91 374 77 359 77 344 77 329 77 354 75 421 23 379 38 337 52 309 31 275 27 Z N">
            <draw:equation draw:name="f0" draw:formula="logwidth"/>
            <draw:equation draw:name="f1" draw:formula="logheight"/>
          </draw:enhanced-geometry>
        </draw:custom-shape>
        <draw:custom-shape draw:style-name="Mgr5" draw:text-style-name="MP7" draw:layer="layout" svg:width="0.503cm" svg:height="0.254cm" svg:x="25.042cm" svg:y="13.738cm">
          <text:p text:style-name="MP5"><text:span text:style-name="MT2"/></text:p>
          <draw:enhanced-geometry draw:mirror-horizontal="false" draw:mirror-vertical="false" drawooo:sub-view-size="504 255" draw:text-areas="0 0 ?f0 ?f1" svg:viewBox="0 0 0 0" draw:type="ooxml-non-primitive" draw:enhanced-path="M 197 126 C 133 114 26 138 4 89 -28 20 167 -22 217 11 337 84 499 -58 504 156 506 209 379 364 197 126 Z N">
            <draw:equation draw:name="f0" draw:formula="logwidth"/>
            <draw:equation draw:name="f1" draw:formula="logheight"/>
          </draw:enhanced-geometry>
        </draw:custom-shape>
      </draw:g>
      <draw:g draw:style-name="Mgr4">
        <draw:custom-shape draw:style-name="Mgr10" draw:text-style-name="MP7" draw:layer="layout" svg:width="0.217cm" svg:height="0.219cm" svg:x="22.75cm" svg:y="14.277cm">
          <text:p text:style-name="MP5"><text:span text:style-name="MT2"/></text:p>
          <draw:enhanced-geometry draw:mirror-horizontal="false" draw:mirror-vertical="false" drawooo:sub-view-size="218 220" draw:text-areas="0 0 ?f0 ?f1" svg:viewBox="0 0 0 0" draw:type="ooxml-non-primitive" draw:enhanced-path="M 0 110 C 0 129 5 149 14 165 24 182 38 196 55 205 71 215 90 220 109 220 129 220 147 215 164 205 181 196 194 182 203 165 213 149 218 129 218 110 218 91 214 72 203 55 194 39 181 25 164 15 147 5 128 0 109 0 90 0 71 5 55 15 38 25 24 39 14 55 5 72 0 91 0 110 Z N">
            <draw:equation draw:name="f0" draw:formula="logwidth"/>
            <draw:equation draw:name="f1" draw:formula="logheight"/>
          </draw:enhanced-geometry>
        </draw:custom-shape>
        <draw:custom-shape draw:style-name="Mgr5" draw:text-style-name="MP7" draw:layer="layout" svg:width="0.378cm" svg:height="0.436cm" svg:x="22.829cm" svg:y="14.253cm">
          <text:p text:style-name="MP5"><text:span text:style-name="MT2"/></text:p>
          <draw:enhanced-geometry draw:mirror-horizontal="false" draw:mirror-vertical="false" drawooo:sub-view-size="379 437" draw:text-areas="0 0 ?f0 ?f1" svg:viewBox="0 0 0 0" draw:type="ooxml-non-primitive" draw:enhanced-path="M 22 367 C -61 85 113 122 158 0 223 29 288 58 352 87 352 85 412 357 354 417 311 462 39 424 22 367 Z N">
            <draw:equation draw:name="f0" draw:formula="logwidth"/>
            <draw:equation draw:name="f1" draw:formula="logheight"/>
          </draw:enhanced-geometry>
        </draw:custom-shape>
        <draw:custom-shape draw:style-name="Mgr30" draw:text-style-name="MP7" draw:layer="layout" svg:width="0.223cm" svg:height="0.105cm" svg:x="22.957cm" svg:y="14.496cm">
          <text:p text:style-name="MP5"><text:span text:style-name="MT2"/></text:p>
          <draw:enhanced-geometry draw:mirror-horizontal="false" draw:mirror-vertical="false" drawooo:sub-view-size="224 106" draw:text-areas="0 0 ?f0 ?f1" svg:viewBox="0 0 0 0" draw:type="ooxml-non-primitive" draw:enhanced-path="M 194 52 C 178 37 158 21 136 14 93 -4 43 -4 0 11 46 11 88 14 128 32 148 38 166 49 183 61 196 73 213 89 224 106 221 87 211 67 194 52 Z N">
            <draw:equation draw:name="f0" draw:formula="logwidth"/>
            <draw:equation draw:name="f1" draw:formula="logheight"/>
          </draw:enhanced-geometry>
        </draw:custom-shape>
        <draw:custom-shape draw:style-name="Mgr5" draw:text-style-name="MP7" draw:layer="layout" svg:width="0.321cm" svg:height="0.531cm" svg:x="23.135cm" svg:y="14.218cm">
          <text:p text:style-name="MP5"><text:span text:style-name="MT2"/></text:p>
          <draw:enhanced-geometry draw:mirror-horizontal="false" draw:mirror-vertical="false" drawooo:sub-view-size="322 532" draw:text-areas="0 0 ?f0 ?f1" svg:viewBox="0 0 0 0" draw:type="ooxml-non-primitive" draw:enhanced-path="M 65 500 C 0 437 2 160 0 22 93 14 186 7 279 0 281 0 357 440 303 500 262 544 112 542 65 500 Z N">
            <draw:equation draw:name="f0" draw:formula="logwidth"/>
            <draw:equation draw:name="f1" draw:formula="logheight"/>
          </draw:enhanced-geometry>
        </draw:custom-shape>
        <draw:custom-shape draw:style-name="Mgr5" draw:text-style-name="MP7" draw:layer="layout" svg:width="0.323cm" svg:height="0.532cm" svg:x="23.417cm" svg:y="14.218cm">
          <text:p text:style-name="MP5"><text:span text:style-name="MT2"/></text:p>
          <draw:enhanced-geometry draw:mirror-horizontal="false" draw:mirror-vertical="false" drawooo:sub-view-size="324 533" draw:text-areas="0 0 ?f0 ?f1" svg:viewBox="0 0 0 0" draw:type="ooxml-non-primitive" draw:enhanced-path="M 258 500 C 324 437 321 160 324 22 231 14 138 7 45 0 37 167 -34 440 21 500 62 545 212 542 258 500 Z N">
            <draw:equation draw:name="f0" draw:formula="logwidth"/>
            <draw:equation draw:name="f1" draw:formula="logheight"/>
          </draw:enhanced-geometry>
        </draw:custom-shape>
        <draw:custom-shape draw:style-name="Mgr31" draw:text-style-name="MP7" draw:layer="layout" svg:width="0.021cm" svg:height="0.215cm" svg:x="23.427cm" svg:y="14.502cm">
          <text:p text:style-name="MP5"><text:span text:style-name="MT2"/></text:p>
          <draw:enhanced-geometry draw:mirror-horizontal="false" draw:mirror-vertical="false" drawooo:sub-view-size="22 216" draw:text-areas="0 0 ?f0 ?f1" svg:viewBox="0 0 0 0" draw:type="ooxml-non-primitive" draw:enhanced-path="M 22 108 C 22 73 19 35 10 0 2 35 0 73 0 108 2 145 2 180 10 216 19 180 22 143 22 108 Z N">
            <draw:equation draw:name="f0" draw:formula="logwidth"/>
            <draw:equation draw:name="f1" draw:formula="logheight"/>
          </draw:enhanced-geometry>
        </draw:custom-shape>
        <draw:custom-shape draw:style-name="Mgr5" draw:text-style-name="MP7" draw:layer="layout" svg:width="0.49cm" svg:height="0.435cm" svg:x="23.192cm" svg:y="14.197cm">
          <text:p text:style-name="MP5"><text:span text:style-name="MT2"/></text:p>
          <draw:enhanced-geometry draw:mirror-horizontal="false" draw:mirror-vertical="false" drawooo:sub-view-size="491 436" draw:text-areas="0 0 ?f0 ?f1" svg:viewBox="0 0 0 0" draw:type="ooxml-non-primitive" draw:enhanced-path="M 246 436 C 328 359 491 318 491 205 491 93 383 0 246 0 109 0 0 93 0 205 0 318 164 359 246 436 Z N">
            <draw:equation draw:name="f0" draw:formula="logwidth"/>
            <draw:equation draw:name="f1" draw:formula="logheight"/>
          </draw:enhanced-geometry>
        </draw:custom-shape>
        <draw:custom-shape draw:style-name="Mgr5" draw:text-style-name="MP7" draw:layer="layout" svg:width="0.369cm" svg:height="0.657cm" svg:x="22.877cm" svg:y="13.25cm">
          <text:p text:style-name="MP5"><text:span text:style-name="MT2"/></text:p>
          <draw:enhanced-geometry draw:mirror-horizontal="false" draw:mirror-vertical="false" drawooo:sub-view-size="370 658" draw:text-areas="0 0 ?f0 ?f1" svg:viewBox="0 0 0 0" draw:type="ooxml-non-primitive" draw:enhanced-path="M 337 288 C 351 550 359 511 370 623 319 635 268 646 217 658 154 558 225 633 29 358 -42 255 34 15 78 0 106 -7 332 152 337 288 Z N">
            <draw:equation draw:name="f0" draw:formula="logwidth"/>
            <draw:equation draw:name="f1" draw:formula="logheight"/>
          </draw:enhanced-geometry>
        </draw:custom-shape>
        <draw:custom-shape draw:style-name="Mgr5" draw:text-style-name="MP7" draw:layer="layout" svg:width="0.267cm" svg:height="0.519cm" svg:x="22.948cm" svg:y="13.382cm">
          <text:p text:style-name="MP5"><text:span text:style-name="MT2"/></text:p>
          <draw:enhanced-geometry draw:mirror-horizontal="false" draw:mirror-vertical="false" drawooo:sub-view-size="268 520" draw:text-areas="0 0 ?f0 ?f1" svg:viewBox="0 0 0 0" draw:type="ooxml-non-primitive" draw:enhanced-path="M 200 171 C 252 426 246 389 268 499 235 506 201 513 167 520 118 417 167 503 20 210 -19 136 4 14 44 1 72 -7 179 66 200 171 Z N">
            <draw:equation draw:name="f0" draw:formula="logwidth"/>
            <draw:equation draw:name="f1" draw:formula="logheight"/>
          </draw:enhanced-geometry>
        </draw:custom-shape>
        <draw:custom-shape draw:style-name="Mgr5" draw:text-style-name="MP7" draw:layer="layout" svg:width="0.371cm" svg:height="0.657cm" svg:x="23.628cm" svg:y="13.25cm">
          <text:p text:style-name="MP5"><text:span text:style-name="MT2"/></text:p>
          <draw:enhanced-geometry draw:mirror-horizontal="false" draw:mirror-vertical="false" drawooo:sub-view-size="372 658" draw:text-areas="0 0 ?f0 ?f1" svg:viewBox="0 0 0 0" draw:type="ooxml-non-primitive" draw:enhanced-path="M 33 288 C 20 550 11 511 0 623 51 635 103 646 154 658 216 558 146 633 342 358 415 255 337 15 292 0 265 -7 38 152 33 288 Z N">
            <draw:equation draw:name="f0" draw:formula="logwidth"/>
            <draw:equation draw:name="f1" draw:formula="logheight"/>
          </draw:enhanced-geometry>
        </draw:custom-shape>
        <draw:custom-shape draw:style-name="Mgr5" draw:text-style-name="MP7" draw:layer="layout" svg:width="0.267cm" svg:height="0.522cm" svg:x="23.659cm" svg:y="13.382cm">
          <text:p text:style-name="MP5"><text:span text:style-name="MT2"/></text:p>
          <draw:enhanced-geometry draw:mirror-horizontal="false" draw:mirror-vertical="false" drawooo:sub-view-size="268 523" draw:text-areas="0 0 ?f0 ?f1" svg:viewBox="0 0 0 0" draw:type="ooxml-non-primitive" draw:enhanced-path="M 68 171 C 15 426 23 389 0 499 33 507 65 515 98 523 148 420 98 505 248 213 286 136 267 14 223 1 196 -7 90 66 68 171 Z N">
            <draw:equation draw:name="f0" draw:formula="logwidth"/>
            <draw:equation draw:name="f1" draw:formula="logheight"/>
          </draw:enhanced-geometry>
        </draw:custom-shape>
        <draw:custom-shape draw:style-name="Mgr5" draw:text-style-name="MP7" draw:layer="layout" svg:width="0.999cm" svg:height="0.801cm" svg:x="22.938cm" svg:y="13.65cm">
          <text:p text:style-name="MP5"><text:span text:style-name="MT2"/></text:p>
          <draw:enhanced-geometry draw:mirror-horizontal="false" draw:mirror-vertical="false" drawooo:sub-view-size="1000 802" draw:text-areas="0 0 ?f0 ?f1" svg:viewBox="0 0 0 0" draw:type="ooxml-non-primitive" draw:enhanced-path="M 500 0 C 224 0 99 108 99 258 99 383 -108 568 77 690 167 751 320 802 500 802 680 802 833 751 923 690 1109 565 902 383 902 258 902 108 779 0 500 0 Z N">
            <draw:equation draw:name="f0" draw:formula="logwidth"/>
            <draw:equation draw:name="f1" draw:formula="logheight"/>
          </draw:enhanced-geometry>
        </draw:custom-shape>
        <draw:custom-shape draw:style-name="Mgr5" draw:text-style-name="MP7" draw:layer="layout" svg:width="0.875cm" svg:height="0.664cm" svg:x="23.003cm" svg:y="13.76cm">
          <text:p text:style-name="MP5"><text:span text:style-name="MT2"/></text:p>
          <draw:enhanced-geometry draw:mirror-horizontal="false" draw:mirror-vertical="false" drawooo:sub-view-size="876 665" draw:text-areas="0 0 ?f0 ?f1" svg:viewBox="0 0 0 0" draw:type="ooxml-non-primitive" draw:enhanced-path="M 400 22 C 424 -7 446 -7 471 22 528 90 619 235 624 355 727 342 845 347 869 397 916 497 697 665 438 665 176 665 -40 497 6 397 26 347 146 342 247 355 252 235 342 90 400 22 Z N">
            <draw:equation draw:name="f0" draw:formula="logwidth"/>
            <draw:equation draw:name="f1" draw:formula="logheight"/>
          </draw:enhanced-geometry>
        </draw:custom-shape>
        <draw:custom-shape draw:style-name="Mgr32" draw:text-style-name="MP7" draw:layer="layout" svg:width="0.411cm" svg:height="0.137cm" svg:x="23.231cm" svg:y="14.235cm">
          <text:p text:style-name="MP5"><text:span text:style-name="MT2"/></text:p>
          <draw:enhanced-geometry draw:mirror-horizontal="false" draw:mirror-vertical="false" drawooo:sub-view-size="412 138" draw:text-areas="0 0 ?f0 ?f1" svg:viewBox="0 0 0 0" draw:type="ooxml-non-primitive" draw:enhanced-path="M 83 50 C 113 53 146 45 171 30 184 23 196 12 206 0 214 12 228 23 242 30 269 45 299 53 329 50 359 50 390 40 411 23 425 12 353 138 206 138 59 138 -12 12 2 23 23 38 53 47 83 50 Z N">
            <draw:equation draw:name="f0" draw:formula="logwidth"/>
            <draw:equation draw:name="f1" draw:formula="logheight"/>
          </draw:enhanced-geometry>
        </draw:custom-shape>
        <draw:custom-shape draw:style-name="Mgr5" draw:text-style-name="MP7" draw:layer="layout" svg:width="0.241cm" svg:height="0.263cm" svg:x="23.085cm" svg:y="13.858cm">
          <text:p text:style-name="MP5"><text:span text:style-name="MT2"/></text:p>
          <draw:enhanced-geometry draw:mirror-horizontal="false" draw:mirror-vertical="false" drawooo:sub-view-size="242 264" draw:text-areas="0 0 ?f0 ?f1" svg:viewBox="0 0 0 0" draw:type="ooxml-non-primitive" draw:enhanced-path="M 159 7 C 76 -23 22 50 8 89 -13 149 13 217 22 232 28 242 88 290 221 244 219 244 254 177 237 114 211 78 229 32 159 7 Z N">
            <draw:equation draw:name="f0" draw:formula="logwidth"/>
            <draw:equation draw:name="f1" draw:formula="logheight"/>
          </draw:enhanced-geometry>
        </draw:custom-shape>
        <draw:custom-shape draw:style-name="Mgr5" draw:text-style-name="MP7" draw:layer="layout" svg:width="0.252cm" svg:height="0.284cm" svg:x="23.07cm" svg:y="13.844cm">
          <text:p text:style-name="MP5"><text:span text:style-name="MT2"/></text:p>
          <draw:enhanced-geometry draw:mirror-horizontal="false" draw:mirror-vertical="false" drawooo:sub-view-size="253 285" draw:text-areas="0 0 ?f0 ?f1" svg:viewBox="0 0 0 0" draw:type="ooxml-non-primitive" draw:enhanced-path="M 223 46 C 213 33 201 23 188 15 182 11 175 8 166 6 158 3 150 1 142 1 109 -4 75 11 54 31 32 50 14 78 5 108 -3 138 -1 170 7 201 10 216 16 231 24 243 25 245 26 246 27 248 27 250 27 253 27 255 28 256 28 257 29 258 32 261 35 263 40 266 49 271 54 273 62 275 92 286 122 286 152 283 182 278 210 271 237 258 210 263 179 271 152 271 125 271 95 269 70 258 65 255 59 254 54 248 52 246 49 246 49 243 48 242 47 240 46 238 40 226 37 213 32 201 27 173 24 146 32 120 37 96 54 73 73 56 92 38 117 26 142 29 147 29 154 28 160 31 166 33 175 33 180 36 193 41 205 48 213 58 231 73 245 99 253 128 253 99 243 71 223 46 Z N">
            <draw:equation draw:name="f0" draw:formula="logwidth"/>
            <draw:equation draw:name="f1" draw:formula="logheight"/>
          </draw:enhanced-geometry>
        </draw:custom-shape>
        <draw:custom-shape draw:style-name="Mgr33" draw:text-style-name="MP7" draw:layer="layout" svg:width="0.141cm" svg:height="0.159cm" svg:x="23.148cm" svg:y="13.92cm">
          <text:p text:style-name="MP5"><text:span text:style-name="MT2"/></text:p>
          <draw:enhanced-geometry draw:mirror-horizontal="false" draw:mirror-vertical="false" drawooo:sub-view-size="142 160" draw:text-areas="0 0 ?f0 ?f1" svg:viewBox="0 0 0 0" draw:type="ooxml-non-primitive" draw:enhanced-path="M 0 80 C 0 94 3 108 9 120 15 132 24 142 35 149 46 156 59 160 71 160 84 160 96 156 106 149 117 142 126 132 132 120 138 108 142 94 142 80 142 66 138 52 132 40 126 27 117 17 106 10 96 3 84 0 71 0 59 0 46 3 35 10 24 17 15 27 9 40 3 52 0 66 0 80 Z N">
            <draw:equation draw:name="f0" draw:formula="logwidth"/>
            <draw:equation draw:name="f1" draw:formula="logheight"/>
          </draw:enhanced-geometry>
        </draw:custom-shape>
        <draw:custom-shape draw:style-name="Mgr5" draw:text-style-name="MP7" draw:layer="layout" svg:width="0.24cm" svg:height="0.263cm" svg:x="23.549cm" svg:y="13.858cm">
          <text:p text:style-name="MP5"><text:span text:style-name="MT2"/></text:p>
          <draw:enhanced-geometry draw:mirror-horizontal="false" draw:mirror-vertical="false" drawooo:sub-view-size="241 264" draw:text-areas="0 0 ?f0 ?f1" svg:viewBox="0 0 0 0" draw:type="ooxml-non-primitive" draw:enhanced-path="M 83 7 C 164 -23 219 50 233 89 255 149 227 217 219 232 214 242 154 290 20 244 23 244 -10 177 3 114 30 78 11 32 83 7 Z N">
            <draw:equation draw:name="f0" draw:formula="logwidth"/>
            <draw:equation draw:name="f1" draw:formula="logheight"/>
          </draw:enhanced-geometry>
        </draw:custom-shape>
        <draw:custom-shape draw:style-name="Mgr5" draw:text-style-name="MP7" draw:layer="layout" svg:width="0.254cm" svg:height="0.28cm" svg:x="23.552cm" svg:y="13.846cm">
          <text:p text:style-name="MP5"><text:span text:style-name="MT2"/></text:p>
          <draw:enhanced-geometry draw:mirror-horizontal="false" draw:mirror-vertical="false" drawooo:sub-view-size="255 281" draw:text-areas="0 0 ?f0 ?f1" svg:viewBox="0 0 0 0" draw:type="ooxml-non-primitive" draw:enhanced-path="M 41 54 C 53 43 63 36 74 31 79 28 88 26 93 26 99 24 107 24 113 24 137 24 164 34 181 51 199 69 216 94 222 116 227 141 227 168 222 196 219 209 214 224 208 233 207 235 206 237 205 238 202 241 199 241 199 244 194 246 189 251 184 253 159 264 131 268 101 266 74 266 44 261 17 253 44 266 71 274 101 279 131 284 161 281 192 271 199 268 205 266 214 261 216 259 222 256 224 253 225 253 226 252 227 251 228 250 229 249 230 249 230 248 230 247 230 246 231 245 232 244 232 244 237 229 244 216 249 201 257 171 257 141 252 109 244 78 224 51 202 31 178 11 148 -4 115 1 107 1 99 4 91 6 83 8 76 11 69 16 55 24 44 34 33 46 14 66 3 96 0 126 8 98 20 71 41 54 Z N">
            <draw:equation draw:name="f0" draw:formula="logwidth"/>
            <draw:equation draw:name="f1" draw:formula="logheight"/>
          </draw:enhanced-geometry>
        </draw:custom-shape>
        <draw:custom-shape draw:style-name="Mgr33" draw:text-style-name="MP7" draw:layer="layout" svg:width="0.14cm" svg:height="0.159cm" svg:x="23.588cm" svg:y="13.92cm">
          <text:p text:style-name="MP5"><text:span text:style-name="MT2"/></text:p>
          <draw:enhanced-geometry draw:mirror-horizontal="false" draw:mirror-vertical="false" drawooo:sub-view-size="141 160" draw:text-areas="0 0 ?f0 ?f1" svg:viewBox="0 0 0 0" draw:type="ooxml-non-primitive" draw:enhanced-path="M 0 80 C 0 94 3 108 9 120 15 132 24 142 35 149 46 156 58 160 71 160 84 160 95 156 106 149 117 142 126 132 132 120 138 108 141 94 141 80 141 66 138 52 132 40 126 27 117 17 106 10 95 3 84 0 71 0 58 0 46 3 35 10 24 17 15 27 9 40 3 52 0 66 0 80 Z N">
            <draw:equation draw:name="f0" draw:formula="logwidth"/>
            <draw:equation draw:name="f1" draw:formula="logheight"/>
          </draw:enhanced-geometry>
        </draw:custom-shape>
        <draw:custom-shape draw:style-name="Mgr34" draw:text-style-name="MP7" draw:layer="layout" svg:width="0.144cm" svg:height="0.109cm" svg:x="23.367cm" svg:y="14.203cm">
          <text:p text:style-name="MP5"><text:span text:style-name="MT2"/></text:p>
          <draw:enhanced-geometry draw:mirror-horizontal="false" draw:mirror-vertical="false" drawooo:sub-view-size="145 110" draw:text-areas="0 0 ?f0 ?f1" svg:viewBox="0 0 0 0" draw:type="ooxml-non-primitive" draw:enhanced-path="M 145 0 C 96 0 48 0 0 0 0 37 0 73 0 110 48 110 96 110 145 110 145 73 145 37 145 0 Z N">
            <draw:equation draw:name="f0" draw:formula="logwidth"/>
            <draw:equation draw:name="f1" draw:formula="logheight"/>
          </draw:enhanced-geometry>
        </draw:custom-shape>
        <draw:custom-shape draw:style-name="Mgr35" draw:text-style-name="MP7" draw:layer="layout" svg:width="0.544cm" svg:height="0.177cm" svg:x="23.168cm" svg:y="14.11cm">
          <text:p text:style-name="MP5"><text:span text:style-name="MT2"/></text:p>
          <draw:enhanced-geometry draw:mirror-horizontal="false" draw:mirror-vertical="false" drawooo:sub-view-size="545 178" draw:text-areas="0 0 ?f0 ?f1" svg:viewBox="0 0 0 0" draw:type="ooxml-non-primitive" draw:enhanced-path="M 133 152 C 161 150 188 145 210 132 231 120 248 102 251 85 257 57 263 28 269 0 276 28 283 57 289 85 294 105 308 120 330 132 353 145 379 152 407 152 437 152 464 150 488 137 513 128 535 110 545 87 543 112 527 135 502 150 477 164 442 175 409 178 374 180 341 172 311 157 294 150 284 140 273 128 261 140 248 150 234 157 204 172 168 180 136 178 103 178 68 167 43 150 19 135 0 110 0 87 5 108 27 125 52 137 76 147 106 152 133 152 Z N">
            <draw:equation draw:name="f0" draw:formula="logwidth"/>
            <draw:equation draw:name="f1" draw:formula="logheight"/>
          </draw:enhanced-geometry>
        </draw:custom-shape>
        <draw:custom-shape draw:style-name="Mgr36" draw:text-style-name="MP7" draw:layer="layout" svg:width="0.207cm" svg:height="0.09cm" svg:x="23.336cm" svg:y="14.077cm">
          <text:p text:style-name="MP5"><text:span text:style-name="MT2"/></text:p>
          <draw:enhanced-geometry draw:mirror-horizontal="false" draw:mirror-vertical="false" drawooo:sub-view-size="208 91" draw:text-areas="0 0 ?f0 ?f1" svg:viewBox="0 0 0 0" draw:type="ooxml-non-primitive" draw:enhanced-path="M 104 0 C 123 0 181 0 202 15 216 26 205 50 169 73 145 88 123 91 107 91 88 91 66 85 44 73 0 50 -7 26 6 15 25 0 85 0 104 0 Z N">
            <draw:equation draw:name="f0" draw:formula="logwidth"/>
            <draw:equation draw:name="f1" draw:formula="logheight"/>
          </draw:enhanced-geometry>
        </draw:custom-shape>
      </draw:g>
      <draw:frame draw:name="PlaceHolder 1" presentation:style-name="Default_20_2-title" draw:layer="backgroundobjects" svg:width="24.999cm" svg:height="2.499cm" svg:x="1.5cm" svg:y="0.5cm" presentation:class="title" presentation:placeholder="true" presentation:user-transformed="true">
        <draw:text-box/>
      </draw:frame>
      <draw:frame draw:name="PlaceHolder 2" presentation:style-name="Default_20_2-outline1" draw:layer="backgroundobjects" svg:width="24.999cm" svg:height="8.999cm" svg:x="1.5cm" svg:y="3.5cm" presentation:class="outline" presentation:placeholder="true" presentation:user-transformed="true">
        <draw:text-box/>
      </draw:frame>
      <draw:frame draw:name="PlaceHolder 3" presentation:style-name="Mpr14" draw:text-style-name="MP12" draw:layer="backgroundobjects" svg:width="8.874cm" svg:height="1.085cm" svg:x="9.576cm" svg:y="14.348cm" presentation:class="footer" presentation:user-transformed="true">
        <draw:text-box>
          <text:p text:style-name="MP9"><text:span text:style-name="MT3"><presentation:footer/></text:span></text:p>
        </draw:text-box>
      </draw:frame>
      <draw:frame draw:name="PlaceHolder 4" presentation:style-name="Mpr14" draw:text-style-name="MP12" draw:layer="backgroundobjects" svg:width="6.522cm" svg:height="1.085cm" svg:x="20.076cm" svg:y="14.348cm" presentation:class="page-number" presentation:user-transformed="true">
        <draw:text-box>
          <text:p text:style-name="MP11"><text:span text:style-name="MT3"><text:page-number>&lt;number&gt;</text:page-number></text:span></text:p>
        </draw:text-box>
      </draw:frame>
      <draw:frame draw:name="PlaceHolder 5" presentation:style-name="Mpr14" draw:text-style-name="MP12" draw:layer="backgroundobjects" svg:width="6.522cm" svg:height="1.085cm" svg:x="1.4cm" svg:y="14.348cm" presentation:class="date-time" presentation:user-transformed="true">
        <draw:text-box>
          <text:p text:style-name="MP1"><presentation:date-time/></text:p>
        </draw:text-box>
      </draw:frame>
      <presentation:notes style:page-layout-name="PM0">
        <draw:page-thumbnail presentation:style-name="Default_20_2-title" draw:layer="backgroundobjects" svg:width="18.623cm" svg:height="10.476cm" svg:x="1.483cm" svg:y="2.123cm" presentation:class="page"/>
        <draw:frame presentation:style-name="Default_20_2-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presentation:header/></text:p>
          </draw:text-box>
        </draw:frame>
        <draw:frame presentation:style-name="Mpr15" draw:text-style-name="MP4" draw:layer="backgroundobjects" svg:width="9.369cm" svg:height="1.396cm" svg:x="12.22cm" svg:y="0cm" presentation:class="date-time">
          <draw:text-box>
            <text:p text:style-name="MP3"><presentation:date-time/></text:p>
          </draw:text-box>
        </draw:frame>
        <draw:frame presentation:style-name="Mpr16" draw:text-style-name="MP2" draw:layer="backgroundobjects" svg:width="9.369cm" svg:height="1.396cm" svg:x="0cm" svg:y="26.543cm" presentation:class="footer">
          <draw:text-box>
            <text:p text:style-name="MP1"><presentation:footer/></text:p>
          </draw:text-box>
        </draw:frame>
        <draw:frame presentation:style-name="Mpr16"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7T14:02:37</meta:creation-date>
    <dc:language>en-US</dc:language>
    <dc:date>2023-04-18T11:22:20</dc:date>
    <meta:editing-cycles>14</meta:editing-cycles>
    <dc:title>Forestbird</dc:title>
    <meta:editing-duration>PT55M</meta:editing-duration>
    <meta:generator>LibreOffice/7.5.5.2$Linux_X86_64 LibreOffice_project/50$Build-2</meta:generator>
    <meta:document-statistic meta:object-count="372"/>
    <meta:user-defined meta:name="AppVersion">15.0000</meta:user-defined>
  </office:meta>
</office:document-meta>
</file>